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179238167" calcext:value-type="float">
            <text:p>0.117923816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322637333" calcext:value-type="float">
            <text:p>0.232263733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444372" calcext:value-type="float">
            <text:p>0.344437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544141333" calcext:value-type="float">
            <text:p>0.454414133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5629429833" calcext:value-type="float">
            <text:p>0.562942983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714060667" calcext:value-type="float">
            <text:p>0.671406066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7812007" calcext:value-type="float">
            <text:p>0.781200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89310465" calcext:value-type="float">
            <text:p>0.8931046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.0070806667" calcext:value-type="float">
            <text:p>1.007080666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.1236502333" calcext:value-type="float">
            <text:p>1.1236502333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.2371099333" calcext:value-type="float">
            <text:p>1.237109933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.3496339167" calcext:value-type="float">
            <text:p>1.349633916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.4602524333" calcext:value-type="float">
            <text:p>1.460252433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.5691099667" calcext:value-type="float">
            <text:p>1.569109966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.6772292333" calcext:value-type="float">
            <text:p>1.677229233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.78601405" calcext:value-type="float">
            <text:p>1.7860140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.8965248" calcext:value-type="float">
            <text:p>1.896524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.0089607667" calcext:value-type="float">
            <text:p>2.008960766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.1224134167" calcext:value-type="float">
            <text:p>2.1224134167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.2410884333" calcext:value-type="float">
            <text:p>2.241088433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.3556210167" calcext:value-type="float">
            <text:p>2.3556210167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.4681403" calcext:value-type="float">
            <text:p>2.4681403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.5785629167" calcext:value-type="float">
            <text:p>2.5785629167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.68753235" calcext:value-type="float">
            <text:p>2.6875323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.7963209" calcext:value-type="float">
            <text:p>2.796320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.9062636333" calcext:value-type="float">
            <text:p>2.9062636333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.0181433833" calcext:value-type="float">
            <text:p>3.0181433833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.1319693" calcext:value-type="float">
            <text:p>3.1319693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.2480944167" calcext:value-type="float">
            <text:p>3.2480944167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.3614071" calcext:value-type="float">
            <text:p>3.361407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.47387705" calcext:value-type="float">
            <text:p>3.4738770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.5845355" calcext:value-type="float">
            <text:p>3.5845355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.6935046333" calcext:value-type="float">
            <text:p>3.693504633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.8017534" calcext:value-type="float">
            <text:p>3.801753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.9106291" calcext:value-type="float">
            <text:p>3.910629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.0211689833" calcext:value-type="float">
            <text:p>4.0211689833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.1336043167" calcext:value-type="float">
            <text:p>4.133604316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.2471718" calcext:value-type="float">
            <text:p>4.2471718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.3652339667" calcext:value-type="float">
            <text:p>4.3652339667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.47954825" calcext:value-type="float">
            <text:p>4.47954825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.5919638333" calcext:value-type="float">
            <text:p>4.5919638333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.70232285" calcext:value-type="float">
            <text:p>4.70232285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.81120215" calcext:value-type="float">
            <text:p>4.81120215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.9198246833" calcext:value-type="float">
            <text:p>4.9198246833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.0295139833" calcext:value-type="float">
            <text:p>5.0295139833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5.1410751667" calcext:value-type="float">
            <text:p>5.1410751667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5.25453665" calcext:value-type="float">
            <text:p>5.25453665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.3698808833" calcext:value-type="float">
            <text:p>5.3698808833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5.4832473667" calcext:value-type="float">
            <text:p>5.4832473667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.5958100167" calcext:value-type="float">
            <text:p>5.5958100167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.7066477667" calcext:value-type="float">
            <text:p>5.7066477667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.8158492" calcext:value-type="float">
            <text:p>5.815849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5.9243143833" calcext:value-type="float">
            <text:p>5.9243143833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6.03332835" calcext:value-type="float">
            <text:p>6.03332835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.1439130167" calcext:value-type="float">
            <text:p>6.1439130167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6.2563489667" calcext:value-type="float">
            <text:p>6.2563489667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.3700280833" calcext:value-type="float">
            <text:p>6.3700280833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6.4873837833" calcext:value-type="float">
            <text:p>6.4873837833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6.60157655" calcext:value-type="float">
            <text:p>6.6015765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.075429" calcext:value-type="float">
            <text:p>7.075429</text:p>
          </table:table-cell>
          <table:table-cell office:value-type="float" office:value="6.7140448833" calcext:value-type="float">
            <text:p>6.7140448833</text:p>
          </table:table-cell>
          <table:table-cell table:formula="of:=POWER([.C61]-6.75;2)" office:value-type="float" office:value="0.00129277041691064" calcext:value-type="float">
            <text:p>0.0012927704</text:p>
          </table:table-cell>
          <table:table-cell table:formula="of:=SQRT(SUM([.D61:.D160])/100)" office:value-type="float" office:value="0.0518307087016317" calcext:value-type="float">
            <text:p>0.051830708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.860395" calcext:value-type="float">
            <text:p>6.860395</text:p>
          </table:table-cell>
          <table:table-cell office:value-type="float" office:value="6.7066259333" calcext:value-type="float">
            <text:p>6.7066259333</text:p>
          </table:table-cell>
          <table:table-cell table:formula="of:=POWER([.C62]-6.75;2)" office:value-type="float" office:value="0.00188130966209607" calcext:value-type="float">
            <text:p>0.0018813097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.730408" calcext:value-type="float">
            <text:p>6.730408</text:p>
          </table:table-cell>
          <table:table-cell office:value-type="float" office:value="6.7013141833" calcext:value-type="float">
            <text:p>6.7013141833</text:p>
          </table:table-cell>
          <table:table-cell table:formula="of:=POWER([.C63]-6.75;2)" office:value-type="float" office:value="0.00237030874774599" calcext:value-type="float">
            <text:p>0.0023703087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.598616" calcext:value-type="float">
            <text:p>6.598616</text:p>
          </table:table-cell>
          <table:table-cell office:value-type="float" office:value="6.6978233833" calcext:value-type="float">
            <text:p>6.6978233833</text:p>
          </table:table-cell>
          <table:table-cell table:formula="of:=POWER([.C64]-6.75;2)" office:value-type="float" office:value="0.00272239933025869" calcext:value-type="float">
            <text:p>0.002722399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.511731" calcext:value-type="float">
            <text:p>6.511731</text:p>
          </table:table-cell>
          <table:table-cell office:value-type="float" office:value="6.6974469667" calcext:value-type="float">
            <text:p>6.6974469667</text:p>
          </table:table-cell>
          <table:table-cell table:formula="of:=POWER([.C65]-6.75;2)" office:value-type="float" office:value="0.00276182130903088" calcext:value-type="float">
            <text:p>0.002761821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.507785" calcext:value-type="float">
            <text:p>6.507785</text:p>
          </table:table-cell>
          <table:table-cell office:value-type="float" office:value="6.7002292667" calcext:value-type="float">
            <text:p>6.7002292667</text:p>
          </table:table-cell>
          <table:table-cell table:formula="of:=POWER([.C66]-6.75;2)" office:value-type="float" office:value="0.00247712589321972" calcext:value-type="float">
            <text:p>0.0024771259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.587678" calcext:value-type="float">
            <text:p>6.587678</text:p>
          </table:table-cell>
          <table:table-cell office:value-type="float" office:value="6.7048323333" calcext:value-type="float">
            <text:p>6.7048323333</text:p>
          </table:table-cell>
          <table:table-cell table:formula="of:=POWER([.C67]-6.75;2)" office:value-type="float" office:value="0.00204011811512231" calcext:value-type="float">
            <text:p>0.002040118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.714237" calcext:value-type="float">
            <text:p>6.714237</text:p>
          </table:table-cell>
          <table:table-cell office:value-type="float" office:value="6.70964655" calcext:value-type="float">
            <text:p>6.70964655</text:p>
          </table:table-cell>
          <table:table-cell table:formula="of:=POWER([.C68]-6.75;2)" office:value-type="float" office:value="0.00162840092690247" calcext:value-type="float">
            <text:p>0.0016284009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.838561" calcext:value-type="float">
            <text:p>6.838561</text:p>
          </table:table-cell>
          <table:table-cell office:value-type="float" office:value="6.7109533167" calcext:value-type="float">
            <text:p>6.7109533167</text:p>
          </table:table-cell>
          <table:table-cell table:formula="of:=POWER([.C69]-6.75;2)" office:value-type="float" office:value="0.00152464347673047" calcext:value-type="float">
            <text:p>0.0015246435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.994174" calcext:value-type="float">
            <text:p>6.994174</text:p>
          </table:table-cell>
          <table:table-cell office:value-type="float" office:value="6.7093913667" calcext:value-type="float">
            <text:p>6.7093913667</text:p>
          </table:table-cell>
          <table:table-cell table:formula="of:=POWER([.C70]-6.75;2)" office:value-type="float" office:value="0.00164906109849385" calcext:value-type="float">
            <text:p>0.001649061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.807582" calcext:value-type="float">
            <text:p>6.807582</text:p>
          </table:table-cell>
          <table:table-cell office:value-type="float" office:value="6.7036153833" calcext:value-type="float">
            <text:p>6.7036153833</text:p>
          </table:table-cell>
          <table:table-cell table:formula="of:=POWER([.C71]-6.75;2)" office:value-type="float" office:value="0.00215153266640593" calcext:value-type="float">
            <text:p>0.0021515327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.751439" calcext:value-type="float">
            <text:p>6.751439</text:p>
          </table:table-cell>
          <table:table-cell office:value-type="float" office:value="6.6994149167" calcext:value-type="float">
            <text:p>6.6994149167</text:p>
          </table:table-cell>
          <table:table-cell table:formula="of:=POWER([.C72]-6.75;2)" office:value-type="float" office:value="0.0025588506524679" calcext:value-type="float">
            <text:p>0.0025588507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.637111" calcext:value-type="float">
            <text:p>6.637111</text:p>
          </table:table-cell>
          <table:table-cell office:value-type="float" office:value="6.6954606833" calcext:value-type="float">
            <text:p>6.6954606833</text:p>
          </table:table-cell>
          <table:table-cell table:formula="of:=POWER([.C73]-6.75;2)" office:value-type="float" office:value="0.00297453706610286" calcext:value-type="float">
            <text:p>0.0029745371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.531452" calcext:value-type="float">
            <text:p>6.531452</text:p>
          </table:table-cell>
          <table:table-cell office:value-type="float" office:value="6.6939369167" calcext:value-type="float">
            <text:p>6.6939369167</text:p>
          </table:table-cell>
          <table:table-cell table:formula="of:=POWER([.C74]-6.75;2)" office:value-type="float" office:value="0.00314306930910271" calcext:value-type="float">
            <text:p>0.0031430693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.487156" calcext:value-type="float">
            <text:p>6.487156</text:p>
          </table:table-cell>
          <table:table-cell office:value-type="float" office:value="6.6956794667" calcext:value-type="float">
            <text:p>6.6956794667</text:p>
          </table:table-cell>
          <table:table-cell table:formula="of:=POWER([.C75]-6.75;2)" office:value-type="float" office:value="0.00295072033799644" calcext:value-type="float">
            <text:p>0.0029507203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.527089" calcext:value-type="float">
            <text:p>6.527089</text:p>
          </table:table-cell>
          <table:table-cell office:value-type="float" office:value="6.6999597833" calcext:value-type="float">
            <text:p>6.6999597833</text:p>
          </table:table-cell>
          <table:table-cell table:formula="of:=POWER([.C76]-6.75;2)" office:value-type="float" office:value="0.00250402328738298" calcext:value-type="float">
            <text:p>0.0025040233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.630645" calcext:value-type="float">
            <text:p>6.630645</text:p>
          </table:table-cell>
          <table:table-cell office:value-type="float" office:value="6.7048572167" calcext:value-type="float">
            <text:p>6.7048572167</text:p>
          </table:table-cell>
          <table:table-cell table:formula="of:=POWER([.C77]-6.75;2)" office:value-type="float" office:value="0.00203787088407078" calcext:value-type="float">
            <text:p>0.0020378709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.746158" calcext:value-type="float">
            <text:p>6.746158</text:p>
          </table:table-cell>
          <table:table-cell office:value-type="float" office:value="6.7114460667" calcext:value-type="float">
            <text:p>6.7114460667</text:p>
          </table:table-cell>
          <table:table-cell table:formula="of:=POWER([.C78]-6.75;2)" office:value-type="float" office:value="0.00148640577290087" calcext:value-type="float">
            <text:p>0.0014864058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.807159" calcext:value-type="float">
            <text:p>6.807159</text:p>
          </table:table-cell>
          <table:table-cell office:value-type="float" office:value="6.71316" calcext:value-type="float">
            <text:p>6.71316</text:p>
          </table:table-cell>
          <table:table-cell table:formula="of:=POWER([.C79]-6.75;2)" office:value-type="float" office:value="0.00135718559999998" calcext:value-type="float">
            <text:p>0.001357185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.120501" calcext:value-type="float">
            <text:p>7.120501</text:p>
          </table:table-cell>
          <table:table-cell office:value-type="float" office:value="6.7123097" calcext:value-type="float">
            <text:p>6.7123097</text:p>
          </table:table-cell>
          <table:table-cell table:formula="of:=POWER([.C80]-6.75;2)" office:value-type="float" office:value="0.00142055871409003" calcext:value-type="float">
            <text:p>0.0014205587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.871955" calcext:value-type="float">
            <text:p>6.871955</text:p>
          </table:table-cell>
          <table:table-cell office:value-type="float" office:value="6.7044222667" calcext:value-type="float">
            <text:p>6.7044222667</text:p>
          </table:table-cell>
          <table:table-cell table:formula="of:=POWER([.C81]-6.75;2)" office:value-type="float" office:value="0.00207732977276593" calcext:value-type="float">
            <text:p>0.0020773298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.751157" calcext:value-type="float">
            <text:p>6.751157</text:p>
          </table:table-cell>
          <table:table-cell office:value-type="float" office:value="6.6992897167" calcext:value-type="float">
            <text:p>6.6992897167</text:p>
          </table:table-cell>
          <table:table-cell table:formula="of:=POWER([.C82]-6.75;2)" office:value-type="float" office:value="0.00257153283236625" calcext:value-type="float">
            <text:p>0.0025715328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.625357" calcext:value-type="float">
            <text:p>6.625357</text:p>
          </table:table-cell>
          <table:table-cell office:value-type="float" office:value="6.6958288667" calcext:value-type="float">
            <text:p>6.6958288667</text:p>
          </table:table-cell>
          <table:table-cell table:formula="of:=POWER([.C83]-6.75;2)" office:value-type="float" office:value="0.00293451168300633" calcext:value-type="float">
            <text:p>0.0029345117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.538166" calcext:value-type="float">
            <text:p>6.538166</text:p>
          </table:table-cell>
          <table:table-cell office:value-type="float" office:value="6.6953069" calcext:value-type="float">
            <text:p>6.6953069</text:p>
          </table:table-cell>
          <table:table-cell table:formula="of:=POWER([.C84]-6.75;2)" office:value-type="float" office:value="0.00299133518760997" calcext:value-type="float">
            <text:p>0.0029913352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.527313" calcext:value-type="float">
            <text:p>6.527313</text:p>
          </table:table-cell>
          <table:table-cell office:value-type="float" office:value="6.6978248333" calcext:value-type="float">
            <text:p>6.6978248333</text:p>
          </table:table-cell>
          <table:table-cell table:formula="of:=POWER([.C85]-6.75;2)" office:value-type="float" office:value="0.00272224802017275" calcext:value-type="float">
            <text:p>0.002722248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.596564" calcext:value-type="float">
            <text:p>6.596564</text:p>
          </table:table-cell>
          <table:table-cell office:value-type="float" office:value="6.7021333167" calcext:value-type="float">
            <text:p>6.7021333167</text:p>
          </table:table-cell>
          <table:table-cell table:formula="of:=POWER([.C86]-6.75;2)" office:value-type="float" office:value="0.00229121937014247" calcext:value-type="float">
            <text:p>0.0022912194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.712785" calcext:value-type="float">
            <text:p>6.712785</text:p>
          </table:table-cell>
          <table:table-cell office:value-type="float" office:value="6.7065353" calcext:value-type="float">
            <text:p>6.7065353</text:p>
          </table:table-cell>
          <table:table-cell table:formula="of:=POWER([.C87]-6.75;2)" office:value-type="float" office:value="0.00188918014609003" calcext:value-type="float">
            <text:p>0.001889180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.829555" calcext:value-type="float">
            <text:p>6.829555</text:p>
          </table:table-cell>
          <table:table-cell office:value-type="float" office:value="6.7080371667" calcext:value-type="float">
            <text:p>6.7080371667</text:p>
          </table:table-cell>
          <table:table-cell table:formula="of:=POWER([.C88]-6.75;2)" office:value-type="float" office:value="0.00176087937856355" calcext:value-type="float">
            <text:p>0.0017608794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.967507" calcext:value-type="float">
            <text:p>6.967507</text:p>
          </table:table-cell>
          <table:table-cell office:value-type="float" office:value="6.7066966667" calcext:value-type="float">
            <text:p>6.7066966667</text:p>
          </table:table-cell>
          <table:table-cell table:formula="of:=POWER([.C89]-6.75;2)" office:value-type="float" office:value="0.00187517867489088" calcext:value-type="float">
            <text:p>0.0018751787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.798761" calcext:value-type="float">
            <text:p>6.798761</text:p>
          </table:table-cell>
          <table:table-cell office:value-type="float" office:value="6.7014537833" calcext:value-type="float">
            <text:p>6.7014537833</text:p>
          </table:table-cell>
          <table:table-cell table:formula="of:=POWER([.C90]-6.75;2)" office:value-type="float" office:value="0.00235673515588337" calcext:value-type="float">
            <text:p>0.0023567352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.748197" calcext:value-type="float">
            <text:p>6.748197</text:p>
          </table:table-cell>
          <table:table-cell office:value-type="float" office:value="6.6975228833" calcext:value-type="float">
            <text:p>6.6975228833</text:p>
          </table:table-cell>
          <table:table-cell table:formula="of:=POWER([.C91]-6.75;2)" office:value-type="float" office:value="0.00275384777714546" calcext:value-type="float">
            <text:p>0.0027538478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.639507" calcext:value-type="float">
            <text:p>6.639507</text:p>
          </table:table-cell>
          <table:table-cell office:value-type="float" office:value="6.69375195" calcext:value-type="float">
            <text:p>6.69375195</text:p>
          </table:table-cell>
          <table:table-cell table:formula="of:=POWER([.C92]-6.75;2)" office:value-type="float" office:value="0.00316384312880247" calcext:value-type="float">
            <text:p>0.003163843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.538148" calcext:value-type="float">
            <text:p>6.538148</text:p>
          </table:table-cell>
          <table:table-cell office:value-type="float" office:value="6.6922778833" calcext:value-type="float">
            <text:p>6.6922778833</text:p>
          </table:table-cell>
          <table:table-cell table:formula="of:=POWER([.C93]-6.75;2)" office:value-type="float" office:value="0.00333184275632841" calcext:value-type="float">
            <text:p>0.0033318428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.494926" calcext:value-type="float">
            <text:p>6.494926</text:p>
          </table:table-cell>
          <table:table-cell office:value-type="float" office:value="6.69392625" calcext:value-type="float">
            <text:p>6.69392625</text:p>
          </table:table-cell>
          <table:table-cell table:formula="of:=POWER([.C94]-6.75;2)" office:value-type="float" office:value="0.00314426543906254" calcext:value-type="float">
            <text:p>0.0031442654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.532542" calcext:value-type="float">
            <text:p>6.532542</text:p>
          </table:table-cell>
          <table:table-cell office:value-type="float" office:value="6.6980272833" calcext:value-type="float">
            <text:p>6.6980272833</text:p>
          </table:table-cell>
          <table:table-cell table:formula="of:=POWER([.C95]-6.75;2)" office:value-type="float" office:value="0.00270116328117845" calcext:value-type="float">
            <text:p>0.0027011633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.632393" calcext:value-type="float">
            <text:p>6.632393</text:p>
          </table:table-cell>
          <table:table-cell office:value-type="float" office:value="6.7027831833" calcext:value-type="float">
            <text:p>6.7027831833</text:p>
          </table:table-cell>
          <table:table-cell table:formula="of:=POWER([.C96]-6.75;2)" office:value-type="float" office:value="0.00222942777928138" calcext:value-type="float">
            <text:p>0.0022294278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.74612" calcext:value-type="float">
            <text:p>6.74612</text:p>
          </table:table-cell>
          <table:table-cell office:value-type="float" office:value="6.7080334" calcext:value-type="float">
            <text:p>6.7080334</text:p>
          </table:table-cell>
          <table:table-cell table:formula="of:=POWER([.C97]-6.75;2)" office:value-type="float" office:value="0.00176119551556003" calcext:value-type="float">
            <text:p>0.0017611955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.814049" calcext:value-type="float">
            <text:p>6.814049</text:p>
          </table:table-cell>
          <table:table-cell office:value-type="float" office:value="6.7094794667" calcext:value-type="float">
            <text:p>6.7094794667</text:p>
          </table:table-cell>
          <table:table-cell table:formula="of:=POWER([.C98]-6.75;2)" office:value-type="float" office:value="0.00164191361891638" calcext:value-type="float">
            <text:p>0.0016419136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.08373" calcext:value-type="float">
            <text:p>7.08373</text:p>
          </table:table-cell>
          <table:table-cell office:value-type="float" office:value="6.7083282667" calcext:value-type="float">
            <text:p>6.7083282667</text:p>
          </table:table-cell>
          <table:table-cell table:formula="of:=POWER([.C99]-6.75;2)" office:value-type="float" office:value="0.00173653335622635" calcext:value-type="float">
            <text:p>0.0017365334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.858857" calcext:value-type="float">
            <text:p>6.858857</text:p>
          </table:table-cell>
          <table:table-cell office:value-type="float" office:value="6.70091865" calcext:value-type="float">
            <text:p>6.70091865</text:p>
          </table:table-cell>
          <table:table-cell table:formula="of:=POWER([.C100]-6.75;2)" office:value-type="float" office:value="0.00240897891782248" calcext:value-type="float">
            <text:p>0.002408978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744935" calcext:value-type="float">
            <text:p>6.744935</text:p>
          </table:table-cell>
          <table:table-cell office:value-type="float" office:value="6.6958849833" calcext:value-type="float">
            <text:p>6.6958849833</text:p>
          </table:table-cell>
          <table:table-cell table:formula="of:=POWER([.C101]-6.75;2)" office:value-type="float" office:value="0.00292843503244127" calcext:value-type="float">
            <text:p>0.002928435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.621541" calcext:value-type="float">
            <text:p>6.621541</text:p>
          </table:table-cell>
          <table:table-cell office:value-type="float" office:value="6.6923793333" calcext:value-type="float">
            <text:p>6.6923793333</text:p>
          </table:table-cell>
          <table:table-cell table:formula="of:=POWER([.C102]-6.75;2)" office:value-type="float" office:value="0.0033201412309525" calcext:value-type="float">
            <text:p>0.003320141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.532758" calcext:value-type="float">
            <text:p>6.532758</text:p>
          </table:table-cell>
          <table:table-cell office:value-type="float" office:value="6.6917105833" calcext:value-type="float">
            <text:p>6.6917105833</text:p>
          </table:table-cell>
          <table:table-cell table:formula="of:=POWER([.C103]-6.75;2)" office:value-type="float" office:value="0.00339765609922625" calcext:value-type="float">
            <text:p>0.003397656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.517352" calcext:value-type="float">
            <text:p>6.517352</text:p>
          </table:table-cell>
          <table:table-cell office:value-type="float" office:value="6.6940461" calcext:value-type="float">
            <text:p>6.6940461</text:p>
          </table:table-cell>
          <table:table-cell table:formula="of:=POWER([.C104]-6.75;2)" office:value-type="float" office:value="0.00313083892521005" calcext:value-type="float">
            <text:p>0.0031308389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.581358" calcext:value-type="float">
            <text:p>6.581358</text:p>
          </table:table-cell>
          <table:table-cell office:value-type="float" office:value="6.6982240667" calcext:value-type="float">
            <text:p>6.6982240667</text:p>
          </table:table-cell>
          <table:table-cell table:formula="of:=POWER([.C105]-6.75;2)" office:value-type="float" office:value="0.00268074726908606" calcext:value-type="float">
            <text:p>0.0026807473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.693671" calcext:value-type="float">
            <text:p>6.693671</text:p>
          </table:table-cell>
          <table:table-cell office:value-type="float" office:value="6.7026609167" calcext:value-type="float">
            <text:p>6.7026609167</text:p>
          </table:table-cell>
          <table:table-cell table:formula="of:=POWER([.C106]-6.75;2)" office:value-type="float" office:value="0.00224098880768432" calcext:value-type="float">
            <text:p>0.0022409888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.807689" calcext:value-type="float">
            <text:p>6.807689</text:p>
          </table:table-cell>
          <table:table-cell office:value-type="float" office:value="6.7041625833" calcext:value-type="float">
            <text:p>6.7041625833</text:p>
          </table:table-cell>
          <table:table-cell table:formula="of:=POWER([.C107]-6.75;2)" office:value-type="float" office:value="0.00210106876972939" calcext:value-type="float">
            <text:p>0.0021010688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.920654" calcext:value-type="float">
            <text:p>6.920654</text:p>
          </table:table-cell>
          <table:table-cell office:value-type="float" office:value="6.7030243167" calcext:value-type="float">
            <text:p>6.7030243167</text:p>
          </table:table-cell>
          <table:table-cell table:formula="of:=POWER([.C108]-6.75;2)" office:value-type="float" office:value="0.00220671482150193" calcext:value-type="float">
            <text:p>0.0022067148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.801989" calcext:value-type="float">
            <text:p>6.801989</text:p>
          </table:table-cell>
          <table:table-cell office:value-type="float" office:value="6.6985267167" calcext:value-type="float">
            <text:p>6.6985267167</text:p>
          </table:table-cell>
          <table:table-cell table:formula="of:=POWER([.C109]-6.75;2)" office:value-type="float" office:value="0.00264949889368206" calcext:value-type="float">
            <text:p>0.0026494989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.753759" calcext:value-type="float">
            <text:p>6.753759</text:p>
          </table:table-cell>
          <table:table-cell office:value-type="float" office:value="6.6945993833" calcext:value-type="float">
            <text:p>6.6945993833</text:p>
          </table:table-cell>
          <table:table-cell table:formula="of:=POWER([.C110]-6.75;2)" office:value-type="float" office:value="0.00306922833074033" calcext:value-type="float">
            <text:p>0.0030692283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.650265" calcext:value-type="float">
            <text:p>6.650265</text:p>
          </table:table-cell>
          <table:table-cell office:value-type="float" office:value="6.69082565" calcext:value-type="float">
            <text:p>6.69082565</text:p>
          </table:table-cell>
          <table:table-cell table:formula="of:=POWER([.C111]-6.75;2)" office:value-type="float" office:value="0.00350160369792252" calcext:value-type="float">
            <text:p>0.0035016037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.552086" calcext:value-type="float">
            <text:p>6.552086</text:p>
          </table:table-cell>
          <table:table-cell office:value-type="float" office:value="6.68922785" calcext:value-type="float">
            <text:p>6.68922785</text:p>
          </table:table-cell>
          <table:table-cell table:formula="of:=POWER([.C112]-6.75;2)" office:value-type="float" office:value="0.0036932542156225" calcext:value-type="float">
            <text:p>0.003693254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.507911" calcext:value-type="float">
            <text:p>6.507911</text:p>
          </table:table-cell>
          <table:table-cell office:value-type="float" office:value="6.6906194333" calcext:value-type="float">
            <text:p>6.6906194333</text:p>
          </table:table-cell>
          <table:table-cell table:formula="of:=POWER([.C113]-6.75;2)" office:value-type="float" office:value="0.00352605170161313" calcext:value-type="float">
            <text:p>0.0035260517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.540838" calcext:value-type="float">
            <text:p>6.540838</text:p>
          </table:table-cell>
          <table:table-cell office:value-type="float" office:value="6.69438665" calcext:value-type="float">
            <text:p>6.69438665</text:p>
          </table:table-cell>
          <table:table-cell table:formula="of:=POWER([.C114]-6.75;2)" office:value-type="float" office:value="0.00309284469822248" calcext:value-type="float">
            <text:p>0.0030928447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.63508" calcext:value-type="float">
            <text:p>6.63508</text:p>
          </table:table-cell>
          <table:table-cell office:value-type="float" office:value="6.69879425" calcext:value-type="float">
            <text:p>6.69879425</text:p>
          </table:table-cell>
          <table:table-cell table:formula="of:=POWER([.C115]-6.75;2)" office:value-type="float" office:value="0.00262202883306253" calcext:value-type="float">
            <text:p>0.0026220288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.746157" calcext:value-type="float">
            <text:p>6.746157</text:p>
          </table:table-cell>
          <table:table-cell office:value-type="float" office:value="6.7047023" calcext:value-type="float">
            <text:p>6.7047023</text:p>
          </table:table-cell>
          <table:table-cell table:formula="of:=POWER([.C116]-6.75;2)" office:value-type="float" office:value="0.00205188162528999" calcext:value-type="float">
            <text:p>0.0020518816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.820747" calcext:value-type="float">
            <text:p>6.820747</text:p>
          </table:table-cell>
          <table:table-cell office:value-type="float" office:value="6.7060638833" calcext:value-type="float">
            <text:p>6.7060638833</text:p>
          </table:table-cell>
          <table:table-cell table:formula="of:=POWER([.C117]-6.75;2)" office:value-type="float" office:value="0.00193038235067605" calcext:value-type="float">
            <text:p>0.0019303824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.041342" calcext:value-type="float">
            <text:p>7.041342</text:p>
          </table:table-cell>
          <table:table-cell office:value-type="float" office:value="6.7047499" calcext:value-type="float">
            <text:p>6.7047499</text:p>
          </table:table-cell>
          <table:table-cell table:formula="of:=POWER([.C118]-6.75;2)" office:value-type="float" office:value="0.00204757155001005" calcext:value-type="float">
            <text:p>0.0020475716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.851566" calcext:value-type="float">
            <text:p>6.851566</text:p>
          </table:table-cell>
          <table:table-cell office:value-type="float" office:value="6.6980654667" calcext:value-type="float">
            <text:p>6.6980654667</text:p>
          </table:table-cell>
          <table:table-cell table:formula="of:=POWER([.C119]-6.75;2)" office:value-type="float" office:value="0.00269719574908879" calcext:value-type="float">
            <text:p>0.0026971957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.7481" calcext:value-type="float">
            <text:p>6.7481</text:p>
          </table:table-cell>
          <table:table-cell office:value-type="float" office:value="6.6932370167" calcext:value-type="float">
            <text:p>6.6932370167</text:p>
          </table:table-cell>
          <table:table-cell table:formula="of:=POWER([.C120]-6.75;2)" office:value-type="float" office:value="0.00322203627311604" calcext:value-type="float">
            <text:p>0.0032220363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.630292" calcext:value-type="float">
            <text:p>6.630292</text:p>
          </table:table-cell>
          <table:table-cell office:value-type="float" office:value="6.68978995" calcext:value-type="float">
            <text:p>6.68978995</text:p>
          </table:table-cell>
          <table:table-cell table:formula="of:=POWER([.C121]-6.75;2)" office:value-type="float" office:value="0.00362525012100253" calcext:value-type="float">
            <text:p>0.003625250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.54169" calcext:value-type="float">
            <text:p>6.54169</text:p>
          </table:table-cell>
          <table:table-cell office:value-type="float" office:value="6.68906295" calcext:value-type="float">
            <text:p>6.68906295</text:p>
          </table:table-cell>
          <table:table-cell table:formula="of:=POWER([.C122]-6.75;2)" office:value-type="float" office:value="0.00371332406270246" calcext:value-type="float">
            <text:p>0.003713324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.52096" calcext:value-type="float">
            <text:p>6.52096</text:p>
          </table:table-cell>
          <table:table-cell office:value-type="float" office:value="6.6912747167" calcext:value-type="float">
            <text:p>6.6912747167</text:p>
          </table:table-cell>
          <table:table-cell table:formula="of:=POWER([.C123]-6.75;2)" office:value-type="float" office:value="0.00344865889866529" calcext:value-type="float">
            <text:p>0.0034486589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.576031" calcext:value-type="float">
            <text:p>6.576031</text:p>
          </table:table-cell>
          <table:table-cell office:value-type="float" office:value="6.6953443667" calcext:value-type="float">
            <text:p>6.6953443667</text:p>
          </table:table-cell>
          <table:table-cell table:formula="of:=POWER([.C124]-6.75;2)" office:value-type="float" office:value="0.00298723825142411" calcext:value-type="float">
            <text:p>0.0029872383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.678669" calcext:value-type="float">
            <text:p>6.678669</text:p>
          </table:table-cell>
          <table:table-cell office:value-type="float" office:value="6.6997295667" calcext:value-type="float">
            <text:p>6.6997295667</text:p>
          </table:table-cell>
          <table:table-cell table:formula="of:=POWER([.C125]-6.75;2)" office:value-type="float" office:value="0.00252711646416972" calcext:value-type="float">
            <text:p>0.0025271165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.783969" calcext:value-type="float">
            <text:p>6.783969</text:p>
          </table:table-cell>
          <table:table-cell office:value-type="float" office:value="6.7014514167" calcext:value-type="float">
            <text:p>6.7014514167</text:p>
          </table:table-cell>
          <table:table-cell table:formula="of:=POWER([.C126]-6.75;2)" office:value-type="float" office:value="0.00235696494043701" calcext:value-type="float">
            <text:p>0.0023569649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.876531" calcext:value-type="float">
            <text:p>6.876531</text:p>
          </table:table-cell>
          <table:table-cell office:value-type="float" office:value="6.7007061167" calcext:value-type="float">
            <text:p>6.7007061167</text:p>
          </table:table-cell>
          <table:table-cell table:formula="of:=POWER([.C127]-6.75;2)" office:value-type="float" office:value="0.002429886930794" calcext:value-type="float">
            <text:p>0.0024298869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.792643" calcext:value-type="float">
            <text:p>6.792643</text:p>
          </table:table-cell>
          <table:table-cell office:value-type="float" office:value="6.69701135" calcext:value-type="float">
            <text:p>6.69701135</text:p>
          </table:table-cell>
          <table:table-cell table:formula="of:=POWER([.C128]-6.75;2)" office:value-type="float" office:value="0.00280779702882246" calcext:value-type="float">
            <text:p>0.002807797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.744844" calcext:value-type="float">
            <text:p>6.744844</text:p>
          </table:table-cell>
          <table:table-cell office:value-type="float" office:value="6.6933710833" calcext:value-type="float">
            <text:p>6.6933710833</text:p>
          </table:table-cell>
          <table:table-cell table:formula="of:=POWER([.C129]-6.75;2)" office:value-type="float" office:value="0.00320683420661557" calcext:value-type="float">
            <text:p>0.0032068342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.647615" calcext:value-type="float">
            <text:p>6.647615</text:p>
          </table:table-cell>
          <table:table-cell office:value-type="float" office:value="6.6898964833" calcext:value-type="float">
            <text:p>6.6898964833</text:p>
          </table:table-cell>
          <table:table-cell table:formula="of:=POWER([.C130]-6.75;2)" office:value-type="float" office:value="0.00361243271970717" calcext:value-type="float">
            <text:p>0.0036124327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555554" calcext:value-type="float">
            <text:p>6.555554</text:p>
          </table:table-cell>
          <table:table-cell office:value-type="float" office:value="6.68845" calcext:value-type="float">
            <text:p>6.68845</text:p>
          </table:table-cell>
          <table:table-cell table:formula="of:=POWER([.C131]-6.75;2)" office:value-type="float" office:value="0.00378840250000005" calcext:value-type="float">
            <text:p>0.0037884025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.514185" calcext:value-type="float">
            <text:p>6.514185</text:p>
          </table:table-cell>
          <table:table-cell office:value-type="float" office:value="6.6897970333" calcext:value-type="float">
            <text:p>6.6897970333</text:p>
          </table:table-cell>
          <table:table-cell table:formula="of:=POWER([.C132]-6.75;2)" office:value-type="float" office:value="0.00362439719948135" calcext:value-type="float">
            <text:p>0.0036243972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.545685" calcext:value-type="float">
            <text:p>6.545685</text:p>
          </table:table-cell>
          <table:table-cell office:value-type="float" office:value="6.6933580667" calcext:value-type="float">
            <text:p>6.6933580667</text:p>
          </table:table-cell>
          <table:table-cell table:formula="of:=POWER([.C133]-6.75;2)" office:value-type="float" office:value="0.00320830860796164" calcext:value-type="float">
            <text:p>0.0032083086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.636005" calcext:value-type="float">
            <text:p>6.636005</text:p>
          </table:table-cell>
          <table:table-cell office:value-type="float" office:value="6.6974580667" calcext:value-type="float">
            <text:p>6.6974580667</text:p>
          </table:table-cell>
          <table:table-cell table:formula="of:=POWER([.C134]-6.75;2)" office:value-type="float" office:value="0.00276065475490162" calcext:value-type="float">
            <text:p>0.0027606548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.743975" calcext:value-type="float">
            <text:p>6.743975</text:p>
          </table:table-cell>
          <table:table-cell office:value-type="float" office:value="6.7041100667" calcext:value-type="float">
            <text:p>6.7041100667</text:p>
          </table:table-cell>
          <table:table-cell table:formula="of:=POWER([.C135]-6.75;2)" office:value-type="float" office:value="0.00210588597827843" calcext:value-type="float">
            <text:p>0.002105886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.820935" calcext:value-type="float">
            <text:p>6.820935</text:p>
          </table:table-cell>
          <table:table-cell office:value-type="float" office:value="6.7054440167" calcext:value-type="float">
            <text:p>6.7054440167</text:p>
          </table:table-cell>
          <table:table-cell table:formula="of:=POWER([.C136]-6.75;2)" office:value-type="float" office:value="0.00198523564782992" calcext:value-type="float">
            <text:p>0.001985235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.025976" calcext:value-type="float">
            <text:p>7.025976</text:p>
          </table:table-cell>
          <table:table-cell office:value-type="float" office:value="6.7041210667" calcext:value-type="float">
            <text:p>6.7041210667</text:p>
          </table:table-cell>
          <table:table-cell table:formula="of:=POWER([.C137]-6.75;2)" office:value-type="float" office:value="0.00210487652074585" calcext:value-type="float">
            <text:p>0.0021048765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.848994" calcext:value-type="float">
            <text:p>6.848994</text:p>
          </table:table-cell>
          <table:table-cell office:value-type="float" office:value="6.69781645" calcext:value-type="float">
            <text:p>6.69781645</text:p>
          </table:table-cell>
          <table:table-cell table:formula="of:=POWER([.C138]-6.75;2)" office:value-type="float" office:value="0.00272312289060246" calcext:value-type="float">
            <text:p>0.0027231229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.756141" calcext:value-type="float">
            <text:p>6.756141</text:p>
          </table:table-cell>
          <table:table-cell office:value-type="float" office:value="6.6932997667" calcext:value-type="float">
            <text:p>6.6932997667</text:p>
          </table:table-cell>
          <table:table-cell table:formula="of:=POWER([.C139]-6.75;2)" office:value-type="float" office:value="0.00321491645627442" calcext:value-type="float">
            <text:p>0.0032149165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.647255" calcext:value-type="float">
            <text:p>6.647255</text:p>
          </table:table-cell>
          <table:table-cell office:value-type="float" office:value="6.6900914667" calcext:value-type="float">
            <text:p>6.6900914667</text:p>
          </table:table-cell>
          <table:table-cell table:formula="of:=POWER([.C140]-6.75;2)" office:value-type="float" office:value="0.00358903236215718" calcext:value-type="float">
            <text:p>0.0035890324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564002" calcext:value-type="float">
            <text:p>6.564002</text:p>
          </table:table-cell>
          <table:table-cell office:value-type="float" office:value="6.6894747833" calcext:value-type="float">
            <text:p>6.6894747833</text:p>
          </table:table-cell>
          <table:table-cell table:formula="of:=POWER([.C141]-6.75;2)" office:value-type="float" office:value="0.003663301856582" calcext:value-type="float">
            <text:p>0.0036633019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.543506" calcext:value-type="float">
            <text:p>6.543506</text:p>
          </table:table-cell>
          <table:table-cell office:value-type="float" office:value="6.6916380333" calcext:value-type="float">
            <text:p>6.6916380333</text:p>
          </table:table-cell>
          <table:table-cell table:formula="of:=POWER([.C142]-6.75;2)" office:value-type="float" office:value="0.00340611915709187" calcext:value-type="float">
            <text:p>0.0034061192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.594039" calcext:value-type="float">
            <text:p>6.594039</text:p>
          </table:table-cell>
          <table:table-cell office:value-type="float" office:value="6.6955172167" calcext:value-type="float">
            <text:p>6.6955172167</text:p>
          </table:table-cell>
          <table:table-cell table:formula="of:=POWER([.C143]-6.75;2)" office:value-type="float" office:value="0.00296837367611477" calcext:value-type="float">
            <text:p>0.0029683737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.689242" calcext:value-type="float">
            <text:p>6.689242</text:p>
          </table:table-cell>
          <table:table-cell office:value-type="float" office:value="6.6995174833" calcext:value-type="float">
            <text:p>6.6995174833</text:p>
          </table:table-cell>
          <table:table-cell table:formula="of:=POWER([.C144]-6.75;2)" office:value-type="float" office:value="0.00254848449236576" calcext:value-type="float">
            <text:p>0.0025484845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.785822" calcext:value-type="float">
            <text:p>6.785822</text:p>
          </table:table-cell>
          <table:table-cell office:value-type="float" office:value="6.7012854333" calcext:value-type="float">
            <text:p>6.7012854333</text:p>
          </table:table-cell>
          <table:table-cell table:formula="of:=POWER([.C145]-6.75;2)" office:value-type="float" office:value="0.00237310900876877" calcext:value-type="float">
            <text:p>0.002373109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.860683" calcext:value-type="float">
            <text:p>6.860683</text:p>
          </table:table-cell>
          <table:table-cell office:value-type="float" office:value="6.7005940333" calcext:value-type="float">
            <text:p>6.7005940333</text:p>
          </table:table-cell>
          <table:table-cell table:formula="of:=POWER([.C146]-6.75;2)" office:value-type="float" office:value="0.00244094954556153" calcext:value-type="float">
            <text:p>0.0024409495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.802897" calcext:value-type="float">
            <text:p>6.802897</text:p>
          </table:table-cell>
          <table:table-cell office:value-type="float" office:value="6.6972429333" calcext:value-type="float">
            <text:p>6.6972429333</text:p>
          </table:table-cell>
          <table:table-cell table:formula="of:=POWER([.C147]-6.75;2)" office:value-type="float" office:value="0.00278330808678824" calcext:value-type="float">
            <text:p>0.0027833081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.749125" calcext:value-type="float">
            <text:p>6.749125</text:p>
          </table:table-cell>
          <table:table-cell office:value-type="float" office:value="6.6935403833" calcext:value-type="float">
            <text:p>6.6935403833</text:p>
          </table:table-cell>
          <table:table-cell table:formula="of:=POWER([.C148]-6.75;2)" office:value-type="float" office:value="0.00318768831791089" calcext:value-type="float">
            <text:p>0.0031876883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.652934" calcext:value-type="float">
            <text:p>6.652934</text:p>
          </table:table-cell>
          <table:table-cell office:value-type="float" office:value="6.6901191167" calcext:value-type="float">
            <text:p>6.6901191167</text:p>
          </table:table-cell>
          <table:table-cell table:formula="of:=POWER([.C149]-6.75;2)" office:value-type="float" office:value="0.00358572018478821" calcext:value-type="float">
            <text:p>0.0035857202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.562907" calcext:value-type="float">
            <text:p>6.562907</text:p>
          </table:table-cell>
          <table:table-cell office:value-type="float" office:value="6.6886823833" calcext:value-type="float">
            <text:p>6.6886823833</text:p>
          </table:table-cell>
          <table:table-cell table:formula="of:=POWER([.C150]-6.75;2)" office:value-type="float" office:value="0.00375985011776815" calcext:value-type="float">
            <text:p>0.003759850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.521941" calcext:value-type="float">
            <text:p>6.521941</text:p>
          </table:table-cell>
          <table:table-cell office:value-type="float" office:value="6.6899396167" calcext:value-type="float">
            <text:p>6.6899396167</text:p>
          </table:table-cell>
          <table:table-cell table:formula="of:=POWER([.C151]-6.75;2)" office:value-type="float" office:value="0.00360724964214289" calcext:value-type="float">
            <text:p>0.0036072496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.551063" calcext:value-type="float">
            <text:p>6.551063</text:p>
          </table:table-cell>
          <table:table-cell office:value-type="float" office:value="6.6933350167" calcext:value-type="float">
            <text:p>6.6933350167</text:p>
          </table:table-cell>
          <table:table-cell table:formula="of:=POWER([.C152]-6.75;2)" office:value-type="float" office:value="0.00321092033238929" calcext:value-type="float">
            <text:p>0.0032109203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.63705" calcext:value-type="float">
            <text:p>6.63705</text:p>
          </table:table-cell>
          <table:table-cell office:value-type="float" office:value="6.6973179167" calcext:value-type="float">
            <text:p>6.6973179167</text:p>
          </table:table-cell>
          <table:table-cell table:formula="of:=POWER([.C153]-6.75;2)" office:value-type="float" office:value="0.00277540190082811" calcext:value-type="float">
            <text:p>0.0027754019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.740988" calcext:value-type="float">
            <text:p>6.740988</text:p>
          </table:table-cell>
          <table:table-cell office:value-type="float" office:value="6.7015039167" calcext:value-type="float">
            <text:p>6.7015039167</text:p>
          </table:table-cell>
          <table:table-cell table:formula="of:=POWER([.C154]-6.75;2)" office:value-type="float" office:value="0.00235187009544053" calcext:value-type="float">
            <text:p>0.002351870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.817896" calcext:value-type="float">
            <text:p>6.817896</text:p>
          </table:table-cell>
          <table:table-cell office:value-type="float" office:value="6.7024886833" calcext:value-type="float">
            <text:p>6.7024886833</text:p>
          </table:table-cell>
          <table:table-cell table:formula="of:=POWER([.C155]-6.75;2)" office:value-type="float" office:value="0.00225732521456766" calcext:value-type="float">
            <text:p>0.0022573252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.947406" calcext:value-type="float">
            <text:p>6.947406</text:p>
          </table:table-cell>
          <table:table-cell office:value-type="float" office:value="6.70093315" calcext:value-type="float">
            <text:p>6.70093315</text:p>
          </table:table-cell>
          <table:table-cell table:formula="of:=POWER([.C156]-6.75;2)" office:value-type="float" office:value="0.0024075557689225" calcext:value-type="float">
            <text:p>0.0024075558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.832884" calcext:value-type="float">
            <text:p>6.832884</text:p>
          </table:table-cell>
          <table:table-cell office:value-type="float" office:value="6.6957375167" calcext:value-type="float">
            <text:p>6.6957375167</text:p>
          </table:table-cell>
          <table:table-cell table:formula="of:=POWER([.C157]-6.75;2)" office:value-type="float" office:value="0.00294441709388274" calcext:value-type="float">
            <text:p>0.0029444171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.744977" calcext:value-type="float">
            <text:p>6.744977</text:p>
          </table:table-cell>
          <table:table-cell office:value-type="float" office:value="6.6913441667" calcext:value-type="float">
            <text:p>6.6913441667</text:p>
          </table:table-cell>
          <table:table-cell table:formula="of:=POWER([.C158]-6.75;2)" office:value-type="float" office:value="0.00344050678011734" calcext:value-type="float">
            <text:p>0.0034405068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.639153" calcext:value-type="float">
            <text:p>6.639153</text:p>
          </table:table-cell>
          <table:table-cell office:value-type="float" office:value="6.6881859833" calcext:value-type="float">
            <text:p>6.6881859833</text:p>
          </table:table-cell>
          <table:table-cell table:formula="of:=POWER([.C159]-6.75;2)" office:value-type="float" office:value="0.00382097266058783" calcext:value-type="float">
            <text:p>0.0038209727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.556837" calcext:value-type="float">
            <text:p>6.556837</text:p>
          </table:table-cell>
          <table:table-cell office:value-type="float" office:value="6.68752815" calcext:value-type="float">
            <text:p>6.68752815</text:p>
          </table:table-cell>
          <table:table-cell table:formula="of:=POWER([.C160]-6.75;2)" office:value-type="float" office:value="0.00390273204242246" calcext:value-type="float">
            <text:p>0.003902732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.534596" calcext:value-type="float">
            <text:p>6.534596</text:p>
          </table:table-cell>
          <table:table-cell office:value-type="float" office:value="6.6895663667" calcext:value-type="float">
            <text:p>6.6895663667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.581416" calcext:value-type="float">
            <text:p>6.581416</text:p>
          </table:table-cell>
          <table:table-cell office:value-type="float" office:value="6.6932859" calcext:value-type="float">
            <text:p>6.6932859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.672889" calcext:value-type="float">
            <text:p>6.672889</text:p>
          </table:table-cell>
          <table:table-cell office:value-type="float" office:value="6.6971215833" calcext:value-type="float">
            <text:p>6.6971215833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.76803" calcext:value-type="float">
            <text:p>6.76803</text:p>
          </table:table-cell>
          <table:table-cell office:value-type="float" office:value="6.698959" calcext:value-type="float">
            <text:p>6.698959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.847569" calcext:value-type="float">
            <text:p>6.847569</text:p>
          </table:table-cell>
          <table:table-cell office:value-type="float" office:value="6.69841485" calcext:value-type="float">
            <text:p>6.69841485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.783771" calcext:value-type="float">
            <text:p>6.783771</text:p>
          </table:table-cell>
          <table:table-cell office:value-type="float" office:value="6.69523565" calcext:value-type="float">
            <text:p>6.69523565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.739393" calcext:value-type="float">
            <text:p>6.739393</text:p>
          </table:table-cell>
          <table:table-cell office:value-type="float" office:value="6.6918984833" calcext:value-type="float">
            <text:p>6.6918984833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.650798" calcext:value-type="float">
            <text:p>6.650798</text:p>
          </table:table-cell>
          <table:table-cell office:value-type="float" office:value="6.6887330167" calcext:value-type="float">
            <text:p>6.6887330167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.566349" calcext:value-type="float">
            <text:p>6.566349</text:p>
          </table:table-cell>
          <table:table-cell office:value-type="float" office:value="6.68741045" calcext:value-type="float">
            <text:p>6.68741045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.527335" calcext:value-type="float">
            <text:p>6.527335</text:p>
          </table:table-cell>
          <table:table-cell office:value-type="float" office:value="6.6886258167" calcext:value-type="float">
            <text:p>6.6886258167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.554397" calcext:value-type="float">
            <text:p>6.554397</text:p>
          </table:table-cell>
          <table:table-cell office:value-type="float" office:value="6.6918710167" calcext:value-type="float">
            <text:p>6.6918710167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.635581" calcext:value-type="float">
            <text:p>6.635581</text:p>
          </table:table-cell>
          <table:table-cell office:value-type="float" office:value="6.6956960167" calcext:value-type="float">
            <text:p>6.6956960167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.733944" calcext:value-type="float">
            <text:p>6.733944</text:p>
          </table:table-cell>
          <table:table-cell office:value-type="float" office:value="6.6992860667" calcext:value-type="float">
            <text:p>6.6992860667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.805294" calcext:value-type="float">
            <text:p>6.805294</text:p>
          </table:table-cell>
          <table:table-cell office:value-type="float" office:value="6.7001907667" calcext:value-type="float">
            <text:p>6.7001907667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.989563" calcext:value-type="float">
            <text:p>6.989563</text:p>
          </table:table-cell>
          <table:table-cell office:value-type="float" office:value="6.6987276" calcext:value-type="float">
            <text:p>6.6987276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.827852" calcext:value-type="float">
            <text:p>6.827852</text:p>
          </table:table-cell>
          <table:table-cell office:value-type="float" office:value="6.6928052667" calcext:value-type="float">
            <text:p>6.6928052667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.741908" calcext:value-type="float">
            <text:p>6.741908</text:p>
          </table:table-cell>
          <table:table-cell office:value-type="float" office:value="6.6885587667" calcext:value-type="float">
            <text:p>6.6885587667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.640276" calcext:value-type="float">
            <text:p>6.640276</text:p>
          </table:table-cell>
          <table:table-cell office:value-type="float" office:value="6.6855629167" calcext:value-type="float">
            <text:p>6.6855629167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.561859" calcext:value-type="float">
            <text:p>6.561859</text:p>
          </table:table-cell>
          <table:table-cell office:value-type="float" office:value="6.6849856333" calcext:value-type="float">
            <text:p>6.6849856333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.541276" calcext:value-type="float">
            <text:p>6.541276</text:p>
          </table:table-cell>
          <table:table-cell office:value-type="float" office:value="6.686971" calcext:value-type="float">
            <text:p>6.686971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.586672" calcext:value-type="float">
            <text:p>6.586672</text:p>
          </table:table-cell>
          <table:table-cell office:value-type="float" office:value="6.6905026667" calcext:value-type="float">
            <text:p>6.6905026667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.674396" calcext:value-type="float">
            <text:p>6.674396</text:p>
          </table:table-cell>
          <table:table-cell office:value-type="float" office:value="6.69392515" calcext:value-type="float">
            <text:p>6.69392515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.765139" calcext:value-type="float">
            <text:p>6.765139</text:p>
          </table:table-cell>
          <table:table-cell office:value-type="float" office:value="6.6957868667" calcext:value-type="float">
            <text:p>6.6957868667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.839143" calcext:value-type="float">
            <text:p>6.839143</text:p>
          </table:table-cell>
          <table:table-cell office:value-type="float" office:value="6.6952713667" calcext:value-type="float">
            <text:p>6.6952713667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.78198" calcext:value-type="float">
            <text:p>6.78198</text:p>
          </table:table-cell>
          <table:table-cell office:value-type="float" office:value="6.6922519" calcext:value-type="float">
            <text:p>6.6922519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.739251" calcext:value-type="float">
            <text:p>6.739251</text:p>
          </table:table-cell>
          <table:table-cell office:value-type="float" office:value="6.6890252333" calcext:value-type="float">
            <text:p>6.6890252333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.654845" calcext:value-type="float">
            <text:p>6.654845</text:p>
          </table:table-cell>
          <table:table-cell office:value-type="float" office:value="6.68598375" calcext:value-type="float">
            <text:p>6.68598375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.574227" calcext:value-type="float">
            <text:p>6.574227</text:p>
          </table:table-cell>
          <table:table-cell office:value-type="float" office:value="6.6847093667" calcext:value-type="float">
            <text:p>6.6847093667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.536368" calcext:value-type="float">
            <text:p>6.536368</text:p>
          </table:table-cell>
          <table:table-cell office:value-type="float" office:value="6.6858569667" calcext:value-type="float">
            <text:p>6.6858569667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.560826" calcext:value-type="float">
            <text:p>6.560826</text:p>
          </table:table-cell>
          <table:table-cell office:value-type="float" office:value="6.6889432667" calcext:value-type="float">
            <text:p>6.6889432667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.636376" calcext:value-type="float">
            <text:p>6.636376</text:p>
          </table:table-cell>
          <table:table-cell office:value-type="float" office:value="6.6926070167" calcext:value-type="float">
            <text:p>6.6926070167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.727847" calcext:value-type="float">
            <text:p>6.727847</text:p>
          </table:table-cell>
          <table:table-cell office:value-type="float" office:value="6.6956552333" calcext:value-type="float">
            <text:p>6.6956552333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.791685" calcext:value-type="float">
            <text:p>6.791685</text:p>
          </table:table-cell>
          <table:table-cell office:value-type="float" office:value="6.69649465" calcext:value-type="float">
            <text:p>6.69649465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.035125" calcext:value-type="float">
            <text:p>7.035125</text:p>
          </table:table-cell>
          <table:table-cell office:value-type="float" office:value="6.69518075" calcext:value-type="float">
            <text:p>6.69518075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.824012" calcext:value-type="float">
            <text:p>6.824012</text:p>
          </table:table-cell>
          <table:table-cell office:value-type="float" office:value="6.6885458333" calcext:value-type="float">
            <text:p>6.6885458333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.741558" calcext:value-type="float">
            <text:p>6.741558</text:p>
          </table:table-cell>
          <table:table-cell office:value-type="float" office:value="6.6845502167" calcext:value-type="float">
            <text:p>6.6845502167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.647699" calcext:value-type="float">
            <text:p>6.647699</text:p>
          </table:table-cell>
          <table:table-cell office:value-type="float" office:value="6.68186235" calcext:value-type="float">
            <text:p>6.68186235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.577993" calcext:value-type="float">
            <text:p>6.577993</text:p>
          </table:table-cell>
          <table:table-cell office:value-type="float" office:value="6.6815147667" calcext:value-type="float">
            <text:p>6.6815147667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.563643" calcext:value-type="float">
            <text:p>6.563643</text:p>
          </table:table-cell>
          <table:table-cell office:value-type="float" office:value="6.6835513167" calcext:value-type="float">
            <text:p>6.6835513167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.610254" calcext:value-type="float">
            <text:p>6.610254</text:p>
          </table:table-cell>
          <table:table-cell office:value-type="float" office:value="6.6868976333" calcext:value-type="float">
            <text:p>6.6868976333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.693797" calcext:value-type="float">
            <text:p>6.693797</text:p>
          </table:table-cell>
          <table:table-cell office:value-type="float" office:value="6.6895325167" calcext:value-type="float">
            <text:p>6.6895325167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.776257" calcext:value-type="float">
            <text:p>6.776257</text:p>
          </table:table-cell>
          <table:table-cell office:value-type="float" office:value="6.69151825" calcext:value-type="float">
            <text:p>6.69151825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.834055" calcext:value-type="float">
            <text:p>6.834055</text:p>
          </table:table-cell>
          <table:table-cell office:value-type="float" office:value="6.6910314333" calcext:value-type="float">
            <text:p>6.6910314333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.795319" calcext:value-type="float">
            <text:p>6.795319</text:p>
          </table:table-cell>
          <table:table-cell office:value-type="float" office:value="6.6882529333" calcext:value-type="float">
            <text:p>6.6882529333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.744338" calcext:value-type="float">
            <text:p>6.744338</text:p>
          </table:table-cell>
          <table:table-cell office:value-type="float" office:value="6.68496005" calcext:value-type="float">
            <text:p>6.68496005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.659617" calcext:value-type="float">
            <text:p>6.659617</text:p>
          </table:table-cell>
          <table:table-cell office:value-type="float" office:value="6.68199825" calcext:value-type="float">
            <text:p>6.68199825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.580744" calcext:value-type="float">
            <text:p>6.580744</text:p>
          </table:table-cell>
          <table:table-cell office:value-type="float" office:value="6.68078605" calcext:value-type="float">
            <text:p>6.68078605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.543849" calcext:value-type="float">
            <text:p>6.543849</text:p>
          </table:table-cell>
          <table:table-cell office:value-type="float" office:value="6.6819019667" calcext:value-type="float">
            <text:p>6.6819019667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.56673" calcext:value-type="float">
            <text:p>6.56673</text:p>
          </table:table-cell>
          <table:table-cell office:value-type="float" office:value="6.6848619333" calcext:value-type="float">
            <text:p>6.6848619333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.638341" calcext:value-type="float">
            <text:p>6.638341</text:p>
          </table:table-cell>
          <table:table-cell office:value-type="float" office:value="6.6884249167" calcext:value-type="float">
            <text:p>6.6884249167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.725665" calcext:value-type="float">
            <text:p>6.725665</text:p>
          </table:table-cell>
          <table:table-cell office:value-type="float" office:value="6.6903873167" calcext:value-type="float">
            <text:p>6.6903873167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.790037" calcext:value-type="float">
            <text:p>6.790037</text:p>
          </table:table-cell>
          <table:table-cell office:value-type="float" office:value="6.6908783833" calcext:value-type="float">
            <text:p>6.6908783833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88821" calcext:value-type="float">
            <text:p>6.88821</text:p>
          </table:table-cell>
          <table:table-cell office:value-type="float" office:value="6.68930865" calcext:value-type="float">
            <text:p>6.68930865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.800074" calcext:value-type="float">
            <text:p>6.800074</text:p>
          </table:table-cell>
          <table:table-cell office:value-type="float" office:value="6.6849418167" calcext:value-type="float">
            <text:p>6.6849418167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.724564" calcext:value-type="float">
            <text:p>6.724564</text:p>
          </table:table-cell>
          <table:table-cell office:value-type="float" office:value="6.6812574167" calcext:value-type="float">
            <text:p>6.6812574167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.635668" calcext:value-type="float">
            <text:p>6.635668</text:p>
          </table:table-cell>
          <table:table-cell office:value-type="float" office:value="6.6788060167" calcext:value-type="float">
            <text:p>6.6788060167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.569283" calcext:value-type="float">
            <text:p>6.569283</text:p>
          </table:table-cell>
          <table:table-cell office:value-type="float" office:value="6.6785715333" calcext:value-type="float">
            <text:p>6.6785715333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.555486" calcext:value-type="float">
            <text:p>6.555486</text:p>
          </table:table-cell>
          <table:table-cell office:value-type="float" office:value="6.68054955" calcext:value-type="float">
            <text:p>6.68054955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.599683" calcext:value-type="float">
            <text:p>6.599683</text:p>
          </table:table-cell>
          <table:table-cell office:value-type="float" office:value="6.6836616667" calcext:value-type="float">
            <text:p>6.6836616667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.67913" calcext:value-type="float">
            <text:p>6.67913</text:p>
          </table:table-cell>
          <table:table-cell office:value-type="float" office:value="6.6855595833" calcext:value-type="float">
            <text:p>6.6855595833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.757768" calcext:value-type="float">
            <text:p>6.757768</text:p>
          </table:table-cell>
          <table:table-cell office:value-type="float" office:value="6.6876041667" calcext:value-type="float">
            <text:p>6.6876041667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.811557" calcext:value-type="float">
            <text:p>6.811557</text:p>
          </table:table-cell>
          <table:table-cell office:value-type="float" office:value="6.6872124333" calcext:value-type="float">
            <text:p>6.6872124333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.783134" calcext:value-type="float">
            <text:p>6.783134</text:p>
          </table:table-cell>
          <table:table-cell office:value-type="float" office:value="6.6846858167" calcext:value-type="float">
            <text:p>6.6846858167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.735381" calcext:value-type="float">
            <text:p>6.735381</text:p>
          </table:table-cell>
          <table:table-cell office:value-type="float" office:value="6.68158405" calcext:value-type="float">
            <text:p>6.68158405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.656817" calcext:value-type="float">
            <text:p>6.656817</text:p>
          </table:table-cell>
          <table:table-cell office:value-type="float" office:value="6.6788376" calcext:value-type="float">
            <text:p>6.6788376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.583541" calcext:value-type="float">
            <text:p>6.583541</text:p>
          </table:table-cell>
          <table:table-cell office:value-type="float" office:value="6.6777533167" calcext:value-type="float">
            <text:p>6.6777533167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.549465" calcext:value-type="float">
            <text:p>6.549465</text:p>
          </table:table-cell>
          <table:table-cell office:value-type="float" office:value="6.67885905" calcext:value-type="float">
            <text:p>6.67885905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.571444" calcext:value-type="float">
            <text:p>6.571444</text:p>
          </table:table-cell>
          <table:table-cell office:value-type="float" office:value="6.6816842667" calcext:value-type="float">
            <text:p>6.6816842667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639271" calcext:value-type="float">
            <text:p>6.639271</text:p>
          </table:table-cell>
          <table:table-cell office:value-type="float" office:value="6.6850368833" calcext:value-type="float">
            <text:p>6.6850368833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.722047" calcext:value-type="float">
            <text:p>6.722047</text:p>
          </table:table-cell>
          <table:table-cell office:value-type="float" office:value="6.68718275" calcext:value-type="float">
            <text:p>6.68718275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783897" calcext:value-type="float">
            <text:p>6.783897</text:p>
          </table:table-cell>
          <table:table-cell office:value-type="float" office:value="6.6877015333" calcext:value-type="float">
            <text:p>6.6877015333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.850984" calcext:value-type="float">
            <text:p>6.850984</text:p>
          </table:table-cell>
          <table:table-cell office:value-type="float" office:value="6.6862360833" calcext:value-type="float">
            <text:p>6.6862360833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.788226" calcext:value-type="float">
            <text:p>6.788226</text:p>
          </table:table-cell>
          <table:table-cell office:value-type="float" office:value="6.6825481167" calcext:value-type="float">
            <text:p>6.6825481167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.717504" calcext:value-type="float">
            <text:p>6.717504</text:p>
          </table:table-cell>
          <table:table-cell office:value-type="float" office:value="6.6791579833" calcext:value-type="float">
            <text:p>6.6791579833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.634223" calcext:value-type="float">
            <text:p>6.634223</text:p>
          </table:table-cell>
          <table:table-cell office:value-type="float" office:value="6.67691725" calcext:value-type="float">
            <text:p>6.67691725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.573062" calcext:value-type="float">
            <text:p>6.573062</text:p>
          </table:table-cell>
          <table:table-cell office:value-type="float" office:value="6.6767546" calcext:value-type="float">
            <text:p>6.6767546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.562157" calcext:value-type="float">
            <text:p>6.562157</text:p>
          </table:table-cell>
          <table:table-cell office:value-type="float" office:value="6.6786568" calcext:value-type="float">
            <text:p>6.6786568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.605639" calcext:value-type="float">
            <text:p>6.605639</text:p>
          </table:table-cell>
          <table:table-cell office:value-type="float" office:value="6.6816150333" calcext:value-type="float">
            <text:p>6.6816150333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.680981" calcext:value-type="float">
            <text:p>6.680981</text:p>
          </table:table-cell>
          <table:table-cell office:value-type="float" office:value="6.6835510167" calcext:value-type="float">
            <text:p>6.6835510167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.753176" calcext:value-type="float">
            <text:p>6.753176</text:p>
          </table:table-cell>
          <table:table-cell office:value-type="float" office:value="6.68521485" calcext:value-type="float">
            <text:p>6.68521485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.792021" calcext:value-type="float">
            <text:p>6.792021</text:p>
          </table:table-cell>
          <table:table-cell office:value-type="float" office:value="6.6847174333" calcext:value-type="float">
            <text:p>6.6847174333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.786099" calcext:value-type="float">
            <text:p>6.786099</text:p>
          </table:table-cell>
          <table:table-cell office:value-type="float" office:value="6.6824515667" calcext:value-type="float">
            <text:p>6.6824515667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.734209" calcext:value-type="float">
            <text:p>6.734209</text:p>
          </table:table-cell>
          <table:table-cell office:value-type="float" office:value="6.6793447167" calcext:value-type="float">
            <text:p>6.6793447167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.657975" calcext:value-type="float">
            <text:p>6.657975</text:p>
          </table:table-cell>
          <table:table-cell office:value-type="float" office:value="6.6767354" calcext:value-type="float">
            <text:p>6.6767354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.58838" calcext:value-type="float">
            <text:p>6.58838</text:p>
          </table:table-cell>
          <table:table-cell office:value-type="float" office:value="6.67576015" calcext:value-type="float">
            <text:p>6.67576015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.556762" calcext:value-type="float">
            <text:p>6.556762</text:p>
          </table:table-cell>
          <table:table-cell office:value-type="float" office:value="6.6768604667" calcext:value-type="float">
            <text:p>6.6768604667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.578382" calcext:value-type="float">
            <text:p>6.578382</text:p>
          </table:table-cell>
          <table:table-cell office:value-type="float" office:value="6.6795458667" calcext:value-type="float">
            <text:p>6.6795458667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.643083" calcext:value-type="float">
            <text:p>6.643083</text:p>
          </table:table-cell>
          <table:table-cell office:value-type="float" office:value="6.6826372667" calcext:value-type="float">
            <text:p>6.6826372667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.721546" calcext:value-type="float">
            <text:p>6.721546</text:p>
          </table:table-cell>
          <table:table-cell office:value-type="float" office:value="6.6849349833" calcext:value-type="float">
            <text:p>6.6849349833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.780651" calcext:value-type="float">
            <text:p>6.780651</text:p>
          </table:table-cell>
          <table:table-cell office:value-type="float" office:value="6.6854512167" calcext:value-type="float">
            <text:p>6.6854512167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.819269" calcext:value-type="float">
            <text:p>6.819269</text:p>
          </table:table-cell>
          <table:table-cell office:value-type="float" office:value="6.68405615" calcext:value-type="float">
            <text:p>6.68405615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.778212" calcext:value-type="float">
            <text:p>6.778212</text:p>
          </table:table-cell>
          <table:table-cell office:value-type="float" office:value="6.6809767333" calcext:value-type="float">
            <text:p>6.6809767333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.712851" calcext:value-type="float">
            <text:p>6.712851</text:p>
          </table:table-cell>
          <table:table-cell office:value-type="float" office:value="6.6778969333" calcext:value-type="float">
            <text:p>6.6778969333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.63703" calcext:value-type="float">
            <text:p>6.63703</text:p>
          </table:table-cell>
          <table:table-cell office:value-type="float" office:value="6.6759208167" calcext:value-type="float">
            <text:p>6.6759208167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.584275" calcext:value-type="float">
            <text:p>6.584275</text:p>
          </table:table-cell>
          <table:table-cell office:value-type="float" office:value="6.675924" calcext:value-type="float">
            <text:p>6.675924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.580286" calcext:value-type="float">
            <text:p>6.580286</text:p>
          </table:table-cell>
          <table:table-cell office:value-type="float" office:value="6.6778808333" calcext:value-type="float">
            <text:p>6.6778808333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.626844" calcext:value-type="float">
            <text:p>6.626844</text:p>
          </table:table-cell>
          <table:table-cell office:value-type="float" office:value="6.6808587" calcext:value-type="float">
            <text:p>6.6808587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.700186" calcext:value-type="float">
            <text:p>6.700186</text:p>
          </table:table-cell>
          <table:table-cell office:value-type="float" office:value="6.6835388667" calcext:value-type="float">
            <text:p>6.6835388667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.764422" calcext:value-type="float">
            <text:p>6.764422</text:p>
          </table:table-cell>
          <table:table-cell office:value-type="float" office:value="6.6847459" calcext:value-type="float">
            <text:p>6.6847459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.768347" calcext:value-type="float">
            <text:p>6.768347</text:p>
          </table:table-cell>
          <table:table-cell office:value-type="float" office:value="6.68410575" calcext:value-type="float">
            <text:p>6.68410575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.812941" calcext:value-type="float">
            <text:p>6.812941</text:p>
          </table:table-cell>
          <table:table-cell office:value-type="float" office:value="6.68235725" calcext:value-type="float">
            <text:p>6.68235725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.747048" calcext:value-type="float">
            <text:p>6.747048</text:p>
          </table:table-cell>
          <table:table-cell office:value-type="float" office:value="6.6789924667" calcext:value-type="float">
            <text:p>6.6789924667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.667345" calcext:value-type="float">
            <text:p>6.667345</text:p>
          </table:table-cell>
          <table:table-cell office:value-type="float" office:value="6.6764049333" calcext:value-type="float">
            <text:p>6.6764049333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.597746" calcext:value-type="float">
            <text:p>6.597746</text:p>
          </table:table-cell>
          <table:table-cell office:value-type="float" office:value="6.6755064" calcext:value-type="float">
            <text:p>6.6755064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.56663" calcext:value-type="float">
            <text:p>6.56663</text:p>
          </table:table-cell>
          <table:table-cell office:value-type="float" office:value="6.6766172" calcext:value-type="float">
            <text:p>6.6766172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.586885" calcext:value-type="float">
            <text:p>6.586885</text:p>
          </table:table-cell>
          <table:table-cell office:value-type="float" office:value="6.6791887833" calcext:value-type="float">
            <text:p>6.6791887833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.647699" calcext:value-type="float">
            <text:p>6.647699</text:p>
          </table:table-cell>
          <table:table-cell office:value-type="float" office:value="6.68201875" calcext:value-type="float">
            <text:p>6.68201875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.721447" calcext:value-type="float">
            <text:p>6.721447</text:p>
          </table:table-cell>
          <table:table-cell office:value-type="float" office:value="6.6843708833" calcext:value-type="float">
            <text:p>6.6843708833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.780509" calcext:value-type="float">
            <text:p>6.780509</text:p>
          </table:table-cell>
          <table:table-cell office:value-type="float" office:value="6.68486925" calcext:value-type="float">
            <text:p>6.68486925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.756085" calcext:value-type="float">
            <text:p>6.756085</text:p>
          </table:table-cell>
          <table:table-cell office:value-type="float" office:value="6.6834656167" calcext:value-type="float">
            <text:p>6.6834656167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.755129" calcext:value-type="float">
            <text:p>6.755129</text:p>
          </table:table-cell>
          <table:table-cell office:value-type="float" office:value="6.6814598333" calcext:value-type="float">
            <text:p>6.6814598333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.695853" calcext:value-type="float">
            <text:p>6.695853</text:p>
          </table:table-cell>
          <table:table-cell office:value-type="float" office:value="6.6787912333" calcext:value-type="float">
            <text:p>6.6787912333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.6262" calcext:value-type="float">
            <text:p>6.6262</text:p>
          </table:table-cell>
          <table:table-cell office:value-type="float" office:value="6.6770748167" calcext:value-type="float">
            <text:p>6.6770748167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.57901" calcext:value-type="float">
            <text:p>6.57901</text:p>
          </table:table-cell>
          <table:table-cell office:value-type="float" office:value="6.6771303" calcext:value-type="float">
            <text:p>6.6771303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.57748" calcext:value-type="float">
            <text:p>6.57748</text:p>
          </table:table-cell>
          <table:table-cell office:value-type="float" office:value="6.67892615" calcext:value-type="float">
            <text:p>6.67892615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.621599" calcext:value-type="float">
            <text:p>6.621599</text:p>
          </table:table-cell>
          <table:table-cell office:value-type="float" office:value="6.6816467833" calcext:value-type="float">
            <text:p>6.6816467833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.687964" calcext:value-type="float">
            <text:p>6.687964</text:p>
          </table:table-cell>
          <table:table-cell office:value-type="float" office:value="6.6854766333" calcext:value-type="float">
            <text:p>6.6854766333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.742213" calcext:value-type="float">
            <text:p>6.742213</text:p>
          </table:table-cell>
          <table:table-cell office:value-type="float" office:value="6.6861751833" calcext:value-type="float">
            <text:p>6.6861751833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.713558" calcext:value-type="float">
            <text:p>6.713558</text:p>
          </table:table-cell>
          <table:table-cell office:value-type="float" office:value="6.6853868167" calcext:value-type="float">
            <text:p>6.6853868167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.801805" calcext:value-type="float">
            <text:p>6.801805</text:p>
          </table:table-cell>
          <table:table-cell office:value-type="float" office:value="6.6842147667" calcext:value-type="float">
            <text:p>6.6842147667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.734264" calcext:value-type="float">
            <text:p>6.734264</text:p>
          </table:table-cell>
          <table:table-cell office:value-type="float" office:value="6.6808793333" calcext:value-type="float">
            <text:p>6.6808793333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.65996" calcext:value-type="float">
            <text:p>6.65996</text:p>
          </table:table-cell>
          <table:table-cell office:value-type="float" office:value="6.6784832833" calcext:value-type="float">
            <text:p>6.6784832833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.597028" calcext:value-type="float">
            <text:p>6.597028</text:p>
          </table:table-cell>
          <table:table-cell office:value-type="float" office:value="6.6777334833" calcext:value-type="float">
            <text:p>6.6777334833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.570594" calcext:value-type="float">
            <text:p>6.570594</text:p>
          </table:table-cell>
          <table:table-cell office:value-type="float" office:value="6.6788267667" calcext:value-type="float">
            <text:p>6.6788267667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.59176" calcext:value-type="float">
            <text:p>6.59176</text:p>
          </table:table-cell>
          <table:table-cell office:value-type="float" office:value="6.6811464667" calcext:value-type="float">
            <text:p>6.6811464667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.649885" calcext:value-type="float">
            <text:p>6.649885</text:p>
          </table:table-cell>
          <table:table-cell office:value-type="float" office:value="6.6832839667" calcext:value-type="float">
            <text:p>6.6832839667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.718978" calcext:value-type="float">
            <text:p>6.718978</text:p>
          </table:table-cell>
          <table:table-cell office:value-type="float" office:value="6.6860919" calcext:value-type="float">
            <text:p>6.6860919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.772601" calcext:value-type="float">
            <text:p>6.772601</text:p>
          </table:table-cell>
          <table:table-cell office:value-type="float" office:value="6.6866490333" calcext:value-type="float">
            <text:p>6.6866490333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.768023" calcext:value-type="float">
            <text:p>6.768023</text:p>
          </table:table-cell>
          <table:table-cell office:value-type="float" office:value="6.685357" calcext:value-type="float">
            <text:p>6.685357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.753174" calcext:value-type="float">
            <text:p>6.753174</text:p>
          </table:table-cell>
          <table:table-cell office:value-type="float" office:value="6.6831837833" calcext:value-type="float">
            <text:p>6.6831837833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.69597" calcext:value-type="float">
            <text:p>6.69597</text:p>
          </table:table-cell>
          <table:table-cell office:value-type="float" office:value="6.6806494167" calcext:value-type="float">
            <text:p>6.6806494167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.629706" calcext:value-type="float">
            <text:p>6.629706</text:p>
          </table:table-cell>
          <table:table-cell office:value-type="float" office:value="6.6790727667" calcext:value-type="float">
            <text:p>6.6790727667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.584818" calcext:value-type="float">
            <text:p>6.584818</text:p>
          </table:table-cell>
          <table:table-cell office:value-type="float" office:value="6.6792022833" calcext:value-type="float">
            <text:p>6.6792022833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.58306" calcext:value-type="float">
            <text:p>6.58306</text:p>
          </table:table-cell>
          <table:table-cell office:value-type="float" office:value="6.6809964333" calcext:value-type="float">
            <text:p>6.6809964333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.624464" calcext:value-type="float">
            <text:p>6.624464</text:p>
          </table:table-cell>
          <table:table-cell office:value-type="float" office:value="6.6837356" calcext:value-type="float">
            <text:p>6.6837356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.687194" calcext:value-type="float">
            <text:p>6.687194</text:p>
          </table:table-cell>
          <table:table-cell office:value-type="float" office:value="6.6939875333" calcext:value-type="float">
            <text:p>6.6939875333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.739651" calcext:value-type="float">
            <text:p>6.739651</text:p>
          </table:table-cell>
          <table:table-cell office:value-type="float" office:value="6.6943348667" calcext:value-type="float">
            <text:p>6.6943348667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.721798" calcext:value-type="float">
            <text:p>6.721798</text:p>
          </table:table-cell>
          <table:table-cell office:value-type="float" office:value="6.6933593" calcext:value-type="float">
            <text:p>6.6933593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.780811" calcext:value-type="float">
            <text:p>6.780811</text:p>
          </table:table-cell>
          <table:table-cell office:value-type="float" office:value="6.6919431833" calcext:value-type="float">
            <text:p>6.6919431833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.723331" calcext:value-type="float">
            <text:p>6.723331</text:p>
          </table:table-cell>
          <table:table-cell office:value-type="float" office:value="6.6889826667" calcext:value-type="float">
            <text:p>6.6889826667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.656069" calcext:value-type="float">
            <text:p>6.656069</text:p>
          </table:table-cell>
          <table:table-cell office:value-type="float" office:value="6.68689465" calcext:value-type="float">
            <text:p>6.68689465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.599688" calcext:value-type="float">
            <text:p>6.599688</text:p>
          </table:table-cell>
          <table:table-cell office:value-type="float" office:value="6.6863585" calcext:value-type="float">
            <text:p>6.6863585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.57765" calcext:value-type="float">
            <text:p>6.57765</text:p>
          </table:table-cell>
          <table:table-cell office:value-type="float" office:value="6.6874761667" calcext:value-type="float">
            <text:p>6.6874761667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.59946" calcext:value-type="float">
            <text:p>6.59946</text:p>
          </table:table-cell>
          <table:table-cell office:value-type="float" office:value="6.6895517" calcext:value-type="float">
            <text:p>6.6895517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.654399" calcext:value-type="float">
            <text:p>6.654399</text:p>
          </table:table-cell>
          <table:table-cell office:value-type="float" office:value="6.6908387667" calcext:value-type="float">
            <text:p>6.6908387667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.717886" calcext:value-type="float">
            <text:p>6.717886</text:p>
          </table:table-cell>
          <table:table-cell office:value-type="float" office:value="6.6939483333" calcext:value-type="float">
            <text:p>6.6939483333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.763866" calcext:value-type="float">
            <text:p>6.763866</text:p>
          </table:table-cell>
          <table:table-cell office:value-type="float" office:value="6.6945491" calcext:value-type="float">
            <text:p>6.6945491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.780946" calcext:value-type="float">
            <text:p>6.780946</text:p>
          </table:table-cell>
          <table:table-cell office:value-type="float" office:value="6.69338495" calcext:value-type="float">
            <text:p>6.69338495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.75252" calcext:value-type="float">
            <text:p>6.75252</text:p>
          </table:table-cell>
          <table:table-cell office:value-type="float" office:value="6.6910295167" calcext:value-type="float">
            <text:p>6.6910295167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.696947" calcext:value-type="float">
            <text:p>6.696947</text:p>
          </table:table-cell>
          <table:table-cell office:value-type="float" office:value="6.68861895" calcext:value-type="float">
            <text:p>6.68861895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.634504" calcext:value-type="float">
            <text:p>6.634504</text:p>
          </table:table-cell>
          <table:table-cell office:value-type="float" office:value="6.68720135" calcext:value-type="float">
            <text:p>6.68720135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.593424" calcext:value-type="float">
            <text:p>6.593424</text:p>
          </table:table-cell>
          <table:table-cell office:value-type="float" office:value="6.6874560667" calcext:value-type="float">
            <text:p>6.6874560667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.594284" calcext:value-type="float">
            <text:p>6.594284</text:p>
          </table:table-cell>
          <table:table-cell office:value-type="float" office:value="6.6893378333" calcext:value-type="float">
            <text:p>6.6893378333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.637221" calcext:value-type="float">
            <text:p>6.637221</text:p>
          </table:table-cell>
          <table:table-cell office:value-type="float" office:value="6.6922547167" calcext:value-type="float">
            <text:p>6.6922547167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.701685" calcext:value-type="float">
            <text:p>6.701685</text:p>
          </table:table-cell>
          <table:table-cell office:value-type="float" office:value="6.6730717333" calcext:value-type="float">
            <text:p>6.6730717333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.758958" calcext:value-type="float">
            <text:p>6.758958</text:p>
          </table:table-cell>
          <table:table-cell office:value-type="float" office:value="6.6730883667" calcext:value-type="float">
            <text:p>6.6730883667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.787654" calcext:value-type="float">
            <text:p>6.787654</text:p>
          </table:table-cell>
          <table:table-cell office:value-type="float" office:value="6.6718593667" calcext:value-type="float">
            <text:p>6.6718593667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.772608" calcext:value-type="float">
            <text:p>6.772608</text:p>
          </table:table-cell>
          <table:table-cell office:value-type="float" office:value="6.6695171" calcext:value-type="float">
            <text:p>6.6695171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.726013" calcext:value-type="float">
            <text:p>6.726013</text:p>
          </table:table-cell>
          <table:table-cell office:value-type="float" office:value="6.6669367833" calcext:value-type="float">
            <text:p>6.6669367833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.663437" calcext:value-type="float">
            <text:p>6.663437</text:p>
          </table:table-cell>
          <table:table-cell office:value-type="float" office:value="6.6650732" calcext:value-type="float">
            <text:p>6.6650732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611054" calcext:value-type="float">
            <text:p>6.611054</text:p>
          </table:table-cell>
          <table:table-cell office:value-type="float" office:value="6.66464295" calcext:value-type="float">
            <text:p>6.66464295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.591796" calcext:value-type="float">
            <text:p>6.591796</text:p>
          </table:table-cell>
          <table:table-cell office:value-type="float" office:value="6.6656845833" calcext:value-type="float">
            <text:p>6.6656845833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.613433" calcext:value-type="float">
            <text:p>6.613433</text:p>
          </table:table-cell>
          <table:table-cell office:value-type="float" office:value="6.6674356167" calcext:value-type="float">
            <text:p>6.6674356167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.664394" calcext:value-type="float">
            <text:p>6.664394</text:p>
          </table:table-cell>
          <table:table-cell office:value-type="float" office:value="6.6676768" calcext:value-type="float">
            <text:p>6.6676768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.720925" calcext:value-type="float">
            <text:p>6.720925</text:p>
          </table:table-cell>
          <table:table-cell office:value-type="float" office:value="6.6705963167" calcext:value-type="float">
            <text:p>6.6705963167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.756683" calcext:value-type="float">
            <text:p>6.756683</text:p>
          </table:table-cell>
          <table:table-cell office:value-type="float" office:value="6.67106995" calcext:value-type="float">
            <text:p>6.67106995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.788827" calcext:value-type="float">
            <text:p>6.788827</text:p>
          </table:table-cell>
          <table:table-cell office:value-type="float" office:value="6.6699509167" calcext:value-type="float">
            <text:p>6.6699509167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.751349" calcext:value-type="float">
            <text:p>6.751349</text:p>
          </table:table-cell>
          <table:table-cell office:value-type="float" office:value="6.6674586667" calcext:value-type="float">
            <text:p>6.6674586667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.696291" calcext:value-type="float">
            <text:p>6.696291</text:p>
          </table:table-cell>
          <table:table-cell office:value-type="float" office:value="6.6651460833" calcext:value-type="float">
            <text:p>6.6651460833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.635738" calcext:value-type="float">
            <text:p>6.635738</text:p>
          </table:table-cell>
          <table:table-cell office:value-type="float" office:value="6.6638572167" calcext:value-type="float">
            <text:p>6.6638572167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.595013" calcext:value-type="float">
            <text:p>6.595013</text:p>
          </table:table-cell>
          <table:table-cell office:value-type="float" office:value="6.6641652167" calcext:value-type="float">
            <text:p>6.6641652167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.592868" calcext:value-type="float">
            <text:p>6.592868</text:p>
          </table:table-cell>
          <table:table-cell office:value-type="float" office:value="6.6659677333" calcext:value-type="float">
            <text:p>6.6659677333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.629529" calcext:value-type="float">
            <text:p>6.629529</text:p>
          </table:table-cell>
          <table:table-cell office:value-type="float" office:value="6.6686731" calcext:value-type="float">
            <text:p>6.6686731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.686761" calcext:value-type="float">
            <text:p>6.686761</text:p>
          </table:table-cell>
          <table:table-cell office:value-type="float" office:value="6.6667373333" calcext:value-type="float">
            <text:p>6.6667373333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.740718" calcext:value-type="float">
            <text:p>6.740718</text:p>
          </table:table-cell>
          <table:table-cell office:value-type="float" office:value="6.66688935" calcext:value-type="float">
            <text:p>6.66688935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.85139" calcext:value-type="float">
            <text:p>6.85139</text:p>
          </table:table-cell>
          <table:table-cell office:value-type="float" office:value="6.66574275" calcext:value-type="float">
            <text:p>6.66574275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.729877" calcext:value-type="float">
            <text:p>6.729877</text:p>
          </table:table-cell>
          <table:table-cell office:value-type="float" office:value="6.6621299667" calcext:value-type="float">
            <text:p>6.6621299667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.694911" calcext:value-type="float">
            <text:p>6.694911</text:p>
          </table:table-cell>
          <table:table-cell office:value-type="float" office:value="6.6600999167" calcext:value-type="float">
            <text:p>6.6600999167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.643235" calcext:value-type="float">
            <text:p>6.643235</text:p>
          </table:table-cell>
          <table:table-cell office:value-type="float" office:value="6.6586316667" calcext:value-type="float">
            <text:p>6.6586316667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.601679" calcext:value-type="float">
            <text:p>6.601679</text:p>
          </table:table-cell>
          <table:table-cell office:value-type="float" office:value="6.6584312167" calcext:value-type="float">
            <text:p>6.6584312167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.590501" calcext:value-type="float">
            <text:p>6.590501</text:p>
          </table:table-cell>
          <table:table-cell office:value-type="float" office:value="6.6595238833" calcext:value-type="float">
            <text:p>6.6595238833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.614972" calcext:value-type="float">
            <text:p>6.614972</text:p>
          </table:table-cell>
          <table:table-cell office:value-type="float" office:value="6.6612007833" calcext:value-type="float">
            <text:p>6.6612007833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.662625" calcext:value-type="float">
            <text:p>6.662625</text:p>
          </table:table-cell>
          <table:table-cell office:value-type="float" office:value="6.6612069667" calcext:value-type="float">
            <text:p>6.6612069667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.709776" calcext:value-type="float">
            <text:p>6.709776</text:p>
          </table:table-cell>
          <table:table-cell office:value-type="float" office:value="6.6635366" calcext:value-type="float">
            <text:p>6.6635366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.72001" calcext:value-type="float">
            <text:p>6.72001</text:p>
          </table:table-cell>
          <table:table-cell office:value-type="float" office:value="6.6639333833" calcext:value-type="float">
            <text:p>6.6639333833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.818361" calcext:value-type="float">
            <text:p>6.818361</text:p>
          </table:table-cell>
          <table:table-cell office:value-type="float" office:value="6.66329495" calcext:value-type="float">
            <text:p>6.66329495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.752406" calcext:value-type="float">
            <text:p>6.752406</text:p>
          </table:table-cell>
          <table:table-cell office:value-type="float" office:value="6.6603019167" calcext:value-type="float">
            <text:p>6.6603019167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.695079" calcext:value-type="float">
            <text:p>6.695079</text:p>
          </table:table-cell>
          <table:table-cell office:value-type="float" office:value="6.6580636" calcext:value-type="float">
            <text:p>6.6580636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.63763" calcext:value-type="float">
            <text:p>6.63763</text:p>
          </table:table-cell>
          <table:table-cell office:value-type="float" office:value="6.6569321" calcext:value-type="float">
            <text:p>6.6569321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.601112" calcext:value-type="float">
            <text:p>6.601112</text:p>
          </table:table-cell>
          <table:table-cell office:value-type="float" office:value="6.6573225333" calcext:value-type="float">
            <text:p>6.6573225333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.601371" calcext:value-type="float">
            <text:p>6.601371</text:p>
          </table:table-cell>
          <table:table-cell office:value-type="float" office:value="6.6590696" calcext:value-type="float">
            <text:p>6.6590696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.637477" calcext:value-type="float">
            <text:p>6.637477</text:p>
          </table:table-cell>
          <table:table-cell office:value-type="float" office:value="6.6616373667" calcext:value-type="float">
            <text:p>6.6616373667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.692467" calcext:value-type="float">
            <text:p>6.692467</text:p>
          </table:table-cell>
          <table:table-cell office:value-type="float" office:value="6.6610633667" calcext:value-type="float">
            <text:p>6.6610633667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.74741" calcext:value-type="float">
            <text:p>6.74741</text:p>
          </table:table-cell>
          <table:table-cell office:value-type="float" office:value="6.6610850667" calcext:value-type="float">
            <text:p>6.6610850667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7.23958" calcext:value-type="float">
            <text:p>7.23958</text:p>
          </table:table-cell>
          <table:table-cell office:value-type="float" office:value="6.65980645" calcext:value-type="float">
            <text:p>6.65980645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.708034" calcext:value-type="float">
            <text:p>6.708034</text:p>
          </table:table-cell>
          <table:table-cell office:value-type="float" office:value="6.6497550333" calcext:value-type="float">
            <text:p>6.6497550333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.681117" calcext:value-type="float">
            <text:p>6.681117</text:p>
          </table:table-cell>
          <table:table-cell office:value-type="float" office:value="6.6481642167" calcext:value-type="float">
            <text:p>6.6481642167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.636831" calcext:value-type="float">
            <text:p>6.636831</text:p>
          </table:table-cell>
          <table:table-cell office:value-type="float" office:value="6.6470119167" calcext:value-type="float">
            <text:p>6.6470119167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.60318" calcext:value-type="float">
            <text:p>6.60318</text:p>
          </table:table-cell>
          <table:table-cell office:value-type="float" office:value="6.6469757" calcext:value-type="float">
            <text:p>6.6469757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.59805" calcext:value-type="float">
            <text:p>6.59805</text:p>
          </table:table-cell>
          <table:table-cell office:value-type="float" office:value="6.6480474" calcext:value-type="float">
            <text:p>6.6480474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.6239" calcext:value-type="float">
            <text:p>6.6239</text:p>
          </table:table-cell>
          <table:table-cell office:value-type="float" office:value="6.6495508167" calcext:value-type="float">
            <text:p>6.6495508167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.666748" calcext:value-type="float">
            <text:p>6.666748</text:p>
          </table:table-cell>
          <table:table-cell office:value-type="float" office:value="6.64900885" calcext:value-type="float">
            <text:p>6.64900885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.702182" calcext:value-type="float">
            <text:p>6.702182</text:p>
          </table:table-cell>
          <table:table-cell office:value-type="float" office:value="6.6507699" calcext:value-type="float">
            <text:p>6.6507699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.676684" calcext:value-type="float">
            <text:p>6.676684</text:p>
          </table:table-cell>
          <table:table-cell office:value-type="float" office:value="6.6510209167" calcext:value-type="float">
            <text:p>6.6510209167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.840973" calcext:value-type="float">
            <text:p>6.840973</text:p>
          </table:table-cell>
          <table:table-cell office:value-type="float" office:value="6.6509428833" calcext:value-type="float">
            <text:p>6.6509428833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.753932" calcext:value-type="float">
            <text:p>6.753932</text:p>
          </table:table-cell>
          <table:table-cell office:value-type="float" office:value="6.6475348833" calcext:value-type="float">
            <text:p>6.6475348833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.694017" calcext:value-type="float">
            <text:p>6.694017</text:p>
          </table:table-cell>
          <table:table-cell office:value-type="float" office:value="6.64534865" calcext:value-type="float">
            <text:p>6.64534865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.63962" calcext:value-type="float">
            <text:p>6.63962</text:p>
          </table:table-cell>
          <table:table-cell office:value-type="float" office:value="6.6443800167" calcext:value-type="float">
            <text:p>6.6443800167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.607886" calcext:value-type="float">
            <text:p>6.607886</text:p>
          </table:table-cell>
          <table:table-cell office:value-type="float" office:value="6.6448821833" calcext:value-type="float">
            <text:p>6.6448821833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.611891" calcext:value-type="float">
            <text:p>6.611891</text:p>
          </table:table-cell>
          <table:table-cell office:value-type="float" office:value="6.6466107" calcext:value-type="float">
            <text:p>6.6466107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.649787" calcext:value-type="float">
            <text:p>6.649787</text:p>
          </table:table-cell>
          <table:table-cell office:value-type="float" office:value="6.6490452333" calcext:value-type="float">
            <text:p>6.6490452333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.70633" calcext:value-type="float">
            <text:p>6.70633</text:p>
          </table:table-cell>
          <table:table-cell office:value-type="float" office:value="6.6492954333" calcext:value-type="float">
            <text:p>6.6492954333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.769297" calcext:value-type="float">
            <text:p>6.769297</text:p>
          </table:table-cell>
          <table:table-cell office:value-type="float" office:value="6.6493313833" calcext:value-type="float">
            <text:p>6.6493313833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5.486242" calcext:value-type="float">
            <text:p>5.486242</text:p>
          </table:table-cell>
          <table:table-cell office:value-type="float" office:value="6.6479773333" calcext:value-type="float">
            <text:p>6.6479773333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.702683" calcext:value-type="float">
            <text:p>6.702683</text:p>
          </table:table-cell>
          <table:table-cell office:value-type="float" office:value="6.6675071833" calcext:value-type="float">
            <text:p>6.6675071833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.685218" calcext:value-type="float">
            <text:p>6.685218</text:p>
          </table:table-cell>
          <table:table-cell office:value-type="float" office:value="6.6663922167" calcext:value-type="float">
            <text:p>6.6663922167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.647118" calcext:value-type="float">
            <text:p>6.647118</text:p>
          </table:table-cell>
          <table:table-cell office:value-type="float" office:value="6.6655140833" calcext:value-type="float">
            <text:p>6.6655140833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.617789" calcext:value-type="float">
            <text:p>6.617789</text:p>
          </table:table-cell>
          <table:table-cell office:value-type="float" office:value="6.6655393167" calcext:value-type="float">
            <text:p>6.6655393167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.614198" calcext:value-type="float">
            <text:p>6.614198</text:p>
          </table:table-cell>
          <table:table-cell office:value-type="float" office:value="6.66646305" calcext:value-type="float">
            <text:p>6.66646305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.637622" calcext:value-type="float">
            <text:p>6.637622</text:p>
          </table:table-cell>
          <table:table-cell office:value-type="float" office:value="6.6676825333" calcext:value-type="float">
            <text:p>6.6676825333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.673552" calcext:value-type="float">
            <text:p>6.673552</text:p>
          </table:table-cell>
          <table:table-cell office:value-type="float" office:value="6.6660012833" calcext:value-type="float">
            <text:p>6.6660012833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.696858" calcext:value-type="float">
            <text:p>6.696858</text:p>
          </table:table-cell>
          <table:table-cell office:value-type="float" office:value="6.6670523333" calcext:value-type="float">
            <text:p>6.6670523333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.627904" calcext:value-type="float">
            <text:p>6.627904</text:p>
          </table:table-cell>
          <table:table-cell office:value-type="float" office:value="6.6670175" calcext:value-type="float">
            <text:p>6.6670175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.839565" calcext:value-type="float">
            <text:p>6.839565</text:p>
          </table:table-cell>
          <table:table-cell office:value-type="float" office:value="6.6675248833" calcext:value-type="float">
            <text:p>6.6675248833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.749343" calcext:value-type="float">
            <text:p>6.749343</text:p>
          </table:table-cell>
          <table:table-cell office:value-type="float" office:value="6.6640865" calcext:value-type="float">
            <text:p>6.6640865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.689541" calcext:value-type="float">
            <text:p>6.689541</text:p>
          </table:table-cell>
          <table:table-cell office:value-type="float" office:value="6.6620852833" calcext:value-type="float">
            <text:p>6.6620852833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.639292" calcext:value-type="float">
            <text:p>6.639292</text:p>
          </table:table-cell>
          <table:table-cell office:value-type="float" office:value="6.6613870333" calcext:value-type="float">
            <text:p>6.6613870333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.612594" calcext:value-type="float">
            <text:p>6.612594</text:p>
          </table:table-cell>
          <table:table-cell office:value-type="float" office:value="6.6620602" calcext:value-type="float">
            <text:p>6.6620602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.618959" calcext:value-type="float">
            <text:p>6.618959</text:p>
          </table:table-cell>
          <table:table-cell office:value-type="float" office:value="6.6637281667" calcext:value-type="float">
            <text:p>6.6637281667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.654218" calcext:value-type="float">
            <text:p>6.654218</text:p>
          </table:table-cell>
          <table:table-cell office:value-type="float" office:value="6.6657923167" calcext:value-type="float">
            <text:p>6.6657923167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703164" calcext:value-type="float">
            <text:p>6.703164</text:p>
          </table:table-cell>
          <table:table-cell office:value-type="float" office:value="6.6665530667" calcext:value-type="float">
            <text:p>6.6665530667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75519" calcext:value-type="float">
            <text:p>6.75519</text:p>
          </table:table-cell>
          <table:table-cell office:value-type="float" office:value="6.6665206" calcext:value-type="float">
            <text:p>6.6665206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.513383" calcext:value-type="float">
            <text:p>6.513383</text:p>
          </table:table-cell>
          <table:table-cell office:value-type="float" office:value="6.6651963167" calcext:value-type="float">
            <text:p>6.6651963167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.695882" calcext:value-type="float">
            <text:p>6.695882</text:p>
          </table:table-cell>
          <table:table-cell office:value-type="float" office:value="6.6674166333" calcext:value-type="float">
            <text:p>6.6674166333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.671922" calcext:value-type="float">
            <text:p>6.671922</text:p>
          </table:table-cell>
          <table:table-cell office:value-type="float" office:value="6.6662709" calcext:value-type="float">
            <text:p>6.6662709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.634623" calcext:value-type="float">
            <text:p>6.634623</text:p>
          </table:table-cell>
          <table:table-cell office:value-type="float" office:value="6.66549845" calcext:value-type="float">
            <text:p>6.66549845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.608074" calcext:value-type="float">
            <text:p>6.608074</text:p>
          </table:table-cell>
          <table:table-cell office:value-type="float" office:value="6.6655950667" calcext:value-type="float">
            <text:p>6.6655950667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.606816" calcext:value-type="float">
            <text:p>6.606816</text:p>
          </table:table-cell>
          <table:table-cell office:value-type="float" office:value="6.6664633333" calcext:value-type="float">
            <text:p>6.6664633333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.631208" calcext:value-type="float">
            <text:p>6.631208</text:p>
          </table:table-cell>
          <table:table-cell office:value-type="float" office:value="6.6674006" calcext:value-type="float">
            <text:p>6.6674006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.667239" calcext:value-type="float">
            <text:p>6.667239</text:p>
          </table:table-cell>
          <table:table-cell office:value-type="float" office:value="6.6483715833" calcext:value-type="float">
            <text:p>6.6483715833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.691115" calcext:value-type="float">
            <text:p>6.691115</text:p>
          </table:table-cell>
          <table:table-cell office:value-type="float" office:value="6.64953345" calcext:value-type="float">
            <text:p>6.64953345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.615343" calcext:value-type="float">
            <text:p>6.615343</text:p>
          </table:table-cell>
          <table:table-cell office:value-type="float" office:value="6.6495463333" calcext:value-type="float">
            <text:p>6.6495463333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.802403" calcext:value-type="float">
            <text:p>6.802403</text:p>
          </table:table-cell>
          <table:table-cell office:value-type="float" office:value="6.6502341833" calcext:value-type="float">
            <text:p>6.6502341833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.733583" calcext:value-type="float">
            <text:p>6.733583</text:p>
          </table:table-cell>
          <table:table-cell office:value-type="float" office:value="6.6474271667" calcext:value-type="float">
            <text:p>6.6474271667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.681704" calcext:value-type="float">
            <text:p>6.681704</text:p>
          </table:table-cell>
          <table:table-cell office:value-type="float" office:value="6.64573465" calcext:value-type="float">
            <text:p>6.64573465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.638779" calcext:value-type="float">
            <text:p>6.638779</text:p>
          </table:table-cell>
          <table:table-cell office:value-type="float" office:value="6.64522655" calcext:value-type="float">
            <text:p>6.64522655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.618107" calcext:value-type="float">
            <text:p>6.618107</text:p>
          </table:table-cell>
          <table:table-cell office:value-type="float" office:value="6.6459704333" calcext:value-type="float">
            <text:p>6.6459704333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.627189" calcext:value-type="float">
            <text:p>6.627189</text:p>
          </table:table-cell>
          <table:table-cell office:value-type="float" office:value="6.64765105" calcext:value-type="float">
            <text:p>6.64765105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.661056" calcext:value-type="float">
            <text:p>6.661056</text:p>
          </table:table-cell>
          <table:table-cell office:value-type="float" office:value="6.6501290167" calcext:value-type="float">
            <text:p>6.6501290167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.705936" calcext:value-type="float">
            <text:p>6.705936</text:p>
          </table:table-cell>
          <table:table-cell office:value-type="float" office:value="6.6501721333" calcext:value-type="float">
            <text:p>6.6501721333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.755437" calcext:value-type="float">
            <text:p>6.755437</text:p>
          </table:table-cell>
          <table:table-cell office:value-type="float" office:value="6.64981795" calcext:value-type="float">
            <text:p>6.64981795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.603037" calcext:value-type="float">
            <text:p>6.603037</text:p>
          </table:table-cell>
          <table:table-cell office:value-type="float" office:value="6.6483542833" calcext:value-type="float">
            <text:p>6.6483542833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.693769" calcext:value-type="float">
            <text:p>6.693769</text:p>
          </table:table-cell>
          <table:table-cell office:value-type="float" office:value="6.6490564" calcext:value-type="float">
            <text:p>6.6490564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.670693" calcext:value-type="float">
            <text:p>6.670693</text:p>
          </table:table-cell>
          <table:table-cell office:value-type="float" office:value="6.6479982167" calcext:value-type="float">
            <text:p>6.6479982167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.636495" calcext:value-type="float">
            <text:p>6.636495</text:p>
          </table:table-cell>
          <table:table-cell office:value-type="float" office:value="6.6473193167" calcext:value-type="float">
            <text:p>6.6473193167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.612585" calcext:value-type="float">
            <text:p>6.612585</text:p>
          </table:table-cell>
          <table:table-cell office:value-type="float" office:value="6.6474159167" calcext:value-type="float">
            <text:p>6.6474159167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.611979" calcext:value-type="float">
            <text:p>6.611979</text:p>
          </table:table-cell>
          <table:table-cell office:value-type="float" office:value="6.64813955" calcext:value-type="float">
            <text:p>6.64813955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.634658" calcext:value-type="float">
            <text:p>6.634658</text:p>
          </table:table-cell>
          <table:table-cell office:value-type="float" office:value="6.64868815" calcext:value-type="float">
            <text:p>6.64868815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.667482" calcext:value-type="float">
            <text:p>6.667482</text:p>
          </table:table-cell>
          <table:table-cell office:value-type="float" office:value="6.6617091333" calcext:value-type="float">
            <text:p>6.6617091333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.688255" calcext:value-type="float">
            <text:p>6.688255</text:p>
          </table:table-cell>
          <table:table-cell office:value-type="float" office:value="6.66299055" calcext:value-type="float">
            <text:p>6.66299055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.591382" calcext:value-type="float">
            <text:p>6.591382</text:p>
          </table:table-cell>
          <table:table-cell office:value-type="float" office:value="6.6631412833" calcext:value-type="float">
            <text:p>6.6631412833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.772411" calcext:value-type="float">
            <text:p>6.772411</text:p>
          </table:table-cell>
          <table:table-cell office:value-type="float" office:value="6.6643213333" calcext:value-type="float">
            <text:p>6.6643213333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.717243" calcext:value-type="float">
            <text:p>6.717243</text:p>
          </table:table-cell>
          <table:table-cell office:value-type="float" office:value="6.6621168667" calcext:value-type="float">
            <text:p>6.6621168667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.672002" calcext:value-type="float">
            <text:p>6.672002</text:p>
          </table:table-cell>
          <table:table-cell office:value-type="float" office:value="6.6608007667" calcext:value-type="float">
            <text:p>6.6608007667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.636493" calcext:value-type="float">
            <text:p>6.636493</text:p>
          </table:table-cell>
          <table:table-cell office:value-type="float" office:value="6.6605523333" calcext:value-type="float">
            <text:p>6.6605523333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.622758" calcext:value-type="float">
            <text:p>6.622758</text:p>
          </table:table-cell>
          <table:table-cell office:value-type="float" office:value="6.66144325" calcext:value-type="float">
            <text:p>6.66144325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.635899" calcext:value-type="float">
            <text:p>6.635899</text:p>
          </table:table-cell>
          <table:table-cell office:value-type="float" office:value="6.6632609667" calcext:value-type="float">
            <text:p>6.6632609667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.66975" calcext:value-type="float">
            <text:p>6.66975</text:p>
          </table:table-cell>
          <table:table-cell office:value-type="float" office:value="6.6668476833" calcext:value-type="float">
            <text:p>6.6668476833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.711597" calcext:value-type="float">
            <text:p>6.711597</text:p>
          </table:table-cell>
          <table:table-cell office:value-type="float" office:value="6.6662983667" calcext:value-type="float">
            <text:p>6.6662983667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.757963" calcext:value-type="float">
            <text:p>6.757963</text:p>
          </table:table-cell>
          <table:table-cell office:value-type="float" office:value="6.6657264" calcext:value-type="float">
            <text:p>6.6657264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.664799" calcext:value-type="float">
            <text:p>6.664799</text:p>
          </table:table-cell>
          <table:table-cell office:value-type="float" office:value="6.6643089333" calcext:value-type="float">
            <text:p>6.6643089333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.708487" calcext:value-type="float">
            <text:p>6.708487</text:p>
          </table:table-cell>
          <table:table-cell office:value-type="float" office:value="6.6642411833" calcext:value-type="float">
            <text:p>6.6642411833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.688054" calcext:value-type="float">
            <text:p>6.688054</text:p>
          </table:table-cell>
          <table:table-cell office:value-type="float" office:value="6.6633005" calcext:value-type="float">
            <text:p>6.6633005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.658033" calcext:value-type="float">
            <text:p>6.658033</text:p>
          </table:table-cell>
          <table:table-cell office:value-type="float" office:value="6.6626947167" calcext:value-type="float">
            <text:p>6.6626947167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.635785" calcext:value-type="float">
            <text:p>6.635785</text:p>
          </table:table-cell>
          <table:table-cell office:value-type="float" office:value="6.662681" calcext:value-type="float">
            <text:p>6.662681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.63253" calcext:value-type="float">
            <text:p>6.63253</text:p>
          </table:table-cell>
          <table:table-cell office:value-type="float" office:value="6.6630491667" calcext:value-type="float">
            <text:p>6.6630491667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.648632" calcext:value-type="float">
            <text:p>6.648632</text:p>
          </table:table-cell>
          <table:table-cell office:value-type="float" office:value="6.6628219667" calcext:value-type="float">
            <text:p>6.6628219667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.673213" calcext:value-type="float">
            <text:p>6.673213</text:p>
          </table:table-cell>
          <table:table-cell office:value-type="float" office:value="6.6691782667" calcext:value-type="float">
            <text:p>6.6691782667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.687367" calcext:value-type="float">
            <text:p>6.687367</text:p>
          </table:table-cell>
          <table:table-cell office:value-type="float" office:value="6.67039715" calcext:value-type="float">
            <text:p>6.67039715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.536747" calcext:value-type="float">
            <text:p>6.536747</text:p>
          </table:table-cell>
          <table:table-cell office:value-type="float" office:value="6.6705708" calcext:value-type="float">
            <text:p>6.6705708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.736615" calcext:value-type="float">
            <text:p>6.736615</text:p>
          </table:table-cell>
          <table:table-cell office:value-type="float" office:value="6.6726897333" calcext:value-type="float">
            <text:p>6.6726897333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.694768" calcext:value-type="float">
            <text:p>6.694768</text:p>
          </table:table-cell>
          <table:table-cell office:value-type="float" office:value="6.6711429167" calcext:value-type="float">
            <text:p>6.6711429167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.658347" calcext:value-type="float">
            <text:p>6.658347</text:p>
          </table:table-cell>
          <table:table-cell office:value-type="float" office:value="6.6702748833" calcext:value-type="float">
            <text:p>6.6702748833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.633262" calcext:value-type="float">
            <text:p>6.633262</text:p>
          </table:table-cell>
          <table:table-cell office:value-type="float" office:value="6.6703046667" calcext:value-type="float">
            <text:p>6.6703046667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.62927" calcext:value-type="float">
            <text:p>6.62927</text:p>
          </table:table-cell>
          <table:table-cell office:value-type="float" office:value="6.67125475" calcext:value-type="float">
            <text:p>6.67125475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.647646" calcext:value-type="float">
            <text:p>6.647646</text:p>
          </table:table-cell>
          <table:table-cell office:value-type="float" office:value="6.6729709" calcext:value-type="float">
            <text:p>6.6729709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.679682" calcext:value-type="float">
            <text:p>6.679682</text:p>
          </table:table-cell>
          <table:table-cell office:value-type="float" office:value="6.6781114833" calcext:value-type="float">
            <text:p>6.6781114833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.712672" calcext:value-type="float">
            <text:p>6.712672</text:p>
          </table:table-cell>
          <table:table-cell office:value-type="float" office:value="6.6771266167" calcext:value-type="float">
            <text:p>6.6771266167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.742808" calcext:value-type="float">
            <text:p>6.742808</text:p>
          </table:table-cell>
          <table:table-cell office:value-type="float" office:value="6.6761506" calcext:value-type="float">
            <text:p>6.6761506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.699863" calcext:value-type="float">
            <text:p>6.699863</text:p>
          </table:table-cell>
          <table:table-cell office:value-type="float" office:value="6.6746376167" calcext:value-type="float">
            <text:p>6.6746376167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.701216" calcext:value-type="float">
            <text:p>6.701216</text:p>
          </table:table-cell>
          <table:table-cell office:value-type="float" office:value="6.67372325" calcext:value-type="float">
            <text:p>6.67372325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.675733" calcext:value-type="float">
            <text:p>6.675733</text:p>
          </table:table-cell>
          <table:table-cell office:value-type="float" office:value="6.67273915" calcext:value-type="float">
            <text:p>6.67273915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.646602" calcext:value-type="float">
            <text:p>6.646602</text:p>
          </table:table-cell>
          <table:table-cell office:value-type="float" office:value="6.6722392333" calcext:value-type="float">
            <text:p>6.6722392333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.627138" calcext:value-type="float">
            <text:p>6.627138</text:p>
          </table:table-cell>
          <table:table-cell office:value-type="float" office:value="6.67231695" calcext:value-type="float">
            <text:p>6.67231695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.625575" calcext:value-type="float">
            <text:p>6.625575</text:p>
          </table:table-cell>
          <table:table-cell office:value-type="float" office:value="6.6726486833" calcext:value-type="float">
            <text:p>6.6726486833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.64042" calcext:value-type="float">
            <text:p>6.64042</text:p>
          </table:table-cell>
          <table:table-cell office:value-type="float" office:value="6.6719946167" calcext:value-type="float">
            <text:p>6.6719946167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.66017" calcext:value-type="float">
            <text:p>6.66017</text:p>
          </table:table-cell>
          <table:table-cell office:value-type="float" office:value="6.6767106167" calcext:value-type="float">
            <text:p>6.6767106167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.663052" calcext:value-type="float">
            <text:p>6.663052</text:p>
          </table:table-cell>
          <table:table-cell office:value-type="float" office:value="6.6780333167" calcext:value-type="float">
            <text:p>6.6780333167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5.489467" calcext:value-type="float">
            <text:p>5.489467</text:p>
          </table:table-cell>
          <table:table-cell office:value-type="float" office:value="6.6785749667" calcext:value-type="float">
            <text:p>6.6785749667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.736951" calcext:value-type="float">
            <text:p>6.736951</text:p>
          </table:table-cell>
          <table:table-cell office:value-type="float" office:value="6.6981799167" calcext:value-type="float">
            <text:p>6.6981799167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.691888" calcext:value-type="float">
            <text:p>6.691888</text:p>
          </table:table-cell>
          <table:table-cell office:value-type="float" office:value="6.69670835" calcext:value-type="float">
            <text:p>6.69670835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.656614" calcext:value-type="float">
            <text:p>6.656614</text:p>
          </table:table-cell>
          <table:table-cell office:value-type="float" office:value="6.6959748833" calcext:value-type="float">
            <text:p>6.6959748833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.633982" calcext:value-type="float">
            <text:p>6.633982</text:p>
          </table:table-cell>
          <table:table-cell office:value-type="float" office:value="6.6960738667" calcext:value-type="float">
            <text:p>6.6960738667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.632032" calcext:value-type="float">
            <text:p>6.632032</text:p>
          </table:table-cell>
          <table:table-cell office:value-type="float" office:value="6.6969624333" calcext:value-type="float">
            <text:p>6.6969624333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.651218" calcext:value-type="float">
            <text:p>6.651218</text:p>
          </table:table-cell>
          <table:table-cell office:value-type="float" office:value="6.6984529167" calcext:value-type="float">
            <text:p>6.6984529167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.683412" calcext:value-type="float">
            <text:p>6.683412</text:p>
          </table:table-cell>
          <table:table-cell office:value-type="float" office:value="6.7058067" calcext:value-type="float">
            <text:p>6.7058067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.718944" calcext:value-type="float">
            <text:p>6.718944</text:p>
          </table:table-cell>
          <table:table-cell office:value-type="float" office:value="6.7052140667" calcext:value-type="float">
            <text:p>6.7052140667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.775867" calcext:value-type="float">
            <text:p>6.775867</text:p>
          </table:table-cell>
          <table:table-cell office:value-type="float" office:value="6.7042600333" calcext:value-type="float">
            <text:p>6.7042600333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.663643" calcext:value-type="float">
            <text:p>6.663643</text:p>
          </table:table-cell>
          <table:table-cell office:value-type="float" office:value="6.7022527" calcext:value-type="float">
            <text:p>6.7022527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.684685" calcext:value-type="float">
            <text:p>6.684685</text:p>
          </table:table-cell>
          <table:table-cell office:value-type="float" office:value="6.7019817333" calcext:value-type="float">
            <text:p>6.7019817333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.667617" calcext:value-type="float">
            <text:p>6.667617</text:p>
          </table:table-cell>
          <table:table-cell office:value-type="float" office:value="6.7013146833" calcext:value-type="float">
            <text:p>6.7013146833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.645164" calcext:value-type="float">
            <text:p>6.645164</text:p>
          </table:table-cell>
          <table:table-cell office:value-type="float" office:value="6.70100165" calcext:value-type="float">
            <text:p>6.70100165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.630278" calcext:value-type="float">
            <text:p>6.630278</text:p>
          </table:table-cell>
          <table:table-cell office:value-type="float" office:value="6.7011806833" calcext:value-type="float">
            <text:p>6.7011806833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.629959" calcext:value-type="float">
            <text:p>6.629959</text:p>
          </table:table-cell>
          <table:table-cell office:value-type="float" office:value="6.7016138" calcext:value-type="float">
            <text:p>6.7016138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.642291" calcext:value-type="float">
            <text:p>6.642291</text:p>
          </table:table-cell>
          <table:table-cell office:value-type="float" office:value="6.7012598833" calcext:value-type="float">
            <text:p>6.7012598833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.656003" calcext:value-type="float">
            <text:p>6.656003</text:p>
          </table:table-cell>
          <table:table-cell office:value-type="float" office:value="6.7037584167" calcext:value-type="float">
            <text:p>6.7037584167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.644895" calcext:value-type="float">
            <text:p>6.644895</text:p>
          </table:table-cell>
          <table:table-cell office:value-type="float" office:value="6.70474385" calcext:value-type="float">
            <text:p>6.70474385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7.415917" calcext:value-type="float">
            <text:p>7.415917</text:p>
          </table:table-cell>
          <table:table-cell office:value-type="float" office:value="6.7054603833" calcext:value-type="float">
            <text:p>6.7054603833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.744367" calcext:value-type="float">
            <text:p>6.744367</text:p>
          </table:table-cell>
          <table:table-cell office:value-type="float" office:value="6.6929850833" calcext:value-type="float">
            <text:p>6.6929850833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.697299" calcext:value-type="float">
            <text:p>6.697299</text:p>
          </table:table-cell>
          <table:table-cell office:value-type="float" office:value="6.6915019667" calcext:value-type="float">
            <text:p>6.6915019667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.662185" calcext:value-type="float">
            <text:p>6.662185</text:p>
          </table:table-cell>
          <table:table-cell office:value-type="float" office:value="6.6907981833" calcext:value-type="float">
            <text:p>6.6907981833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.640143" calcext:value-type="float">
            <text:p>6.640143</text:p>
          </table:table-cell>
          <table:table-cell office:value-type="float" office:value="6.6908552167" calcext:value-type="float">
            <text:p>6.6908552167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.638277" calcext:value-type="float">
            <text:p>6.638277</text:p>
          </table:table-cell>
          <table:table-cell office:value-type="float" office:value="6.6915585833" calcext:value-type="float">
            <text:p>6.6915585833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.657096" calcext:value-type="float">
            <text:p>6.657096</text:p>
          </table:table-cell>
          <table:table-cell office:value-type="float" office:value="6.6926345167" calcext:value-type="float">
            <text:p>6.6926345167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.689948" calcext:value-type="float">
            <text:p>6.689948</text:p>
          </table:table-cell>
          <table:table-cell office:value-type="float" office:value="6.6853702333" calcext:value-type="float">
            <text:p>6.6853702333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.731821" calcext:value-type="float">
            <text:p>6.731821</text:p>
          </table:table-cell>
          <table:table-cell office:value-type="float" office:value="6.68516435" calcext:value-type="float">
            <text:p>6.68516435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.851102" calcext:value-type="float">
            <text:p>6.851102</text:p>
          </table:table-cell>
          <table:table-cell office:value-type="float" office:value="6.68425735" calcext:value-type="float">
            <text:p>6.68425735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.636791" calcext:value-type="float">
            <text:p>6.636791</text:p>
          </table:table-cell>
          <table:table-cell office:value-type="float" office:value="6.68123505" calcext:value-type="float">
            <text:p>6.68123505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.677279" calcext:value-type="float">
            <text:p>6.677279</text:p>
          </table:table-cell>
          <table:table-cell office:value-type="float" office:value="6.6816711" calcext:value-type="float">
            <text:p>6.6816711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.672915" calcext:value-type="float">
            <text:p>6.672915</text:p>
          </table:table-cell>
          <table:table-cell office:value-type="float" office:value="6.68140635" calcext:value-type="float">
            <text:p>6.68140635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.660734" calcext:value-type="float">
            <text:p>6.660734</text:p>
          </table:table-cell>
          <table:table-cell office:value-type="float" office:value="6.6812875" calcext:value-type="float">
            <text:p>6.6812875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.652046" calcext:value-type="float">
            <text:p>6.652046</text:p>
          </table:table-cell>
          <table:table-cell office:value-type="float" office:value="6.6814930167" calcext:value-type="float">
            <text:p>6.6814930167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.651707" calcext:value-type="float">
            <text:p>6.651707</text:p>
          </table:table-cell>
          <table:table-cell office:value-type="float" office:value="6.68192125" calcext:value-type="float">
            <text:p>6.68192125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.65721" calcext:value-type="float">
            <text:p>6.65721</text:p>
          </table:table-cell>
          <table:table-cell office:value-type="float" office:value="6.6820843333" calcext:value-type="float">
            <text:p>6.6820843333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.657875" calcext:value-type="float">
            <text:p>6.657875</text:p>
          </table:table-cell>
          <table:table-cell office:value-type="float" office:value="6.6829020167" calcext:value-type="float">
            <text:p>6.6829020167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6.618898" calcext:value-type="float">
            <text:p>6.618898</text:p>
          </table:table-cell>
          <table:table-cell office:value-type="float" office:value="6.6834125333" calcext:value-type="float">
            <text:p>6.6834125333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7.03001" calcext:value-type="float">
            <text:p>7.03001</text:p>
          </table:table-cell>
          <table:table-cell office:value-type="float" office:value="6.6843662833" calcext:value-type="float">
            <text:p>6.6843662833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6.746346" calcext:value-type="float">
            <text:p>6.746346</text:p>
          </table:table-cell>
          <table:table-cell office:value-type="float" office:value="6.6782953667" calcext:value-type="float">
            <text:p>6.6782953667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.697786" calcext:value-type="float">
            <text:p>6.697786</text:p>
          </table:table-cell>
          <table:table-cell office:value-type="float" office:value="6.6768641833" calcext:value-type="float">
            <text:p>6.6768641833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6.663883" calcext:value-type="float">
            <text:p>6.663883</text:p>
          </table:table-cell>
          <table:table-cell office:value-type="float" office:value="6.6762636833" calcext:value-type="float">
            <text:p>6.6762636833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.643806" calcext:value-type="float">
            <text:p>6.643806</text:p>
          </table:table-cell>
          <table:table-cell office:value-type="float" office:value="6.6763252667" calcext:value-type="float">
            <text:p>6.6763252667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.642686" calcext:value-type="float">
            <text:p>6.642686</text:p>
          </table:table-cell>
          <table:table-cell office:value-type="float" office:value="6.6768189667" calcext:value-type="float">
            <text:p>6.6768189667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.660134" calcext:value-type="float">
            <text:p>6.660134</text:p>
          </table:table-cell>
          <table:table-cell office:value-type="float" office:value="6.6773250333" calcext:value-type="float">
            <text:p>6.6773250333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.690267" calcext:value-type="float">
            <text:p>6.690267</text:p>
          </table:table-cell>
          <table:table-cell office:value-type="float" office:value="6.67828855" calcext:value-type="float">
            <text:p>6.67828855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.732239" calcext:value-type="float">
            <text:p>6.732239</text:p>
          </table:table-cell>
          <table:table-cell office:value-type="float" office:value="6.6781494833" calcext:value-type="float">
            <text:p>6.6781494833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.956081" calcext:value-type="float">
            <text:p>6.956081</text:p>
          </table:table-cell>
          <table:table-cell office:value-type="float" office:value="6.6771279" calcext:value-type="float">
            <text:p>6.6771279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.62059" calcext:value-type="float">
            <text:p>6.62059</text:p>
          </table:table-cell>
          <table:table-cell office:value-type="float" office:value="6.6722079" calcext:value-type="float">
            <text:p>6.6722079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.654111" calcext:value-type="float">
            <text:p>6.654111</text:p>
          </table:table-cell>
          <table:table-cell office:value-type="float" office:value="6.6727636833" calcext:value-type="float">
            <text:p>6.6727636833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.652029" calcext:value-type="float">
            <text:p>6.652029</text:p>
          </table:table-cell>
          <table:table-cell office:value-type="float" office:value="6.67273515" calcext:value-type="float">
            <text:p>6.67273515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.645001" calcext:value-type="float">
            <text:p>6.645001</text:p>
          </table:table-cell>
          <table:table-cell office:value-type="float" office:value="6.6728035333" calcext:value-type="float">
            <text:p>6.6728035333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.64217" calcext:value-type="float">
            <text:p>6.64217</text:p>
          </table:table-cell>
          <table:table-cell office:value-type="float" office:value="6.6730916167" calcext:value-type="float">
            <text:p>6.6730916167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.645738" calcext:value-type="float">
            <text:p>6.645738</text:p>
          </table:table-cell>
          <table:table-cell office:value-type="float" office:value="6.67348945" calcext:value-type="float">
            <text:p>6.67348945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.651265" calcext:value-type="float">
            <text:p>6.651265</text:p>
          </table:table-cell>
          <table:table-cell office:value-type="float" office:value="6.6733588833" calcext:value-type="float">
            <text:p>6.6733588833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.647042" calcext:value-type="float">
            <text:p>6.647042</text:p>
          </table:table-cell>
          <table:table-cell office:value-type="float" office:value="6.6740726833" calcext:value-type="float">
            <text:p>6.6740726833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.586331" calcext:value-type="float">
            <text:p>6.586331</text:p>
          </table:table-cell>
          <table:table-cell office:value-type="float" office:value="6.6746823667" calcext:value-type="float">
            <text:p>6.6746823667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.92338" calcext:value-type="float">
            <text:p>6.92338</text:p>
          </table:table-cell>
          <table:table-cell office:value-type="float" office:value="6.6761738833" calcext:value-type="float">
            <text:p>6.6761738833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.739532" calcext:value-type="float">
            <text:p>6.739532</text:p>
          </table:table-cell>
          <table:table-cell office:value-type="float" office:value="6.6719266167" calcext:value-type="float">
            <text:p>6.6719266167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.695551" calcext:value-type="float">
            <text:p>6.695551</text:p>
          </table:table-cell>
          <table:table-cell office:value-type="float" office:value="6.6706684667" calcext:value-type="float">
            <text:p>6.6706684667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.665764" calcext:value-type="float">
            <text:p>6.665764</text:p>
          </table:table-cell>
          <table:table-cell office:value-type="float" office:value="6.67013685" calcext:value-type="float">
            <text:p>6.67013685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.648657" calcext:value-type="float">
            <text:p>6.648657</text:p>
          </table:table-cell>
          <table:table-cell office:value-type="float" office:value="6.67014605" calcext:value-type="float">
            <text:p>6.67014605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.64788" calcext:value-type="float">
            <text:p>6.64788</text:p>
          </table:table-cell>
          <table:table-cell office:value-type="float" office:value="6.6704926667" calcext:value-type="float">
            <text:p>6.6704926667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.662553" calcext:value-type="float">
            <text:p>6.662553</text:p>
          </table:table-cell>
          <table:table-cell office:value-type="float" office:value="6.6708686" calcext:value-type="float">
            <text:p>6.6708686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.687296" calcext:value-type="float">
            <text:p>6.687296</text:p>
          </table:table-cell>
          <table:table-cell office:value-type="float" office:value="6.6710731" calcext:value-type="float">
            <text:p>6.6710731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.721461" calcext:value-type="float">
            <text:p>6.721461</text:p>
          </table:table-cell>
          <table:table-cell office:value-type="float" office:value="6.6707846" calcext:value-type="float">
            <text:p>6.6707846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7.092445" calcext:value-type="float">
            <text:p>7.092445</text:p>
          </table:table-cell>
          <table:table-cell office:value-type="float" office:value="6.6698547667" calcext:value-type="float">
            <text:p>6.6698547667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.647854" calcext:value-type="float">
            <text:p>6.647854</text:p>
          </table:table-cell>
          <table:table-cell office:value-type="float" office:value="6.6626681333" calcext:value-type="float">
            <text:p>6.6626681333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.661702" calcext:value-type="float">
            <text:p>6.661702</text:p>
          </table:table-cell>
          <table:table-cell office:value-type="float" office:value="6.66284065" calcext:value-type="float">
            <text:p>6.66284065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.655427" calcext:value-type="float">
            <text:p>6.655427</text:p>
          </table:table-cell>
          <table:table-cell office:value-type="float" office:value="6.6627707167" calcext:value-type="float">
            <text:p>6.6627707167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.647385" calcext:value-type="float">
            <text:p>6.647385</text:p>
          </table:table-cell>
          <table:table-cell office:value-type="float" office:value="6.6628221167" calcext:value-type="float">
            <text:p>6.6628221167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.644662" calcext:value-type="float">
            <text:p>6.644662</text:p>
          </table:table-cell>
          <table:table-cell office:value-type="float" office:value="6.6630141833" calcext:value-type="float">
            <text:p>6.6630141833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.648835" calcext:value-type="float">
            <text:p>6.648835</text:p>
          </table:table-cell>
          <table:table-cell office:value-type="float" office:value="6.6631567" calcext:value-type="float">
            <text:p>6.6631567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.655906" calcext:value-type="float">
            <text:p>6.655906</text:p>
          </table:table-cell>
          <table:table-cell office:value-type="float" office:value="6.6602644" calcext:value-type="float">
            <text:p>6.6602644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.656265" calcext:value-type="float">
            <text:p>6.656265</text:p>
          </table:table-cell>
          <table:table-cell office:value-type="float" office:value="6.6609743833" calcext:value-type="float">
            <text:p>6.6609743833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.608724" calcext:value-type="float">
            <text:p>6.608724</text:p>
          </table:table-cell>
          <table:table-cell office:value-type="float" office:value="6.6614585167" calcext:value-type="float">
            <text:p>6.6614585167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.792203" calcext:value-type="float">
            <text:p>6.792203</text:p>
          </table:table-cell>
          <table:table-cell office:value-type="float" office:value="6.66262205" calcext:value-type="float">
            <text:p>6.66262205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.715129" calcext:value-type="float">
            <text:p>6.715129</text:p>
          </table:table-cell>
          <table:table-cell office:value-type="float" office:value="6.6606325" calcext:value-type="float">
            <text:p>6.6606325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.687887" calcext:value-type="float">
            <text:p>6.687887</text:p>
          </table:table-cell>
          <table:table-cell office:value-type="float" office:value="6.6598641667" calcext:value-type="float">
            <text:p>6.6598641667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.667399" calcext:value-type="float">
            <text:p>6.667399</text:p>
          </table:table-cell>
          <table:table-cell office:value-type="float" office:value="6.6595342333" calcext:value-type="float">
            <text:p>6.6595342333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.65538" calcext:value-type="float">
            <text:p>6.65538</text:p>
          </table:table-cell>
          <table:table-cell office:value-type="float" office:value="6.6595728333" calcext:value-type="float">
            <text:p>6.6595728333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.655072" calcext:value-type="float">
            <text:p>6.655072</text:p>
          </table:table-cell>
          <table:table-cell office:value-type="float" office:value="6.6598785833" calcext:value-type="float">
            <text:p>6.6598785833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.665607" calcext:value-type="float">
            <text:p>6.665607</text:p>
          </table:table-cell>
          <table:table-cell office:value-type="float" office:value="6.6604713833" calcext:value-type="float">
            <text:p>6.6604713833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.682345" calcext:value-type="float">
            <text:p>6.682345</text:p>
          </table:table-cell>
          <table:table-cell office:value-type="float" office:value="6.6599918667" calcext:value-type="float">
            <text:p>6.6599918667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.702833" calcext:value-type="float">
            <text:p>6.702833</text:p>
          </table:table-cell>
          <table:table-cell office:value-type="float" office:value="6.6595622833" calcext:value-type="float">
            <text:p>6.6595622833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.221239" calcext:value-type="float">
            <text:p>6.221239</text:p>
          </table:table-cell>
          <table:table-cell office:value-type="float" office:value="6.6588903167" calcext:value-type="float">
            <text:p>6.6588903167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.677595" calcext:value-type="float">
            <text:p>6.677595</text:p>
          </table:table-cell>
          <table:table-cell office:value-type="float" office:value="6.6663378833" calcext:value-type="float">
            <text:p>6.6663378833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.677401" calcext:value-type="float">
            <text:p>6.677401</text:p>
          </table:table-cell>
          <table:table-cell office:value-type="float" office:value="6.6662761833" calcext:value-type="float">
            <text:p>6.6662761833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.669764" calcext:value-type="float">
            <text:p>6.669764</text:p>
          </table:table-cell>
          <table:table-cell office:value-type="float" office:value="6.6662866333" calcext:value-type="float">
            <text:p>6.6662866333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.662954" calcext:value-type="float">
            <text:p>6.662954</text:p>
          </table:table-cell>
          <table:table-cell office:value-type="float" office:value="6.66640875" calcext:value-type="float">
            <text:p>6.66640875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.661394" calcext:value-type="float">
            <text:p>6.661394</text:p>
          </table:table-cell>
          <table:table-cell office:value-type="float" office:value="6.6664643" calcext:value-type="float">
            <text:p>6.6664643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.665784" calcext:value-type="float">
            <text:p>6.665784</text:p>
          </table:table-cell>
          <table:table-cell office:value-type="float" office:value="6.66592755" calcext:value-type="float">
            <text:p>6.66592755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.673065" calcext:value-type="float">
            <text:p>6.673065</text:p>
          </table:table-cell>
          <table:table-cell office:value-type="float" office:value="6.6818996833" calcext:value-type="float">
            <text:p>6.6818996833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.67774" calcext:value-type="float">
            <text:p>6.67774</text:p>
          </table:table-cell>
          <table:table-cell office:value-type="float" office:value="6.6829215833" calcext:value-type="float">
            <text:p>6.6829215833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.661492" calcext:value-type="float">
            <text:p>6.661492</text:p>
          </table:table-cell>
          <table:table-cell office:value-type="float" office:value="6.6833174333" calcext:value-type="float">
            <text:p>6.6833174333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.706271" calcext:value-type="float">
            <text:p>6.706271</text:p>
          </table:table-cell>
          <table:table-cell office:value-type="float" office:value="6.6837412333" calcext:value-type="float">
            <text:p>6.6837412333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.688506" calcext:value-type="float">
            <text:p>6.688506</text:p>
          </table:table-cell>
          <table:table-cell office:value-type="float" office:value="6.6832709167" calcext:value-type="float">
            <text:p>6.6832709167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.676123" calcext:value-type="float">
            <text:p>6.676123</text:p>
          </table:table-cell>
          <table:table-cell office:value-type="float" office:value="6.68301335" calcext:value-type="float">
            <text:p>6.68301335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.665755" calcext:value-type="float">
            <text:p>6.665755</text:p>
          </table:table-cell>
          <table:table-cell office:value-type="float" office:value="6.6829394667" calcext:value-type="float">
            <text:p>6.6829394667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.660475" calcext:value-type="float">
            <text:p>6.660475</text:p>
          </table:table-cell>
          <table:table-cell office:value-type="float" office:value="6.6830752" calcext:value-type="float">
            <text:p>6.6830752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.661756" calcext:value-type="float">
            <text:p>6.661756</text:p>
          </table:table-cell>
          <table:table-cell office:value-type="float" office:value="6.6834294" calcext:value-type="float">
            <text:p>6.6834294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.667578" calcext:value-type="float">
            <text:p>6.667578</text:p>
          </table:table-cell>
          <table:table-cell office:value-type="float" office:value="6.6846085" calcext:value-type="float">
            <text:p>6.6846085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.673428" calcext:value-type="float">
            <text:p>6.673428</text:p>
          </table:table-cell>
          <table:table-cell office:value-type="float" office:value="6.6840113" calcext:value-type="float">
            <text:p>6.6840113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.67305" calcext:value-type="float">
            <text:p>6.67305</text:p>
          </table:table-cell>
          <table:table-cell office:value-type="float" office:value="6.6837086833" calcext:value-type="float">
            <text:p>6.6837086833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.717945" calcext:value-type="float">
            <text:p>6.717945</text:p>
          </table:table-cell>
          <table:table-cell office:value-type="float" office:value="6.6835258" calcext:value-type="float">
            <text:p>6.6835258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.681923" calcext:value-type="float">
            <text:p>6.681923</text:p>
          </table:table-cell>
          <table:table-cell office:value-type="float" office:value="6.6826426667" calcext:value-type="float">
            <text:p>6.6826426667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.670944" calcext:value-type="float">
            <text:p>6.670944</text:p>
          </table:table-cell>
          <table:table-cell office:value-type="float" office:value="6.6823676333" calcext:value-type="float">
            <text:p>6.6823676333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.660881" calcext:value-type="float">
            <text:p>6.660881</text:p>
          </table:table-cell>
          <table:table-cell office:value-type="float" office:value="6.6822428167" calcext:value-type="float">
            <text:p>6.6822428167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.653937" calcext:value-type="float">
            <text:p>6.653937</text:p>
          </table:table-cell>
          <table:table-cell office:value-type="float" office:value="6.6821964333" calcext:value-type="float">
            <text:p>6.6821964333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.652399" calcext:value-type="float">
            <text:p>6.652399</text:p>
          </table:table-cell>
          <table:table-cell office:value-type="float" office:value="6.6820762333" calcext:value-type="float">
            <text:p>6.6820762333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.656132" calcext:value-type="float">
            <text:p>6.656132</text:p>
          </table:table-cell>
          <table:table-cell office:value-type="float" office:value="6.6814154333" calcext:value-type="float">
            <text:p>6.6814154333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.662286" calcext:value-type="float">
            <text:p>6.662286</text:p>
          </table:table-cell>
          <table:table-cell office:value-type="float" office:value="6.6847417667" calcext:value-type="float">
            <text:p>6.6847417667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.66604" calcext:value-type="float">
            <text:p>6.66604</text:p>
          </table:table-cell>
          <table:table-cell office:value-type="float" office:value="6.6853713167" calcext:value-type="float">
            <text:p>6.6853713167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.637904" calcext:value-type="float">
            <text:p>6.637904</text:p>
          </table:table-cell>
          <table:table-cell office:value-type="float" office:value="6.6856957833" calcext:value-type="float">
            <text:p>6.6856957833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.694093" calcext:value-type="float">
            <text:p>6.694093</text:p>
          </table:table-cell>
          <table:table-cell office:value-type="float" office:value="6.6864134833" calcext:value-type="float">
            <text:p>6.6864134833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.683623" calcext:value-type="float">
            <text:p>6.683623</text:p>
          </table:table-cell>
          <table:table-cell office:value-type="float" office:value="6.6861589167" calcext:value-type="float">
            <text:p>6.6861589167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.675822" calcext:value-type="float">
            <text:p>6.675822</text:p>
          </table:table-cell>
          <table:table-cell office:value-type="float" office:value="6.6860535333" calcext:value-type="float">
            <text:p>6.6860535333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.668544" calcext:value-type="float">
            <text:p>6.668544</text:p>
          </table:table-cell>
          <table:table-cell office:value-type="float" office:value="6.6860592667" calcext:value-type="float">
            <text:p>6.6860592667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.664043" calcext:value-type="float">
            <text:p>6.664043</text:p>
          </table:table-cell>
          <table:table-cell office:value-type="float" office:value="6.6861908667" calcext:value-type="float">
            <text:p>6.6861908667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.663654" calcext:value-type="float">
            <text:p>6.663654</text:p>
          </table:table-cell>
          <table:table-cell office:value-type="float" office:value="6.6865044333" calcext:value-type="float">
            <text:p>6.6865044333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.666316" calcext:value-type="float">
            <text:p>6.666316</text:p>
          </table:table-cell>
          <table:table-cell office:value-type="float" office:value="6.6884825333" calcext:value-type="float">
            <text:p>6.6884825333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.669454" calcext:value-type="float">
            <text:p>6.669454</text:p>
          </table:table-cell>
          <table:table-cell office:value-type="float" office:value="6.6880393" calcext:value-type="float">
            <text:p>6.6880393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.670436" calcext:value-type="float">
            <text:p>6.670436</text:p>
          </table:table-cell>
          <table:table-cell office:value-type="float" office:value="6.6878652667" calcext:value-type="float">
            <text:p>6.6878652667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.674823" calcext:value-type="float">
            <text:p>6.674823</text:p>
          </table:table-cell>
          <table:table-cell office:value-type="float" office:value="6.6878100833" calcext:value-type="float">
            <text:p>6.6878100833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.669986" calcext:value-type="float">
            <text:p>6.669986</text:p>
          </table:table-cell>
          <table:table-cell office:value-type="float" office:value="6.68773635" calcext:value-type="float">
            <text:p>6.68773635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.665671" calcext:value-type="float">
            <text:p>6.665671</text:p>
          </table:table-cell>
          <table:table-cell office:value-type="float" office:value="6.6877249167" calcext:value-type="float">
            <text:p>6.6877249167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.661247" calcext:value-type="float">
            <text:p>6.661247</text:p>
          </table:table-cell>
          <table:table-cell office:value-type="float" office:value="6.6877033833" calcext:value-type="float">
            <text:p>6.6877033833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.658205" calcext:value-type="float">
            <text:p>6.658205</text:p>
          </table:table-cell>
          <table:table-cell office:value-type="float" office:value="6.6876210333" calcext:value-type="float">
            <text:p>6.6876210333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.657506" calcext:value-type="float">
            <text:p>6.657506</text:p>
          </table:table-cell>
          <table:table-cell office:value-type="float" office:value="6.6873937333" calcext:value-type="float">
            <text:p>6.6873937333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.658511" calcext:value-type="float">
            <text:p>6.658511</text:p>
          </table:table-cell>
          <table:table-cell office:value-type="float" office:value="6.6866705333" calcext:value-type="float">
            <text:p>6.6866705333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.658909" calcext:value-type="float">
            <text:p>6.658909</text:p>
          </table:table-cell>
          <table:table-cell office:value-type="float" office:value="6.6877777167" calcext:value-type="float">
            <text:p>6.6877777167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.653213" calcext:value-type="float">
            <text:p>6.653213</text:p>
          </table:table-cell>
          <table:table-cell office:value-type="float" office:value="6.6881125167" calcext:value-type="float">
            <text:p>6.6881125167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.475297" calcext:value-type="float">
            <text:p>6.475297</text:p>
          </table:table-cell>
          <table:table-cell office:value-type="float" office:value="6.6885034333" calcext:value-type="float">
            <text:p>6.6885034333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.698505" calcext:value-type="float">
            <text:p>6.698505</text:p>
          </table:table-cell>
          <table:table-cell office:value-type="float" office:value="6.6919078333" calcext:value-type="float">
            <text:p>6.6919078333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.685313" calcext:value-type="float">
            <text:p>6.685313</text:p>
          </table:table-cell>
          <table:table-cell office:value-type="float" office:value="6.6916377667" calcext:value-type="float">
            <text:p>6.6916377667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.678536" calcext:value-type="float">
            <text:p>6.678536</text:p>
          </table:table-cell>
          <table:table-cell office:value-type="float" office:value="6.6915873" calcext:value-type="float">
            <text:p>6.6915873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.67283" calcext:value-type="float">
            <text:p>6.67283</text:p>
          </table:table-cell>
          <table:table-cell office:value-type="float" office:value="6.6915871667" calcext:value-type="float">
            <text:p>6.6915871667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.669029" calcext:value-type="float">
            <text:p>6.669029</text:p>
          </table:table-cell>
          <table:table-cell office:value-type="float" office:value="6.6915763833" calcext:value-type="float">
            <text:p>6.6915763833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.668091" calcext:value-type="float">
            <text:p>6.668091</text:p>
          </table:table-cell>
          <table:table-cell office:value-type="float" office:value="6.6915465167" calcext:value-type="float">
            <text:p>6.6915465167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.669715" calcext:value-type="float">
            <text:p>6.669715</text:p>
          </table:table-cell>
          <table:table-cell office:value-type="float" office:value="6.6949749833" calcext:value-type="float">
            <text:p>6.6949749833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.673725" calcext:value-type="float">
            <text:p>6.673725</text:p>
          </table:table-cell>
          <table:table-cell office:value-type="float" office:value="6.6947428167" calcext:value-type="float">
            <text:p>6.6947428167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.69064" calcext:value-type="float">
            <text:p>6.69064</text:p>
          </table:table-cell>
          <table:table-cell office:value-type="float" office:value="6.6945852333" calcext:value-type="float">
            <text:p>6.6945852333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.636836" calcext:value-type="float">
            <text:p>6.636836</text:p>
          </table:table-cell>
          <table:table-cell office:value-type="float" office:value="6.6942847333" calcext:value-type="float">
            <text:p>6.6942847333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.65657" calcext:value-type="float">
            <text:p>6.65657</text:p>
          </table:table-cell>
          <table:table-cell office:value-type="float" office:value="6.6949795" calcext:value-type="float">
            <text:p>6.6949795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.662515" calcext:value-type="float">
            <text:p>6.662515</text:p>
          </table:table-cell>
          <table:table-cell office:value-type="float" office:value="6.6953696333" calcext:value-type="float">
            <text:p>6.6953696333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.668093" calcext:value-type="float">
            <text:p>6.668093</text:p>
          </table:table-cell>
          <table:table-cell office:value-type="float" office:value="6.6956019" calcext:value-type="float">
            <text:p>6.6956019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.673893" calcext:value-type="float">
            <text:p>6.673893</text:p>
          </table:table-cell>
          <table:table-cell office:value-type="float" office:value="6.6956014667" calcext:value-type="float">
            <text:p>6.6956014667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.678028" calcext:value-type="float">
            <text:p>6.678028</text:p>
          </table:table-cell>
          <table:table-cell office:value-type="float" office:value="6.6952369167" calcext:value-type="float">
            <text:p>6.6952369167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.677091" calcext:value-type="float">
            <text:p>6.677091</text:p>
          </table:table-cell>
          <table:table-cell office:value-type="float" office:value="6.69361985" calcext:value-type="float">
            <text:p>6.69361985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.666287" calcext:value-type="float">
            <text:p>6.666287</text:p>
          </table:table-cell>
          <table:table-cell office:value-type="float" office:value="6.6948832" calcext:value-type="float">
            <text:p>6.6948832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.629189" calcext:value-type="float">
            <text:p>6.629189</text:p>
          </table:table-cell>
          <table:table-cell office:value-type="float" office:value="6.6955422833" calcext:value-type="float">
            <text:p>6.6955422833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7.624112" calcext:value-type="float">
            <text:p>7.624112</text:p>
          </table:table-cell>
          <table:table-cell office:value-type="float" office:value="6.69666625" calcext:value-type="float">
            <text:p>6.69666625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.734379" calcext:value-type="float">
            <text:p>6.734379</text:p>
          </table:table-cell>
          <table:table-cell office:value-type="float" office:value="6.6811456333" calcext:value-type="float">
            <text:p>6.6811456333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.701491" calcext:value-type="float">
            <text:p>6.701491</text:p>
          </table:table-cell>
          <table:table-cell office:value-type="float" office:value="6.6804042333" calcext:value-type="float">
            <text:p>6.6804042333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.68692" calcext:value-type="float">
            <text:p>6.68692</text:p>
          </table:table-cell>
          <table:table-cell office:value-type="float" office:value="6.6801503833" calcext:value-type="float">
            <text:p>6.6801503833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.678052" calcext:value-type="float">
            <text:p>6.678052</text:p>
          </table:table-cell>
          <table:table-cell office:value-type="float" office:value="6.68007375" calcext:value-type="float">
            <text:p>6.68007375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.673052" calcext:value-type="float">
            <text:p>6.673052</text:p>
          </table:table-cell>
          <table:table-cell office:value-type="float" office:value="6.6801328667" calcext:value-type="float">
            <text:p>6.6801328667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.67169" calcext:value-type="float">
            <text:p>6.67169</text:p>
          </table:table-cell>
          <table:table-cell office:value-type="float" office:value="6.6805864833" calcext:value-type="float">
            <text:p>6.6805864833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.673899" calcext:value-type="float">
            <text:p>6.673899</text:p>
          </table:table-cell>
          <table:table-cell office:value-type="float" office:value="6.6766843833" calcext:value-type="float">
            <text:p>6.6766843833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.681727" calcext:value-type="float">
            <text:p>6.681727</text:p>
          </table:table-cell>
          <table:table-cell office:value-type="float" office:value="6.67596095" calcext:value-type="float">
            <text:p>6.67596095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.732502" calcext:value-type="float">
            <text:p>6.732502</text:p>
          </table:table-cell>
          <table:table-cell office:value-type="float" office:value="6.6755346167" calcext:value-type="float">
            <text:p>6.6755346167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.631746" calcext:value-type="float">
            <text:p>6.631746</text:p>
          </table:table-cell>
          <table:table-cell office:value-type="float" office:value="6.6745367833" calcext:value-type="float">
            <text:p>6.6745367833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.655271" calcext:value-type="float">
            <text:p>6.655271</text:p>
          </table:table-cell>
          <table:table-cell office:value-type="float" office:value="6.6753590667" calcext:value-type="float">
            <text:p>6.6753590667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.662077" calcext:value-type="float">
            <text:p>6.662077</text:p>
          </table:table-cell>
          <table:table-cell office:value-type="float" office:value="6.6757579833" calcext:value-type="float">
            <text:p>6.6757579833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.664957" calcext:value-type="float">
            <text:p>6.664957</text:p>
          </table:table-cell>
          <table:table-cell office:value-type="float" office:value="6.6758365" calcext:value-type="float">
            <text:p>6.6758365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.665421" calcext:value-type="float">
            <text:p>6.665421</text:p>
          </table:table-cell>
          <table:table-cell office:value-type="float" office:value="6.6755108" calcext:value-type="float">
            <text:p>6.6755108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.663455" calcext:value-type="float">
            <text:p>6.663455</text:p>
          </table:table-cell>
          <table:table-cell office:value-type="float" office:value="6.6746110333" calcext:value-type="float">
            <text:p>6.6746110333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.658098" calcext:value-type="float">
            <text:p>6.658098</text:p>
          </table:table-cell>
          <table:table-cell office:value-type="float" office:value="6.67041955" calcext:value-type="float">
            <text:p>6.67041955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.646725" calcext:value-type="float">
            <text:p>6.646725</text:p>
          </table:table-cell>
          <table:table-cell office:value-type="float" office:value="6.6716361" calcext:value-type="float">
            <text:p>6.6716361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.612751" calcext:value-type="float">
            <text:p>6.612751</text:p>
          </table:table-cell>
          <table:table-cell office:value-type="float" office:value="6.67238995" calcext:value-type="float">
            <text:p>6.67238995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.855712" calcext:value-type="float">
            <text:p>6.855712</text:p>
          </table:table-cell>
          <table:table-cell office:value-type="float" office:value="6.6736448333" calcext:value-type="float">
            <text:p>6.6736448333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.700059" calcext:value-type="float">
            <text:p>6.700059</text:p>
          </table:table-cell>
          <table:table-cell office:value-type="float" office:value="6.6708675833" calcext:value-type="float">
            <text:p>6.6708675833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685508" calcext:value-type="float">
            <text:p>6.685508</text:p>
          </table:table-cell>
          <table:table-cell office:value-type="float" office:value="6.6706726833" calcext:value-type="float">
            <text:p>6.6706726833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.680966" calcext:value-type="float">
            <text:p>6.680966</text:p>
          </table:table-cell>
          <table:table-cell office:value-type="float" office:value="6.6706521833" calcext:value-type="float">
            <text:p>6.6706521833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.678819" calcext:value-type="float">
            <text:p>6.678819</text:p>
          </table:table-cell>
          <table:table-cell office:value-type="float" office:value="6.6706083167" calcext:value-type="float">
            <text:p>6.6706083167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.6773" calcext:value-type="float">
            <text:p>6.6773</text:p>
          </table:table-cell>
          <table:table-cell office:value-type="float" office:value="6.6705547" calcext:value-type="float">
            <text:p>6.6705547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.676166" calcext:value-type="float">
            <text:p>6.676166</text:p>
          </table:table-cell>
          <table:table-cell office:value-type="float" office:value="6.67087195" calcext:value-type="float">
            <text:p>6.67087195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.67644" calcext:value-type="float">
            <text:p>6.67644</text:p>
          </table:table-cell>
          <table:table-cell office:value-type="float" office:value="6.6690960333" calcext:value-type="float">
            <text:p>6.6690960333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.682857" calcext:value-type="float">
            <text:p>6.682857</text:p>
          </table:table-cell>
          <table:table-cell office:value-type="float" office:value="6.6684593" calcext:value-type="float">
            <text:p>6.6684593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.78234" calcext:value-type="float">
            <text:p>6.78234</text:p>
          </table:table-cell>
          <table:table-cell office:value-type="float" office:value="6.66806075" calcext:value-type="float">
            <text:p>6.66806075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.639722" calcext:value-type="float">
            <text:p>6.639722</text:p>
          </table:table-cell>
          <table:table-cell office:value-type="float" office:value="6.66625065" calcext:value-type="float">
            <text:p>6.66625065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.659012" calcext:value-type="float">
            <text:p>6.659012</text:p>
          </table:table-cell>
          <table:table-cell office:value-type="float" office:value="6.666942" calcext:value-type="float">
            <text:p>6.666942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.667125" calcext:value-type="float">
            <text:p>6.667125</text:p>
          </table:table-cell>
          <table:table-cell office:value-type="float" office:value="6.6672756833" calcext:value-type="float">
            <text:p>6.6672756833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.670399" calcext:value-type="float">
            <text:p>6.670399</text:p>
          </table:table-cell>
          <table:table-cell office:value-type="float" office:value="6.6672787" calcext:value-type="float">
            <text:p>6.6672787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.6693" calcext:value-type="float">
            <text:p>6.6693</text:p>
          </table:table-cell>
          <table:table-cell office:value-type="float" office:value="6.6669022667" calcext:value-type="float">
            <text:p>6.6669022667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.664379" calcext:value-type="float">
            <text:p>6.664379</text:p>
          </table:table-cell>
          <table:table-cell office:value-type="float" office:value="6.6660186" calcext:value-type="float">
            <text:p>6.6660186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.656306" calcext:value-type="float">
            <text:p>6.656306</text:p>
          </table:table-cell>
          <table:table-cell office:value-type="float" office:value="6.6549880667" calcext:value-type="float">
            <text:p>6.6549880667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.644567" calcext:value-type="float">
            <text:p>6.644567</text:p>
          </table:table-cell>
          <table:table-cell office:value-type="float" office:value="6.6557639667" calcext:value-type="float">
            <text:p>6.6557639667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.614114" calcext:value-type="float">
            <text:p>6.614114</text:p>
          </table:table-cell>
          <table:table-cell office:value-type="float" office:value="6.6564608333" calcext:value-type="float">
            <text:p>6.6564608333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.724942" calcext:value-type="float">
            <text:p>6.724942</text:p>
          </table:table-cell>
          <table:table-cell office:value-type="float" office:value="6.6577046667" calcext:value-type="float">
            <text:p>6.6577046667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.678997" calcext:value-type="float">
            <text:p>6.678997</text:p>
          </table:table-cell>
          <table:table-cell office:value-type="float" office:value="6.6571596" calcext:value-type="float">
            <text:p>6.6571596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.676668" calcext:value-type="float">
            <text:p>6.676668</text:p>
          </table:table-cell>
          <table:table-cell office:value-type="float" office:value="6.6573625667" calcext:value-type="float">
            <text:p>6.6573625667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.679561" calcext:value-type="float">
            <text:p>6.679561</text:p>
          </table:table-cell>
          <table:table-cell office:value-type="float" office:value="6.6574900333" calcext:value-type="float">
            <text:p>6.6574900333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.682301" calcext:value-type="float">
            <text:p>6.682301</text:p>
          </table:table-cell>
          <table:table-cell office:value-type="float" office:value="6.6573963" calcext:value-type="float">
            <text:p>6.6573963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.682285" calcext:value-type="float">
            <text:p>6.682285</text:p>
          </table:table-cell>
          <table:table-cell office:value-type="float" office:value="6.6571141833" calcext:value-type="float">
            <text:p>6.6571141833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.678528" calcext:value-type="float">
            <text:p>6.678528</text:p>
          </table:table-cell>
          <table:table-cell office:value-type="float" office:value="6.6569852667" calcext:value-type="float">
            <text:p>6.6569852667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.672183" calcext:value-type="float">
            <text:p>6.672183</text:p>
          </table:table-cell>
          <table:table-cell office:value-type="float" office:value="6.6561845333" calcext:value-type="float">
            <text:p>6.6561845333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.667237" calcext:value-type="float">
            <text:p>6.667237</text:p>
          </table:table-cell>
          <table:table-cell office:value-type="float" office:value="6.65585775" calcext:value-type="float">
            <text:p>6.65585775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.873799" calcext:value-type="float">
            <text:p>6.873799</text:p>
          </table:table-cell>
          <table:table-cell office:value-type="float" office:value="6.6558686833" calcext:value-type="float">
            <text:p>6.6558686833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.655785" calcext:value-type="float">
            <text:p>6.655785</text:p>
          </table:table-cell>
          <table:table-cell office:value-type="float" office:value="6.65264195" calcext:value-type="float">
            <text:p>6.65264195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.66427" calcext:value-type="float">
            <text:p>6.66427</text:p>
          </table:table-cell>
          <table:table-cell office:value-type="float" office:value="6.6531365667" calcext:value-type="float">
            <text:p>6.6531365667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.67261" calcext:value-type="float">
            <text:p>6.67261</text:p>
          </table:table-cell>
          <table:table-cell office:value-type="float" office:value="6.6534229333" calcext:value-type="float">
            <text:p>6.6534229333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.678522" calcext:value-type="float">
            <text:p>6.678522</text:p>
          </table:table-cell>
          <table:table-cell office:value-type="float" office:value="6.6533671" calcext:value-type="float">
            <text:p>6.6533671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.679978" calcext:value-type="float">
            <text:p>6.679978</text:p>
          </table:table-cell>
          <table:table-cell office:value-type="float" office:value="6.6529291667" calcext:value-type="float">
            <text:p>6.6529291667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.676451" calcext:value-type="float">
            <text:p>6.676451</text:p>
          </table:table-cell>
          <table:table-cell office:value-type="float" office:value="6.6520704667" calcext:value-type="float">
            <text:p>6.6520704667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.668067" calcext:value-type="float">
            <text:p>6.668067</text:p>
          </table:table-cell>
          <table:table-cell office:value-type="float" office:value="6.6553024167" calcext:value-type="float">
            <text:p>6.6553024167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.65202" calcext:value-type="float">
            <text:p>6.65202</text:p>
          </table:table-cell>
          <table:table-cell office:value-type="float" office:value="6.6556517833" calcext:value-type="float">
            <text:p>6.6556517833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.581004" calcext:value-type="float">
            <text:p>6.581004</text:p>
          </table:table-cell>
          <table:table-cell office:value-type="float" office:value="6.6563547667" calcext:value-type="float">
            <text:p>6.6563547667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.752892" calcext:value-type="float">
            <text:p>6.752892</text:p>
          </table:table-cell>
          <table:table-cell office:value-type="float" office:value="6.6584387333" calcext:value-type="float">
            <text:p>6.6584387333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.705832" calcext:value-type="float">
            <text:p>6.705832</text:p>
          </table:table-cell>
          <table:table-cell office:value-type="float" office:value="6.6577734833" calcext:value-type="float">
            <text:p>6.6577734833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.696627" calcext:value-type="float">
            <text:p>6.696627</text:p>
          </table:table-cell>
          <table:table-cell office:value-type="float" office:value="6.6578428" calcext:value-type="float">
            <text:p>6.6578428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.692875" calcext:value-type="float">
            <text:p>6.692875</text:p>
          </table:table-cell>
          <table:table-cell office:value-type="float" office:value="6.6578510333" calcext:value-type="float">
            <text:p>6.6578510333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.689895" calcext:value-type="float">
            <text:p>6.689895</text:p>
          </table:table-cell>
          <table:table-cell office:value-type="float" office:value="6.6576159667" calcext:value-type="float">
            <text:p>6.6576159667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.68626" calcext:value-type="float">
            <text:p>6.68626</text:p>
          </table:table-cell>
          <table:table-cell office:value-type="float" office:value="6.6571470833" calcext:value-type="float">
            <text:p>6.6571470833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.682322" calcext:value-type="float">
            <text:p>6.682322</text:p>
          </table:table-cell>
          <table:table-cell office:value-type="float" office:value="6.6566132333" calcext:value-type="float">
            <text:p>6.6566132333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.681599" calcext:value-type="float">
            <text:p>6.681599</text:p>
          </table:table-cell>
          <table:table-cell office:value-type="float" office:value="6.65608135" calcext:value-type="float">
            <text:p>6.65608135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.700269" calcext:value-type="float">
            <text:p>6.700269</text:p>
          </table:table-cell>
          <table:table-cell office:value-type="float" office:value="6.6557268" calcext:value-type="float">
            <text:p>6.6557268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.437564" calcext:value-type="float">
            <text:p>6.437564</text:p>
          </table:table-cell>
          <table:table-cell office:value-type="float" office:value="6.6552848333" calcext:value-type="float">
            <text:p>6.6552848333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.630493" calcext:value-type="float">
            <text:p>6.630493</text:p>
          </table:table-cell>
          <table:table-cell office:value-type="float" office:value="6.6594025667" calcext:value-type="float">
            <text:p>6.6594025667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.656147" calcext:value-type="float">
            <text:p>6.656147</text:p>
          </table:table-cell>
          <table:table-cell office:value-type="float" office:value="6.6603570833" calcext:value-type="float">
            <text:p>6.6603570833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.672632" calcext:value-type="float">
            <text:p>6.672632</text:p>
          </table:table-cell>
          <table:table-cell office:value-type="float" office:value="6.6607712167" calcext:value-type="float">
            <text:p>6.6607712167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.681083" calcext:value-type="float">
            <text:p>6.681083</text:p>
          </table:table-cell>
          <table:table-cell office:value-type="float" office:value="6.6606539833" calcext:value-type="float">
            <text:p>6.6606539833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.679206" calcext:value-type="float">
            <text:p>6.679206</text:p>
          </table:table-cell>
          <table:table-cell office:value-type="float" office:value="6.66003885" calcext:value-type="float">
            <text:p>6.66003885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.666788" calcext:value-type="float">
            <text:p>6.666788</text:p>
          </table:table-cell>
          <table:table-cell office:value-type="float" office:value="6.65881525" calcext:value-type="float">
            <text:p>6.65881525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.645415" calcext:value-type="float">
            <text:p>6.645415</text:p>
          </table:table-cell>
          <table:table-cell office:value-type="float" office:value="6.6601046833" calcext:value-type="float">
            <text:p>6.6601046833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.611435" calcext:value-type="float">
            <text:p>6.611435</text:p>
          </table:table-cell>
          <table:table-cell office:value-type="float" office:value="6.660686" calcext:value-type="float">
            <text:p>6.660686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.411966" calcext:value-type="float">
            <text:p>6.411966</text:p>
          </table:table-cell>
          <table:table-cell office:value-type="float" office:value="6.66188905" calcext:value-type="float">
            <text:p>6.66188905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.731091" calcext:value-type="float">
            <text:p>6.731091</text:p>
          </table:table-cell>
          <table:table-cell office:value-type="float" office:value="6.6665800333" calcext:value-type="float">
            <text:p>6.6665800333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.691956" calcext:value-type="float">
            <text:p>6.691956</text:p>
          </table:table-cell>
          <table:table-cell office:value-type="float" office:value="6.6660522333" calcext:value-type="float">
            <text:p>6.6660522333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.688044" calcext:value-type="float">
            <text:p>6.688044</text:p>
          </table:table-cell>
          <table:table-cell office:value-type="float" office:value="6.66613335" calcext:value-type="float">
            <text:p>6.66613335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.689077" calcext:value-type="float">
            <text:p>6.689077</text:p>
          </table:table-cell>
          <table:table-cell office:value-type="float" office:value="6.6660908667" calcext:value-type="float">
            <text:p>6.6660908667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.688365" calcext:value-type="float">
            <text:p>6.688365</text:p>
          </table:table-cell>
          <table:table-cell office:value-type="float" office:value="6.6657626833" calcext:value-type="float">
            <text:p>6.6657626833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.684278" calcext:value-type="float">
            <text:p>6.684278</text:p>
          </table:table-cell>
          <table:table-cell office:value-type="float" office:value="6.6651936" calcext:value-type="float">
            <text:p>6.6651936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.678334" calcext:value-type="float">
            <text:p>6.678334</text:p>
          </table:table-cell>
          <table:table-cell office:value-type="float" office:value="6.66399905" calcext:value-type="float">
            <text:p>6.66399905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.675602" calcext:value-type="float">
            <text:p>6.675602</text:p>
          </table:table-cell>
          <table:table-cell office:value-type="float" office:value="6.6636091833" calcext:value-type="float">
            <text:p>6.6636091833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.696335" calcext:value-type="float">
            <text:p>6.696335</text:p>
          </table:table-cell>
          <table:table-cell office:value-type="float" office:value="6.6634165833" calcext:value-type="float">
            <text:p>6.6634165833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.569611" calcext:value-type="float">
            <text:p>6.569611</text:p>
          </table:table-cell>
          <table:table-cell office:value-type="float" office:value="6.6630881833" calcext:value-type="float">
            <text:p>6.6630881833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.638236" calcext:value-type="float">
            <text:p>6.638236</text:p>
          </table:table-cell>
          <table:table-cell office:value-type="float" office:value="6.6650263333" calcext:value-type="float">
            <text:p>6.6650263333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.658944" calcext:value-type="float">
            <text:p>6.658944</text:p>
          </table:table-cell>
          <table:table-cell office:value-type="float" office:value="6.6658413167" calcext:value-type="float">
            <text:p>6.6658413167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.673734" calcext:value-type="float">
            <text:p>6.673734</text:p>
          </table:table-cell>
          <table:table-cell office:value-type="float" office:value="6.6661733667" calcext:value-type="float">
            <text:p>6.6661733667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.681203" calcext:value-type="float">
            <text:p>6.681203</text:p>
          </table:table-cell>
          <table:table-cell office:value-type="float" office:value="6.6659920833" calcext:value-type="float">
            <text:p>6.6659920833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.679033" calcext:value-type="float">
            <text:p>6.679033</text:p>
          </table:table-cell>
          <table:table-cell office:value-type="float" office:value="6.6653249833" calcext:value-type="float">
            <text:p>6.6653249833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.667306" calcext:value-type="float">
            <text:p>6.667306</text:p>
          </table:table-cell>
          <table:table-cell office:value-type="float" office:value="6.66382375" calcext:value-type="float">
            <text:p>6.66382375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.647813" calcext:value-type="float">
            <text:p>6.647813</text:p>
          </table:table-cell>
          <table:table-cell office:value-type="float" office:value="6.6645773167" calcext:value-type="float">
            <text:p>6.6645773167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.61628" calcext:value-type="float">
            <text:p>6.61628</text:p>
          </table:table-cell>
          <table:table-cell office:value-type="float" office:value="6.6651651833" calcext:value-type="float">
            <text:p>6.6651651833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.002547" calcext:value-type="float">
            <text:p>6.002547</text:p>
          </table:table-cell>
          <table:table-cell office:value-type="float" office:value="6.6663710167" calcext:value-type="float">
            <text:p>6.6663710167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.70286" calcext:value-type="float">
            <text:p>6.70286</text:p>
          </table:table-cell>
          <table:table-cell office:value-type="float" office:value="6.6779505667" calcext:value-type="float">
            <text:p>6.6779505667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.686379" calcext:value-type="float">
            <text:p>6.686379</text:p>
          </table:table-cell>
          <table:table-cell office:value-type="float" office:value="6.6779144333" calcext:value-type="float">
            <text:p>6.6779144333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.688744" calcext:value-type="float">
            <text:p>6.688744</text:p>
          </table:table-cell>
          <table:table-cell office:value-type="float" office:value="6.6780641167" calcext:value-type="float">
            <text:p>6.6780641167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.692238" calcext:value-type="float">
            <text:p>6.692238</text:p>
          </table:table-cell>
          <table:table-cell office:value-type="float" office:value="6.6779601333" calcext:value-type="float">
            <text:p>6.6779601333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.691175" calcext:value-type="float">
            <text:p>6.691175</text:p>
          </table:table-cell>
          <table:table-cell office:value-type="float" office:value="6.6775406333" calcext:value-type="float">
            <text:p>6.6775406333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.684316" calcext:value-type="float">
            <text:p>6.684316</text:p>
          </table:table-cell>
          <table:table-cell office:value-type="float" office:value="6.6769556333" calcext:value-type="float">
            <text:p>6.6769556333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.673937" calcext:value-type="float">
            <text:p>6.673937</text:p>
          </table:table-cell>
          <table:table-cell office:value-type="float" office:value="6.67611605" calcext:value-type="float">
            <text:p>6.67611605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.665374" calcext:value-type="float">
            <text:p>6.665374</text:p>
          </table:table-cell>
          <table:table-cell office:value-type="float" office:value="6.6757853667" calcext:value-type="float">
            <text:p>6.6757853667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.67455" calcext:value-type="float">
            <text:p>6.67455</text:p>
          </table:table-cell>
          <table:table-cell office:value-type="float" office:value="6.6758284" calcext:value-type="float">
            <text:p>6.6758284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.630484" calcext:value-type="float">
            <text:p>6.630484</text:p>
          </table:table-cell>
          <table:table-cell office:value-type="float" office:value="6.6759557167" calcext:value-type="float">
            <text:p>6.6759557167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.652576" calcext:value-type="float">
            <text:p>6.652576</text:p>
          </table:table-cell>
          <table:table-cell office:value-type="float" office:value="6.6769612667" calcext:value-type="float">
            <text:p>6.6769612667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.667893" calcext:value-type="float">
            <text:p>6.667893</text:p>
          </table:table-cell>
          <table:table-cell office:value-type="float" office:value="6.6775803667" calcext:value-type="float">
            <text:p>6.6775803667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.680195" calcext:value-type="float">
            <text:p>6.680195</text:p>
          </table:table-cell>
          <table:table-cell office:value-type="float" office:value="6.6777549833" calcext:value-type="float">
            <text:p>6.6777549833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.685462" calcext:value-type="float">
            <text:p>6.685462</text:p>
          </table:table-cell>
          <table:table-cell office:value-type="float" office:value="6.6774058667" calcext:value-type="float">
            <text:p>6.6774058667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.681452" calcext:value-type="float">
            <text:p>6.681452</text:p>
          </table:table-cell>
          <table:table-cell office:value-type="float" office:value="6.6765268" calcext:value-type="float">
            <text:p>6.6765268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.66926" calcext:value-type="float">
            <text:p>6.66926</text:p>
          </table:table-cell>
          <table:table-cell office:value-type="float" office:value="6.6737068333" calcext:value-type="float">
            <text:p>6.6737068333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.652246" calcext:value-type="float">
            <text:p>6.652246</text:p>
          </table:table-cell>
          <table:table-cell office:value-type="float" office:value="6.6745026" calcext:value-type="float">
            <text:p>6.6745026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.628456" calcext:value-type="float">
            <text:p>6.628456</text:p>
          </table:table-cell>
          <table:table-cell office:value-type="float" office:value="6.6752679167" calcext:value-type="float">
            <text:p>6.6752679167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.870368" calcext:value-type="float">
            <text:p>6.870368</text:p>
          </table:table-cell>
          <table:table-cell office:value-type="float" office:value="6.6765609167" calcext:value-type="float">
            <text:p>6.6765609167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.689029" calcext:value-type="float">
            <text:p>6.689029</text:p>
          </table:table-cell>
          <table:table-cell office:value-type="float" office:value="6.6739751167" calcext:value-type="float">
            <text:p>6.6739751167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.694199" calcext:value-type="float">
            <text:p>6.694199</text:p>
          </table:table-cell>
          <table:table-cell office:value-type="float" office:value="6.6744497" calcext:value-type="float">
            <text:p>6.6744497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.706042" calcext:value-type="float">
            <text:p>6.706042</text:p>
          </table:table-cell>
          <table:table-cell office:value-type="float" office:value="6.6747187667" calcext:value-type="float">
            <text:p>6.6747187667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6.712977" calcext:value-type="float">
            <text:p>6.712977</text:p>
          </table:table-cell>
          <table:table-cell office:value-type="float" office:value="6.67455365" calcext:value-type="float">
            <text:p>6.67455365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.709991" calcext:value-type="float">
            <text:p>6.709991</text:p>
          </table:table-cell>
          <table:table-cell office:value-type="float" office:value="6.67402335" calcext:value-type="float">
            <text:p>6.67402335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.697121" calcext:value-type="float">
            <text:p>6.697121</text:p>
          </table:table-cell>
          <table:table-cell office:value-type="float" office:value="6.67347545" calcext:value-type="float">
            <text:p>6.67347545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.678771" calcext:value-type="float">
            <text:p>6.678771</text:p>
          </table:table-cell>
          <table:table-cell office:value-type="float" office:value="6.67242235" calcext:value-type="float">
            <text:p>6.67242235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.661762" calcext:value-type="float">
            <text:p>6.661762</text:p>
          </table:table-cell>
          <table:table-cell office:value-type="float" office:value="6.6720830333" calcext:value-type="float">
            <text:p>6.6720830333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.654229" calcext:value-type="float">
            <text:p>6.654229</text:p>
          </table:table-cell>
          <table:table-cell office:value-type="float" office:value="6.6722708167" calcext:value-type="float">
            <text:p>6.6722708167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.650409" calcext:value-type="float">
            <text:p>6.650409</text:p>
          </table:table-cell>
          <table:table-cell office:value-type="float" office:value="6.67280095" calcext:value-type="float">
            <text:p>6.67280095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.660326" calcext:value-type="float">
            <text:p>6.660326</text:p>
          </table:table-cell>
          <table:table-cell office:value-type="float" office:value="6.6735058333" calcext:value-type="float">
            <text:p>6.6735058333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.673751" calcext:value-type="float">
            <text:p>6.673751</text:p>
          </table:table-cell>
          <table:table-cell office:value-type="float" office:value="6.6739974833" calcext:value-type="float">
            <text:p>6.6739974833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.684628" calcext:value-type="float">
            <text:p>6.684628</text:p>
          </table:table-cell>
          <table:table-cell office:value-type="float" office:value="6.6740604" calcext:value-type="float">
            <text:p>6.6740604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.687764" calcext:value-type="float">
            <text:p>6.687764</text:p>
          </table:table-cell>
          <table:table-cell office:value-type="float" office:value="6.6736224667" calcext:value-type="float">
            <text:p>6.6736224667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6.680995" calcext:value-type="float">
            <text:p>6.680995</text:p>
          </table:table-cell>
          <table:table-cell office:value-type="float" office:value="6.67267115" calcext:value-type="float">
            <text:p>6.67267115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6.665598" calcext:value-type="float">
            <text:p>6.665598</text:p>
          </table:table-cell>
          <table:table-cell office:value-type="float" office:value="6.6602064667" calcext:value-type="float">
            <text:p>6.6602064667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6.644175" calcext:value-type="float">
            <text:p>6.644175</text:p>
          </table:table-cell>
          <table:table-cell office:value-type="float" office:value="6.66069315" calcext:value-type="float">
            <text:p>6.66069315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.60579" calcext:value-type="float">
            <text:p>6.60579</text:p>
          </table:table-cell>
          <table:table-cell office:value-type="float" office:value="6.66142275" calcext:value-type="float">
            <text:p>6.66142275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.744154" calcext:value-type="float">
            <text:p>6.744154</text:p>
          </table:table-cell>
          <table:table-cell office:value-type="float" office:value="6.6629153667" calcext:value-type="float">
            <text:p>6.6629153667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.680294" calcext:value-type="float">
            <text:p>6.680294</text:p>
          </table:table-cell>
          <table:table-cell office:value-type="float" office:value="6.6622124167" calcext:value-type="float">
            <text:p>6.6622124167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6.683618" calcext:value-type="float">
            <text:p>6.683618</text:p>
          </table:table-cell>
          <table:table-cell office:value-type="float" office:value="6.662571" calcext:value-type="float">
            <text:p>6.662571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.693425" calcext:value-type="float">
            <text:p>6.693425</text:p>
          </table:table-cell>
          <table:table-cell office:value-type="float" office:value="6.6627349833" calcext:value-type="float">
            <text:p>6.6627349833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.699423" calcext:value-type="float">
            <text:p>6.699423</text:p>
          </table:table-cell>
          <table:table-cell office:value-type="float" office:value="6.6625049167" calcext:value-type="float">
            <text:p>6.6625049167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.696823" calcext:value-type="float">
            <text:p>6.696823</text:p>
          </table:table-cell>
          <table:table-cell office:value-type="float" office:value="6.6619407833" calcext:value-type="float">
            <text:p>6.6619407833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.685495" calcext:value-type="float">
            <text:p>6.685495</text:p>
          </table:table-cell>
          <table:table-cell office:value-type="float" office:value="6.6612712833" calcext:value-type="float">
            <text:p>6.6612712833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6.669386" calcext:value-type="float">
            <text:p>6.669386</text:p>
          </table:table-cell>
          <table:table-cell office:value-type="float" office:value="6.6608009333" calcext:value-type="float">
            <text:p>6.6608009333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6.65422" calcext:value-type="float">
            <text:p>6.65422</text:p>
          </table:table-cell>
          <table:table-cell office:value-type="float" office:value="6.6607350167" calcext:value-type="float">
            <text:p>6.6607350167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.612605" calcext:value-type="float">
            <text:p>6.612605</text:p>
          </table:table-cell>
          <table:table-cell office:value-type="float" office:value="6.6611343333" calcext:value-type="float">
            <text:p>6.6611343333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6.654942" calcext:value-type="float">
            <text:p>6.654942</text:p>
          </table:table-cell>
          <table:table-cell office:value-type="float" office:value="6.6624170167" calcext:value-type="float">
            <text:p>6.6624170167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6.664046" calcext:value-type="float">
            <text:p>6.664046</text:p>
          </table:table-cell>
          <table:table-cell office:value-type="float" office:value="6.6630716167" calcext:value-type="float">
            <text:p>6.6630716167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.676631" calcext:value-type="float">
            <text:p>6.676631</text:p>
          </table:table-cell>
          <table:table-cell office:value-type="float" office:value="6.6634936833" calcext:value-type="float">
            <text:p>6.6634936833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.6859" calcext:value-type="float">
            <text:p>6.6859</text:p>
          </table:table-cell>
          <table:table-cell office:value-type="float" office:value="6.6634776333" calcext:value-type="float">
            <text:p>6.6634776333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.687135" calcext:value-type="float">
            <text:p>6.687135</text:p>
          </table:table-cell>
          <table:table-cell office:value-type="float" office:value="6.6629723833" calcext:value-type="float">
            <text:p>6.6629723833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.678867" calcext:value-type="float">
            <text:p>6.678867</text:p>
          </table:table-cell>
          <table:table-cell office:value-type="float" office:value="6.6619029833" calcext:value-type="float">
            <text:p>6.6619029833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.662857" calcext:value-type="float">
            <text:p>6.662857</text:p>
          </table:table-cell>
          <table:table-cell office:value-type="float" office:value="6.6649482167" calcext:value-type="float">
            <text:p>6.6649482167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6.641177" calcext:value-type="float">
            <text:p>6.641177</text:p>
          </table:table-cell>
          <table:table-cell office:value-type="float" office:value="6.6654586167" calcext:value-type="float">
            <text:p>6.6654586167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6.588959" calcext:value-type="float">
            <text:p>6.588959</text:p>
          </table:table-cell>
          <table:table-cell office:value-type="float" office:value="6.6663035833" calcext:value-type="float">
            <text:p>6.6663035833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.71252" calcext:value-type="float">
            <text:p>6.71252</text:p>
          </table:table-cell>
          <table:table-cell office:value-type="float" office:value="6.6681477333" calcext:value-type="float">
            <text:p>6.6681477333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.683085" calcext:value-type="float">
            <text:p>6.683085</text:p>
          </table:table-cell>
          <table:table-cell office:value-type="float" office:value="6.6680224333" calcext:value-type="float">
            <text:p>6.6680224333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.68863" calcext:value-type="float">
            <text:p>6.68863</text:p>
          </table:table-cell>
          <table:table-cell office:value-type="float" office:value="6.6683558833" calcext:value-type="float">
            <text:p>6.6683558833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.69732" calcext:value-type="float">
            <text:p>6.69732</text:p>
          </table:table-cell>
          <table:table-cell office:value-type="float" office:value="6.6684352333" calcext:value-type="float">
            <text:p>6.6684352333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.700692" calcext:value-type="float">
            <text:p>6.700692</text:p>
          </table:table-cell>
          <table:table-cell office:value-type="float" office:value="6.66813545" calcext:value-type="float">
            <text:p>6.66813545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.69536" calcext:value-type="float">
            <text:p>6.69536</text:p>
          </table:table-cell>
          <table:table-cell office:value-type="float" office:value="6.6675701667" calcext:value-type="float">
            <text:p>6.6675701667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.682505" calcext:value-type="float">
            <text:p>6.682505</text:p>
          </table:table-cell>
          <table:table-cell office:value-type="float" office:value="6.6670795333" calcext:value-type="float">
            <text:p>6.6670795333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.667068" calcext:value-type="float">
            <text:p>6.667068</text:p>
          </table:table-cell>
          <table:table-cell office:value-type="float" office:value="6.6666917167" calcext:value-type="float">
            <text:p>6.6666917167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.656075" calcext:value-type="float">
            <text:p>6.656075</text:p>
          </table:table-cell>
          <table:table-cell office:value-type="float" office:value="6.66675055" calcext:value-type="float">
            <text:p>6.66675055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.633941" calcext:value-type="float">
            <text:p>6.633941</text:p>
          </table:table-cell>
          <table:table-cell office:value-type="float" office:value="6.6672196333" calcext:value-type="float">
            <text:p>6.6672196333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.654096" calcext:value-type="float">
            <text:p>6.654096</text:p>
          </table:table-cell>
          <table:table-cell office:value-type="float" office:value="6.6682307333" calcext:value-type="float">
            <text:p>6.6682307333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.667956" calcext:value-type="float">
            <text:p>6.667956</text:p>
          </table:table-cell>
          <table:table-cell office:value-type="float" office:value="6.6689439333" calcext:value-type="float">
            <text:p>6.6689439333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.682189" calcext:value-type="float">
            <text:p>6.682189</text:p>
          </table:table-cell>
          <table:table-cell office:value-type="float" office:value="6.6692981833" calcext:value-type="float">
            <text:p>6.6692981833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.690817" calcext:value-type="float">
            <text:p>6.690817</text:p>
          </table:table-cell>
          <table:table-cell office:value-type="float" office:value="6.6691460333" calcext:value-type="float">
            <text:p>6.6691460333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.689722" calcext:value-type="float">
            <text:p>6.689722</text:p>
          </table:table-cell>
          <table:table-cell office:value-type="float" office:value="6.6684759167" calcext:value-type="float">
            <text:p>6.6684759167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.67837" calcext:value-type="float">
            <text:p>6.67837</text:p>
          </table:table-cell>
          <table:table-cell office:value-type="float" office:value="6.6670561667" calcext:value-type="float">
            <text:p>6.6670561667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.659248" calcext:value-type="float">
            <text:p>6.659248</text:p>
          </table:table-cell>
          <table:table-cell office:value-type="float" office:value="6.6684116833" calcext:value-type="float">
            <text:p>6.6684116833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.632718" calcext:value-type="float">
            <text:p>6.632718</text:p>
          </table:table-cell>
          <table:table-cell office:value-type="float" office:value="6.66908015" calcext:value-type="float">
            <text:p>6.66908015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.512254" calcext:value-type="float">
            <text:p>6.512254</text:p>
          </table:table-cell>
          <table:table-cell office:value-type="float" office:value="6.6702590333" calcext:value-type="float">
            <text:p>6.6702590333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.717006" calcext:value-type="float">
            <text:p>6.717006</text:p>
          </table:table-cell>
          <table:table-cell office:value-type="float" office:value="6.6736279833" calcext:value-type="float">
            <text:p>6.6736279833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.698165" calcext:value-type="float">
            <text:p>6.698165</text:p>
          </table:table-cell>
          <table:table-cell office:value-type="float" office:value="6.6737025333" calcext:value-type="float">
            <text:p>6.6737025333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.706036" calcext:value-type="float">
            <text:p>6.706036</text:p>
          </table:table-cell>
          <table:table-cell office:value-type="float" office:value="6.6740612167" calcext:value-type="float">
            <text:p>6.6740612167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.71522" calcext:value-type="float">
            <text:p>6.71522</text:p>
          </table:table-cell>
          <table:table-cell office:value-type="float" office:value="6.6741051167" calcext:value-type="float">
            <text:p>6.6741051167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.717504" calcext:value-type="float">
            <text:p>6.717504</text:p>
          </table:table-cell>
          <table:table-cell office:value-type="float" office:value="6.6737241833" calcext:value-type="float">
            <text:p>6.6737241833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.710343" calcext:value-type="float">
            <text:p>6.710343</text:p>
          </table:table-cell>
          <table:table-cell office:value-type="float" office:value="6.67305275" calcext:value-type="float">
            <text:p>6.67305275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.696135" calcext:value-type="float">
            <text:p>6.696135</text:p>
          </table:table-cell>
          <table:table-cell office:value-type="float" office:value="6.6719423" calcext:value-type="float">
            <text:p>6.6719423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.681159" calcext:value-type="float">
            <text:p>6.681159</text:p>
          </table:table-cell>
          <table:table-cell office:value-type="float" office:value="6.67148605" calcext:value-type="float">
            <text:p>6.67148605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.677117" calcext:value-type="float">
            <text:p>6.677117</text:p>
          </table:table-cell>
          <table:table-cell office:value-type="float" office:value="6.67142895" calcext:value-type="float">
            <text:p>6.67142895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.633935" calcext:value-type="float">
            <text:p>6.633935</text:p>
          </table:table-cell>
          <table:table-cell office:value-type="float" office:value="6.6716291333" calcext:value-type="float">
            <text:p>6.6716291333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.658412" calcext:value-type="float">
            <text:p>6.658412</text:p>
          </table:table-cell>
          <table:table-cell office:value-type="float" office:value="6.6726782667" calcext:value-type="float">
            <text:p>6.6726782667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.673029" calcext:value-type="float">
            <text:p>6.673029</text:p>
          </table:table-cell>
          <table:table-cell office:value-type="float" office:value="6.6733134" calcext:value-type="float">
            <text:p>6.6733134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.686037" calcext:value-type="float">
            <text:p>6.686037</text:p>
          </table:table-cell>
          <table:table-cell office:value-type="float" office:value="6.6735436" calcext:value-type="float">
            <text:p>6.6735436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.692702" calcext:value-type="float">
            <text:p>6.692702</text:p>
          </table:table-cell>
          <table:table-cell office:value-type="float" office:value="6.67327205" calcext:value-type="float">
            <text:p>6.67327205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.689825" calcext:value-type="float">
            <text:p>6.689825</text:p>
          </table:table-cell>
          <table:table-cell office:value-type="float" office:value="6.6725036667" calcext:value-type="float">
            <text:p>6.6725036667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.677526" calcext:value-type="float">
            <text:p>6.677526</text:p>
          </table:table-cell>
          <table:table-cell office:value-type="float" office:value="6.6706028" calcext:value-type="float">
            <text:p>6.6706028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.658352" calcext:value-type="float">
            <text:p>6.658352</text:p>
          </table:table-cell>
          <table:table-cell office:value-type="float" office:value="6.6712449667" calcext:value-type="float">
            <text:p>6.6712449667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.630685" calcext:value-type="float">
            <text:p>6.630685</text:p>
          </table:table-cell>
          <table:table-cell office:value-type="float" office:value="6.67182375" calcext:value-type="float">
            <text:p>6.67182375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5.933114" calcext:value-type="float">
            <text:p>5.933114</text:p>
          </table:table-cell>
          <table:table-cell office:value-type="float" office:value="6.6729575333" calcext:value-type="float">
            <text:p>6.6729575333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.694799" calcext:value-type="float">
            <text:p>6.694799</text:p>
          </table:table-cell>
          <table:table-cell office:value-type="float" office:value="6.68585155" calcext:value-type="float">
            <text:p>6.68585155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.687951" calcext:value-type="float">
            <text:p>6.687951</text:p>
          </table:table-cell>
          <table:table-cell office:value-type="float" office:value="6.6860968167" calcext:value-type="float">
            <text:p>6.6860968167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.695347" calcext:value-type="float">
            <text:p>6.695347</text:p>
          </table:table-cell>
          <table:table-cell office:value-type="float" office:value="6.6863691833" calcext:value-type="float">
            <text:p>6.6863691833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.701977" calcext:value-type="float">
            <text:p>6.701977</text:p>
          </table:table-cell>
          <table:table-cell office:value-type="float" office:value="6.6863247333" calcext:value-type="float">
            <text:p>6.6863247333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.701809" calcext:value-type="float">
            <text:p>6.701809</text:p>
          </table:table-cell>
          <table:table-cell office:value-type="float" office:value="6.6859511167" calcext:value-type="float">
            <text:p>6.6859511167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.693457" calcext:value-type="float">
            <text:p>6.693457</text:p>
          </table:table-cell>
          <table:table-cell office:value-type="float" office:value="6.6854575167" calcext:value-type="float">
            <text:p>6.6854575167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.679621" calcext:value-type="float">
            <text:p>6.679621</text:p>
          </table:table-cell>
          <table:table-cell office:value-type="float" office:value="6.6847206667" calcext:value-type="float">
            <text:p>6.6847206667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.665575" calcext:value-type="float">
            <text:p>6.665575</text:p>
          </table:table-cell>
          <table:table-cell office:value-type="float" office:value="6.6845268" calcext:value-type="float">
            <text:p>6.6845268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.656653" calcext:value-type="float">
            <text:p>6.656653</text:p>
          </table:table-cell>
          <table:table-cell office:value-type="float" office:value="6.68479155" calcext:value-type="float">
            <text:p>6.68479155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.657274" calcext:value-type="float">
            <text:p>6.657274</text:p>
          </table:table-cell>
          <table:table-cell office:value-type="float" office:value="6.6854216167" calcext:value-type="float">
            <text:p>6.6854216167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.665431" calcext:value-type="float">
            <text:p>6.665431</text:p>
          </table:table-cell>
          <table:table-cell office:value-type="float" office:value="6.6861619167" calcext:value-type="float">
            <text:p>6.6861619167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.678179" calcext:value-type="float">
            <text:p>6.678179</text:p>
          </table:table-cell>
          <table:table-cell office:value-type="float" office:value="6.6867270833" calcext:value-type="float">
            <text:p>6.6867270833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.689566" calcext:value-type="float">
            <text:p>6.689566</text:p>
          </table:table-cell>
          <table:table-cell office:value-type="float" office:value="6.6868721333" calcext:value-type="float">
            <text:p>6.6868721333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.694218" calcext:value-type="float">
            <text:p>6.694218</text:p>
          </table:table-cell>
          <table:table-cell office:value-type="float" office:value="6.6864921667" calcext:value-type="float">
            <text:p>6.6864921667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.68937" calcext:value-type="float">
            <text:p>6.68937</text:p>
          </table:table-cell>
          <table:table-cell office:value-type="float" office:value="6.6855747667" calcext:value-type="float">
            <text:p>6.6855747667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.675668" calcext:value-type="float">
            <text:p>6.675668</text:p>
          </table:table-cell>
          <table:table-cell office:value-type="float" office:value="6.6813697833" calcext:value-type="float">
            <text:p>6.6813697833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.655585" calcext:value-type="float">
            <text:p>6.655585</text:p>
          </table:table-cell>
          <table:table-cell office:value-type="float" office:value="6.6817849" calcext:value-type="float">
            <text:p>6.6817849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.622971" calcext:value-type="float">
            <text:p>6.622971</text:p>
          </table:table-cell>
          <table:table-cell office:value-type="float" office:value="6.6823773" calcext:value-type="float">
            <text:p>6.6823773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.861581" calcext:value-type="float">
            <text:p>6.861581</text:p>
          </table:table-cell>
          <table:table-cell office:value-type="float" office:value="6.6836514167" calcext:value-type="float">
            <text:p>6.6836514167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.693481" calcext:value-type="float">
            <text:p>6.693481</text:p>
          </table:table-cell>
          <table:table-cell office:value-type="float" office:value="6.6810885167" calcext:value-type="float">
            <text:p>6.6810885167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.691875" calcext:value-type="float">
            <text:p>6.691875</text:p>
          </table:table-cell>
          <table:table-cell office:value-type="float" office:value="6.6813537833" calcext:value-type="float">
            <text:p>6.6813537833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.699608" calcext:value-type="float">
            <text:p>6.699608</text:p>
          </table:table-cell>
          <table:table-cell office:value-type="float" office:value="6.6815254333" calcext:value-type="float">
            <text:p>6.6815254333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.705002" calcext:value-type="float">
            <text:p>6.705002</text:p>
          </table:table-cell>
          <table:table-cell office:value-type="float" office:value="6.6813410667" calcext:value-type="float">
            <text:p>6.6813410667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.703092" calcext:value-type="float">
            <text:p>6.703092</text:p>
          </table:table-cell>
          <table:table-cell office:value-type="float" office:value="6.6808256333" calcext:value-type="float">
            <text:p>6.6808256333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.693391" calcext:value-type="float">
            <text:p>6.693391</text:p>
          </table:table-cell>
          <table:table-cell office:value-type="float" office:value="6.6802096667" calcext:value-type="float">
            <text:p>6.6802096667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.679333" calcext:value-type="float">
            <text:p>6.679333</text:p>
          </table:table-cell>
          <table:table-cell office:value-type="float" office:value="6.6796326667" calcext:value-type="float">
            <text:p>6.6796326667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.666775" calcext:value-type="float">
            <text:p>6.666775</text:p>
          </table:table-cell>
          <table:table-cell office:value-type="float" office:value="6.6794616" calcext:value-type="float">
            <text:p>6.6794616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.665922" calcext:value-type="float">
            <text:p>6.665922</text:p>
          </table:table-cell>
          <table:table-cell office:value-type="float" office:value="6.6797274833" calcext:value-type="float">
            <text:p>6.6797274833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.659236" calcext:value-type="float">
            <text:p>6.659236</text:p>
          </table:table-cell>
          <table:table-cell office:value-type="float" office:value="6.6802167833" calcext:value-type="float">
            <text:p>6.6802167833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.670598" calcext:value-type="float">
            <text:p>6.670598</text:p>
          </table:table-cell>
          <table:table-cell office:value-type="float" office:value="6.6809159667" calcext:value-type="float">
            <text:p>6.6809159667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.68422" calcext:value-type="float">
            <text:p>6.68422</text:p>
          </table:table-cell>
          <table:table-cell office:value-type="float" office:value="6.6813620667" calcext:value-type="float">
            <text:p>6.6813620667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.694607" calcext:value-type="float">
            <text:p>6.694607</text:p>
          </table:table-cell>
          <table:table-cell office:value-type="float" office:value="6.6813611" calcext:value-type="float">
            <text:p>6.6813611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.696888" calcext:value-type="float">
            <text:p>6.696888</text:p>
          </table:table-cell>
          <table:table-cell office:value-type="float" office:value="6.6808502833" calcext:value-type="float">
            <text:p>6.6808502833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.689211" calcext:value-type="float">
            <text:p>6.689211</text:p>
          </table:table-cell>
          <table:table-cell office:value-type="float" office:value="6.6797670167" calcext:value-type="float">
            <text:p>6.6797670167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.67306" calcext:value-type="float">
            <text:p>6.67306</text:p>
          </table:table-cell>
          <table:table-cell office:value-type="float" office:value="6.6865979" calcext:value-type="float">
            <text:p>6.6865979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.65061" calcext:value-type="float">
            <text:p>6.65061</text:p>
          </table:table-cell>
          <table:table-cell office:value-type="float" office:value="6.6871291833" calcext:value-type="float">
            <text:p>6.6871291833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.604537" calcext:value-type="float">
            <text:p>6.604537</text:p>
          </table:table-cell>
          <table:table-cell office:value-type="float" office:value="6.6879602167" calcext:value-type="float">
            <text:p>6.6879602167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.759701" calcext:value-type="float">
            <text:p>6.759701</text:p>
          </table:table-cell>
          <table:table-cell office:value-type="float" office:value="6.68969055" calcext:value-type="float">
            <text:p>6.68969055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.699356" calcext:value-type="float">
            <text:p>6.699356</text:p>
          </table:table-cell>
          <table:table-cell office:value-type="float" office:value="6.6889553833" calcext:value-type="float">
            <text:p>6.6889553833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.703451" calcext:value-type="float">
            <text:p>6.703451</text:p>
          </table:table-cell>
          <table:table-cell office:value-type="float" office:value="6.6892507333" calcext:value-type="float">
            <text:p>6.6892507333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.714391" calcext:value-type="float">
            <text:p>6.714391</text:p>
          </table:table-cell>
          <table:table-cell office:value-type="float" office:value="6.68939455" calcext:value-type="float">
            <text:p>6.68939455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.721479" calcext:value-type="float">
            <text:p>6.721479</text:p>
          </table:table-cell>
          <table:table-cell office:value-type="float" office:value="6.6892113333" calcext:value-type="float">
            <text:p>6.6892113333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.719686" calcext:value-type="float">
            <text:p>6.719686</text:p>
          </table:table-cell>
          <table:table-cell office:value-type="float" office:value="6.6887891833" calcext:value-type="float">
            <text:p>6.6887891833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.70867" calcext:value-type="float">
            <text:p>6.70867</text:p>
          </table:table-cell>
          <table:table-cell office:value-type="float" office:value="6.6885558167" calcext:value-type="float">
            <text:p>6.6885558167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.692364" calcext:value-type="float">
            <text:p>6.692364</text:p>
          </table:table-cell>
          <table:table-cell office:value-type="float" office:value="6.6881122667" calcext:value-type="float">
            <text:p>6.6881122667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.677218" calcext:value-type="float">
            <text:p>6.677218</text:p>
          </table:table-cell>
          <table:table-cell office:value-type="float" office:value="6.6881262167" calcext:value-type="float">
            <text:p>6.6881262167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.643716" calcext:value-type="float">
            <text:p>6.643716</text:p>
          </table:table-cell>
          <table:table-cell office:value-type="float" office:value="6.6885578167" calcext:value-type="float">
            <text:p>6.6885578167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.66876" calcext:value-type="float">
            <text:p>6.66876</text:p>
          </table:table-cell>
          <table:table-cell office:value-type="float" office:value="6.6896566" calcext:value-type="float">
            <text:p>6.6896566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.677733" calcext:value-type="float">
            <text:p>6.677733</text:p>
          </table:table-cell>
          <table:table-cell office:value-type="float" office:value="6.6903311667" calcext:value-type="float">
            <text:p>6.6903311667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.689128" calcext:value-type="float">
            <text:p>6.689128</text:p>
          </table:table-cell>
          <table:table-cell office:value-type="float" office:value="6.69070795" calcext:value-type="float">
            <text:p>6.69070795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.696883" calcext:value-type="float">
            <text:p>6.696883</text:p>
          </table:table-cell>
          <table:table-cell office:value-type="float" office:value="6.69062355" calcext:value-type="float">
            <text:p>6.69062355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.69652" calcext:value-type="float">
            <text:p>6.69652</text:p>
          </table:table-cell>
          <table:table-cell office:value-type="float" office:value="6.6900449" calcext:value-type="float">
            <text:p>6.6900449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.686841" calcext:value-type="float">
            <text:p>6.686841</text:p>
          </table:table-cell>
          <table:table-cell office:value-type="float" office:value="6.6887797" calcext:value-type="float">
            <text:p>6.6887797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.669744" calcext:value-type="float">
            <text:p>6.669744</text:p>
          </table:table-cell>
          <table:table-cell office:value-type="float" office:value="6.6901855833" calcext:value-type="float">
            <text:p>6.6901855833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.646599" calcext:value-type="float">
            <text:p>6.646599</text:p>
          </table:table-cell>
          <table:table-cell office:value-type="float" office:value="6.6907244333" calcext:value-type="float">
            <text:p>6.6907244333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.575773" calcext:value-type="float">
            <text:p>6.575773</text:p>
          </table:table-cell>
          <table:table-cell office:value-type="float" office:value="6.6916600167" calcext:value-type="float">
            <text:p>6.6916600167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.716056" calcext:value-type="float">
            <text:p>6.716056</text:p>
          </table:table-cell>
          <table:table-cell office:value-type="float" office:value="6.6938995" calcext:value-type="float">
            <text:p>6.6938995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.693079" calcext:value-type="float">
            <text:p>6.693079</text:p>
          </table:table-cell>
          <table:table-cell office:value-type="float" office:value="6.69387185" calcext:value-type="float">
            <text:p>6.69387185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.698712" calcext:value-type="float">
            <text:p>6.698712</text:p>
          </table:table-cell>
          <table:table-cell office:value-type="float" office:value="6.6941740333" calcext:value-type="float">
            <text:p>6.6941740333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.706755" calcext:value-type="float">
            <text:p>6.706755</text:p>
          </table:table-cell>
          <table:table-cell office:value-type="float" office:value="6.6942050667" calcext:value-type="float">
            <text:p>6.6942050667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.709515" calcext:value-type="float">
            <text:p>6.709515</text:p>
          </table:table-cell>
          <table:table-cell office:value-type="float" office:value="6.6938611667" calcext:value-type="float">
            <text:p>6.6938611667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.704293" calcext:value-type="float">
            <text:p>6.704293</text:p>
          </table:table-cell>
          <table:table-cell office:value-type="float" office:value="6.6932582333" calcext:value-type="float">
            <text:p>6.6932582333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.69268" calcext:value-type="float">
            <text:p>6.69268</text:p>
          </table:table-cell>
          <table:table-cell office:value-type="float" office:value="6.6925324833" calcext:value-type="float">
            <text:p>6.6925324833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.67956" calcext:value-type="float">
            <text:p>6.67956</text:p>
          </table:table-cell>
          <table:table-cell office:value-type="float" office:value="6.6921641333" calcext:value-type="float">
            <text:p>6.6921641333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.672193" calcext:value-type="float">
            <text:p>6.672193</text:p>
          </table:table-cell>
          <table:table-cell office:value-type="float" office:value="6.6921782167" calcext:value-type="float">
            <text:p>6.6921782167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.649246" calcext:value-type="float">
            <text:p>6.649246</text:p>
          </table:table-cell>
          <table:table-cell office:value-type="float" office:value="6.6925202833" calcext:value-type="float">
            <text:p>6.6925202833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.667989" calcext:value-type="float">
            <text:p>6.667989</text:p>
          </table:table-cell>
          <table:table-cell office:value-type="float" office:value="6.6933948333" calcext:value-type="float">
            <text:p>6.6933948333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.68146" calcext:value-type="float">
            <text:p>6.68146</text:p>
          </table:table-cell>
          <table:table-cell office:value-type="float" office:value="6.69397875" calcext:value-type="float">
            <text:p>6.69397875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.694457" calcext:value-type="float">
            <text:p>6.694457</text:p>
          </table:table-cell>
          <table:table-cell office:value-type="float" office:value="6.6942087667" calcext:value-type="float">
            <text:p>6.6942087667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.701692" calcext:value-type="float">
            <text:p>6.701692</text:p>
          </table:table-cell>
          <table:table-cell office:value-type="float" office:value="6.6939689833" calcext:value-type="float">
            <text:p>6.6939689833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.699341" calcext:value-type="float">
            <text:p>6.699341</text:p>
          </table:table-cell>
          <table:table-cell office:value-type="float" office:value="6.6932555167" calcext:value-type="float">
            <text:p>6.6932555167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.686882" calcext:value-type="float">
            <text:p>6.686882</text:p>
          </table:table-cell>
          <table:table-cell office:value-type="float" office:value="6.6915759167" calcext:value-type="float">
            <text:p>6.6915759167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.666768" calcext:value-type="float">
            <text:p>6.666768</text:p>
          </table:table-cell>
          <table:table-cell office:value-type="float" office:value="6.6922629333" calcext:value-type="float">
            <text:p>6.6922629333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.639174" calcext:value-type="float">
            <text:p>6.639174</text:p>
          </table:table-cell>
          <table:table-cell office:value-type="float" office:value="6.6928514833" calcext:value-type="float">
            <text:p>6.6928514833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.437071" calcext:value-type="float">
            <text:p>6.437071</text:p>
          </table:table-cell>
          <table:table-cell office:value-type="float" office:value="6.69396805" calcext:value-type="float">
            <text:p>6.69396805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.700575" calcext:value-type="float">
            <text:p>6.700575</text:p>
          </table:table-cell>
          <table:table-cell office:value-type="float" office:value="6.69856305" calcext:value-type="float">
            <text:p>6.69856305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.691129" calcext:value-type="float">
            <text:p>6.691129</text:p>
          </table:table-cell>
          <table:table-cell office:value-type="float" office:value="6.69879125" calcext:value-type="float">
            <text:p>6.69879125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.699418" calcext:value-type="float">
            <text:p>6.699418</text:p>
          </table:table-cell>
          <table:table-cell office:value-type="float" office:value="6.6990696833" calcext:value-type="float">
            <text:p>6.6990696833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.707807" calcext:value-type="float">
            <text:p>6.707807</text:p>
          </table:table-cell>
          <table:table-cell office:value-type="float" office:value="6.6989948167" calcext:value-type="float">
            <text:p>6.6989948167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.709397" calcext:value-type="float">
            <text:p>6.709397</text:p>
          </table:table-cell>
          <table:table-cell office:value-type="float" office:value="6.6985398333" calcext:value-type="float">
            <text:p>6.6985398333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.702174" calcext:value-type="float">
            <text:p>6.702174</text:p>
          </table:table-cell>
          <table:table-cell office:value-type="float" office:value="6.69791675" calcext:value-type="float">
            <text:p>6.69791675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.688546" calcext:value-type="float">
            <text:p>6.688546</text:p>
          </table:table-cell>
          <table:table-cell office:value-type="float" office:value="6.6970126833" calcext:value-type="float">
            <text:p>6.6970126833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.674076" calcext:value-type="float">
            <text:p>6.674076</text:p>
          </table:table-cell>
          <table:table-cell office:value-type="float" office:value="6.6966876333" calcext:value-type="float">
            <text:p>6.6966876333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.666134" calcext:value-type="float">
            <text:p>6.666134</text:p>
          </table:table-cell>
          <table:table-cell office:value-type="float" office:value="6.6968427167" calcext:value-type="float">
            <text:p>6.6968427167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.658771" calcext:value-type="float">
            <text:p>6.658771</text:p>
          </table:table-cell>
          <table:table-cell office:value-type="float" office:value="6.6973572" calcext:value-type="float">
            <text:p>6.6973572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.669069" calcext:value-type="float">
            <text:p>6.669069</text:p>
          </table:table-cell>
          <table:table-cell office:value-type="float" office:value="6.6981239833" calcext:value-type="float">
            <text:p>6.6981239833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.682728" calcext:value-type="float">
            <text:p>6.682728</text:p>
          </table:table-cell>
          <table:table-cell office:value-type="float" office:value="6.69870125" calcext:value-type="float">
            <text:p>6.69870125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.69528" calcext:value-type="float">
            <text:p>6.69528</text:p>
          </table:table-cell>
          <table:table-cell office:value-type="float" office:value="6.6988919667" calcext:value-type="float">
            <text:p>6.6988919667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.701187" calcext:value-type="float">
            <text:p>6.701187</text:p>
          </table:table-cell>
          <table:table-cell office:value-type="float" office:value="6.6986183333" calcext:value-type="float">
            <text:p>6.6986183333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.697364" calcext:value-type="float">
            <text:p>6.697364</text:p>
          </table:table-cell>
          <table:table-cell office:value-type="float" office:value="6.6978931333" calcext:value-type="float">
            <text:p>6.6978931333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.684162" calcext:value-type="float">
            <text:p>6.684162</text:p>
          </table:table-cell>
          <table:table-cell office:value-type="float" office:value="6.6947489833" calcext:value-type="float">
            <text:p>6.6947489833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.663958" calcext:value-type="float">
            <text:p>6.663958</text:p>
          </table:table-cell>
          <table:table-cell office:value-type="float" office:value="6.6953214333" calcext:value-type="float">
            <text:p>6.6953214333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.631892" calcext:value-type="float">
            <text:p>6.631892</text:p>
          </table:table-cell>
          <table:table-cell office:value-type="float" office:value="6.6960605167" calcext:value-type="float">
            <text:p>6.6960605167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7.099064" calcext:value-type="float">
            <text:p>7.099064</text:p>
          </table:table-cell>
          <table:table-cell office:value-type="float" office:value="6.6974265833" calcext:value-type="float">
            <text:p>6.6974265833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.704937" calcext:value-type="float">
            <text:p>6.704937</text:p>
          </table:table-cell>
          <table:table-cell office:value-type="float" office:value="6.69109695" calcext:value-type="float">
            <text:p>6.69109695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.700472" calcext:value-type="float">
            <text:p>6.700472</text:p>
          </table:table-cell>
          <table:table-cell office:value-type="float" office:value="6.6913298667" calcext:value-type="float">
            <text:p>6.6913298667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.708357" calcext:value-type="float">
            <text:p>6.708357</text:p>
          </table:table-cell>
          <table:table-cell office:value-type="float" office:value="6.69150825" calcext:value-type="float">
            <text:p>6.69150825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.715591" calcext:value-type="float">
            <text:p>6.715591</text:p>
          </table:table-cell>
          <table:table-cell office:value-type="float" office:value="6.6913406667" calcext:value-type="float">
            <text:p>6.6913406667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.717077" calcext:value-type="float">
            <text:p>6.717077</text:p>
          </table:table-cell>
          <table:table-cell office:value-type="float" office:value="6.6908341667" calcext:value-type="float">
            <text:p>6.6908341667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.71208" calcext:value-type="float">
            <text:p>6.71208</text:p>
          </table:table-cell>
          <table:table-cell office:value-type="float" office:value="6.6901647" calcext:value-type="float">
            <text:p>6.6901647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.703398" calcext:value-type="float">
            <text:p>6.703398</text:p>
          </table:table-cell>
          <table:table-cell office:value-type="float" office:value="6.68964245" calcext:value-type="float">
            <text:p>6.68964245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.69615" calcext:value-type="float">
            <text:p>6.69615</text:p>
          </table:table-cell>
          <table:table-cell office:value-type="float" office:value="6.68941625" calcext:value-type="float">
            <text:p>6.68941625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.705684" calcext:value-type="float">
            <text:p>6.705684</text:p>
          </table:table-cell>
          <table:table-cell office:value-type="float" office:value="6.6895488167" calcext:value-type="float">
            <text:p>6.6895488167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.682057" calcext:value-type="float">
            <text:p>6.682057</text:p>
          </table:table-cell>
          <table:table-cell office:value-type="float" office:value="6.6897318333" calcext:value-type="float">
            <text:p>6.6897318333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.693201" calcext:value-type="float">
            <text:p>6.693201</text:p>
          </table:table-cell>
          <table:table-cell office:value-type="float" office:value="6.69039385" calcext:value-type="float">
            <text:p>6.69039385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.703114" calcext:value-type="float">
            <text:p>6.703114</text:p>
          </table:table-cell>
          <table:table-cell office:value-type="float" office:value="6.69078535" calcext:value-type="float">
            <text:p>6.69078535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.709643" calcext:value-type="float">
            <text:p>6.709643</text:p>
          </table:table-cell>
          <table:table-cell office:value-type="float" office:value="6.6907735167" calcext:value-type="float">
            <text:p>6.6907735167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.709234" calcext:value-type="float">
            <text:p>6.709234</text:p>
          </table:table-cell>
          <table:table-cell office:value-type="float" office:value="6.6903167" calcext:value-type="float">
            <text:p>6.6903167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.70034" calcext:value-type="float">
            <text:p>6.70034</text:p>
          </table:table-cell>
          <table:table-cell office:value-type="float" office:value="6.6893985167" calcext:value-type="float">
            <text:p>6.6893985167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.684064" calcext:value-type="float">
            <text:p>6.684064</text:p>
          </table:table-cell>
          <table:table-cell office:value-type="float" office:value="6.6934723333" calcext:value-type="float">
            <text:p>6.6934723333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.662164" calcext:value-type="float">
            <text:p>6.662164</text:p>
          </table:table-cell>
          <table:table-cell office:value-type="float" office:value="6.69383405" calcext:value-type="float">
            <text:p>6.69383405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.620608" calcext:value-type="float">
            <text:p>6.620608</text:p>
          </table:table-cell>
          <table:table-cell office:value-type="float" office:value="6.6945450167" calcext:value-type="float">
            <text:p>6.6945450167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.771194" calcext:value-type="float">
            <text:p>6.771194</text:p>
          </table:table-cell>
          <table:table-cell office:value-type="float" office:value="6.6960824333" calcext:value-type="float">
            <text:p>6.6960824333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.702075" calcext:value-type="float">
            <text:p>6.702075</text:p>
          </table:table-cell>
          <table:table-cell office:value-type="float" office:value="6.6952100833" calcext:value-type="float">
            <text:p>6.6952100833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.702734" calcext:value-type="float">
            <text:p>6.702734</text:p>
          </table:table-cell>
          <table:table-cell office:value-type="float" office:value="6.6954734" calcext:value-type="float">
            <text:p>6.6954734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.710142" calcext:value-type="float">
            <text:p>6.710142</text:p>
          </table:table-cell>
          <table:table-cell office:value-type="float" office:value="6.6955786333" calcext:value-type="float">
            <text:p>6.6955786333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.714397" calcext:value-type="float">
            <text:p>6.714397</text:p>
          </table:table-cell>
          <table:table-cell office:value-type="float" office:value="6.69532825" calcext:value-type="float">
            <text:p>6.69532825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6.71121" calcext:value-type="float">
            <text:p>6.71121</text:p>
          </table:table-cell>
          <table:table-cell office:value-type="float" office:value="6.6947673333" calcext:value-type="float">
            <text:p>6.6947673333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.700574" calcext:value-type="float">
            <text:p>6.700574</text:p>
          </table:table-cell>
          <table:table-cell office:value-type="float" office:value="6.6939773333" calcext:value-type="float">
            <text:p>6.6939773333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.686121" calcext:value-type="float">
            <text:p>6.686121</text:p>
          </table:table-cell>
          <table:table-cell office:value-type="float" office:value="6.6936242833" calcext:value-type="float">
            <text:p>6.6936242833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.673339" calcext:value-type="float">
            <text:p>6.673339</text:p>
          </table:table-cell>
          <table:table-cell office:value-type="float" office:value="6.6936027" calcext:value-type="float">
            <text:p>6.6936027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.660748" calcext:value-type="float">
            <text:p>6.660748</text:p>
          </table:table-cell>
          <table:table-cell office:value-type="float" office:value="6.6939752333" calcext:value-type="float">
            <text:p>6.6939752333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.670579" calcext:value-type="float">
            <text:p>6.670579</text:p>
          </table:table-cell>
          <table:table-cell office:value-type="float" office:value="6.6947141167" calcext:value-type="float">
            <text:p>6.6947141167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.680405" calcext:value-type="float">
            <text:p>6.680405</text:p>
          </table:table-cell>
          <table:table-cell office:value-type="float" office:value="6.69533715" calcext:value-type="float">
            <text:p>6.69533715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.692717" calcext:value-type="float">
            <text:p>6.692717</text:p>
          </table:table-cell>
          <table:table-cell office:value-type="float" office:value="6.6956979" calcext:value-type="float">
            <text:p>6.6956979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.701719" calcext:value-type="float">
            <text:p>6.701719</text:p>
          </table:table-cell>
          <table:table-cell office:value-type="float" office:value="6.6956233167" calcext:value-type="float">
            <text:p>6.6956233167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.703024" calcext:value-type="float">
            <text:p>6.703024</text:p>
          </table:table-cell>
          <table:table-cell office:value-type="float" office:value="6.69506935" calcext:value-type="float">
            <text:p>6.69506935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.695261" calcext:value-type="float">
            <text:p>6.695261</text:p>
          </table:table-cell>
          <table:table-cell office:value-type="float" office:value="6.69384375" calcext:value-type="float">
            <text:p>6.69384375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.68007" calcext:value-type="float">
            <text:p>6.68007</text:p>
          </table:table-cell>
          <table:table-cell office:value-type="float" office:value="6.6950531" calcext:value-type="float">
            <text:p>6.6950531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.658884" calcext:value-type="float">
            <text:p>6.658884</text:p>
          </table:table-cell>
          <table:table-cell office:value-type="float" office:value="6.6955140833" calcext:value-type="float">
            <text:p>6.6955140833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.598565" calcext:value-type="float">
            <text:p>6.598565</text:p>
          </table:table-cell>
          <table:table-cell office:value-type="float" office:value="6.6963560167" calcext:value-type="float">
            <text:p>6.6963560167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.728103" calcext:value-type="float">
            <text:p>6.728103</text:p>
          </table:table-cell>
          <table:table-cell office:value-type="float" office:value="6.6983317667" calcext:value-type="float">
            <text:p>6.6983317667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.702081" calcext:value-type="float">
            <text:p>6.702081</text:p>
          </table:table-cell>
          <table:table-cell office:value-type="float" office:value="6.69822505" calcext:value-type="float">
            <text:p>6.69822505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.706168" calcext:value-type="float">
            <text:p>6.706168</text:p>
          </table:table-cell>
          <table:table-cell office:value-type="float" office:value="6.6985102667" calcext:value-type="float">
            <text:p>6.6985102667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.712771" calcext:value-type="float">
            <text:p>6.712771</text:p>
          </table:table-cell>
          <table:table-cell office:value-type="float" office:value="6.6985657833" calcext:value-type="float">
            <text:p>6.6985657833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.714267" calcext:value-type="float">
            <text:p>6.714267</text:p>
          </table:table-cell>
          <table:table-cell office:value-type="float" office:value="6.6982823167" calcext:value-type="float">
            <text:p>6.6982823167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.707835" calcext:value-type="float">
            <text:p>6.707835</text:p>
          </table:table-cell>
          <table:table-cell office:value-type="float" office:value="6.6977539" calcext:value-type="float">
            <text:p>6.6977539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.694926" calcext:value-type="float">
            <text:p>6.694926</text:p>
          </table:table-cell>
          <table:table-cell office:value-type="float" office:value="6.6924589" calcext:value-type="float">
            <text:p>6.6924589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6.680508" calcext:value-type="float">
            <text:p>6.680508</text:p>
          </table:table-cell>
          <table:table-cell office:value-type="float" office:value="6.6922400833" calcext:value-type="float">
            <text:p>6.6922400833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.672012" calcext:value-type="float">
            <text:p>6.672012</text:p>
          </table:table-cell>
          <table:table-cell office:value-type="float" office:value="6.6923860333" calcext:value-type="float">
            <text:p>6.6923860333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6.64793" calcext:value-type="float">
            <text:p>6.64793</text:p>
          </table:table-cell>
          <table:table-cell office:value-type="float" office:value="6.6928489833" calcext:value-type="float">
            <text:p>6.6928489833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.669043" calcext:value-type="float">
            <text:p>6.669043</text:p>
          </table:table-cell>
          <table:table-cell office:value-type="float" office:value="6.6938394667" calcext:value-type="float">
            <text:p>6.6938394667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.683381" calcext:value-type="float">
            <text:p>6.683381</text:p>
          </table:table-cell>
          <table:table-cell office:value-type="float" office:value="6.6944813" calcext:value-type="float">
            <text:p>6.6944813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.697003" calcext:value-type="float">
            <text:p>6.697003</text:p>
          </table:table-cell>
          <table:table-cell office:value-type="float" office:value="6.6946694407" calcext:value-type="float">
            <text:p>6.6946694407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.704778" calcext:value-type="float">
            <text:p>6.704778</text:p>
          </table:table-cell>
          <table:table-cell office:value-type="float" office:value="6.6946292069" calcext:value-type="float">
            <text:p>6.6946292069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.703705" calcext:value-type="float">
            <text:p>6.703705</text:p>
          </table:table-cell>
          <table:table-cell office:value-type="float" office:value="6.6944511579" calcext:value-type="float">
            <text:p>6.6944511579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.694171" calcext:value-type="float">
            <text:p>6.694171</text:p>
          </table:table-cell>
          <table:table-cell office:value-type="float" office:value="6.6942859107" calcext:value-type="float">
            <text:p>6.6942859107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.678862" calcext:value-type="float">
            <text:p>6.678862</text:p>
          </table:table-cell>
          <table:table-cell office:value-type="float" office:value="6.694288" calcext:value-type="float">
            <text:p>6.694288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.657675" calcext:value-type="float">
            <text:p>6.657675</text:p>
          </table:table-cell>
          <table:table-cell office:value-type="float" office:value="6.6945736667" calcext:value-type="float">
            <text:p>6.6945736667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.508715" calcext:value-type="float">
            <text:p>6.508715</text:p>
          </table:table-cell>
          <table:table-cell office:value-type="float" office:value="6.6952698679" calcext:value-type="float">
            <text:p>6.6952698679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.718509" calcext:value-type="float">
            <text:p>6.718509</text:p>
          </table:table-cell>
          <table:table-cell office:value-type="float" office:value="6.6988574615" calcext:value-type="float">
            <text:p>6.6988574615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6.708303" calcext:value-type="float">
            <text:p>6.708303</text:p>
          </table:table-cell>
          <table:table-cell office:value-type="float" office:value="6.6984721373" calcext:value-type="float">
            <text:p>6.6984721373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.713856" calcext:value-type="float">
            <text:p>6.713856</text:p>
          </table:table-cell>
          <table:table-cell office:value-type="float" office:value="6.69827552" calcext:value-type="float">
            <text:p>6.69827552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.719286" calcext:value-type="float">
            <text:p>6.719286</text:p>
          </table:table-cell>
          <table:table-cell office:value-type="float" office:value="6.697957551" calcext:value-type="float">
            <text:p>6.697957551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.718912" calcext:value-type="float">
            <text:p>6.718912</text:p>
          </table:table-cell>
          <table:table-cell office:value-type="float" office:value="6.6975132083" calcext:value-type="float">
            <text:p>6.6975132083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.711175" calcext:value-type="float">
            <text:p>6.711175</text:p>
          </table:table-cell>
          <table:table-cell office:value-type="float" office:value="6.6970579149" calcext:value-type="float">
            <text:p>6.6970579149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.698302" calcext:value-type="float">
            <text:p>6.698302</text:p>
          </table:table-cell>
          <table:table-cell office:value-type="float" office:value="6.6967510217" calcext:value-type="float">
            <text:p>6.6967510217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6.685201" calcext:value-type="float">
            <text:p>6.685201</text:p>
          </table:table-cell>
          <table:table-cell office:value-type="float" office:value="6.6967165556" calcext:value-type="float">
            <text:p>6.6967165556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.676909" calcext:value-type="float">
            <text:p>6.676909</text:p>
          </table:table-cell>
          <table:table-cell office:value-type="float" office:value="6.6969782727" calcext:value-type="float">
            <text:p>6.6969782727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.680745" calcext:value-type="float">
            <text:p>6.680745</text:p>
          </table:table-cell>
          <table:table-cell office:value-type="float" office:value="6.697445" calcext:value-type="float">
            <text:p>6.697445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.689826" calcext:value-type="float">
            <text:p>6.689826</text:p>
          </table:table-cell>
          <table:table-cell office:value-type="float" office:value="6.697842619" calcext:value-type="float">
            <text:p>6.697842619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.704104" calcext:value-type="float">
            <text:p>6.704104</text:p>
          </table:table-cell>
          <table:table-cell office:value-type="float" office:value="6.6980381463" calcext:value-type="float">
            <text:p>6.6980381463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.716665" calcext:value-type="float">
            <text:p>6.716665</text:p>
          </table:table-cell>
          <table:table-cell office:value-type="float" office:value="6.6978865" calcext:value-type="float">
            <text:p>6.6978865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6.721778" calcext:value-type="float">
            <text:p>6.721778</text:p>
          </table:table-cell>
          <table:table-cell office:value-type="float" office:value="6.697405" calcext:value-type="float">
            <text:p>6.697405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.716691" calcext:value-type="float">
            <text:p>6.716691</text:p>
          </table:table-cell>
          <table:table-cell office:value-type="float" office:value="6.6967636053" calcext:value-type="float">
            <text:p>6.6967636053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.702404" calcext:value-type="float">
            <text:p>6.702404</text:p>
          </table:table-cell>
          <table:table-cell office:value-type="float" office:value="6.696225027" calcext:value-type="float">
            <text:p>6.696225027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6.682234" calcext:value-type="float">
            <text:p>6.682234</text:p>
          </table:table-cell>
          <table:table-cell office:value-type="float" office:value="6.6960533889" calcext:value-type="float">
            <text:p>6.6960533889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.654143" calcext:value-type="float">
            <text:p>6.654143</text:p>
          </table:table-cell>
          <table:table-cell office:value-type="float" office:value="6.6964482286" calcext:value-type="float">
            <text:p>6.6964482286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6.944769" calcext:value-type="float">
            <text:p>6.944769</text:p>
          </table:table-cell>
          <table:table-cell office:value-type="float" office:value="6.6976925" calcext:value-type="float">
            <text:p>6.6976925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.705767" calcext:value-type="float">
            <text:p>6.705767</text:p>
          </table:table-cell>
          <table:table-cell office:value-type="float" office:value="6.6902053333" calcext:value-type="float">
            <text:p>6.6902053333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6.704822" calcext:value-type="float">
            <text:p>6.704822</text:p>
          </table:table-cell>
          <table:table-cell office:value-type="float" office:value="6.6897190313" calcext:value-type="float">
            <text:p>6.6897190313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.712853" calcext:value-type="float">
            <text:p>6.712853</text:p>
          </table:table-cell>
          <table:table-cell office:value-type="float" office:value="6.6892318387" calcext:value-type="float">
            <text:p>6.6892318387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.718853" calcext:value-type="float">
            <text:p>6.718853</text:p>
          </table:table-cell>
          <table:table-cell office:value-type="float" office:value="6.6884444667" calcext:value-type="float">
            <text:p>6.6884444667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6.717874" calcext:value-type="float">
            <text:p>6.717874</text:p>
          </table:table-cell>
          <table:table-cell office:value-type="float" office:value="6.6873958966" calcext:value-type="float">
            <text:p>6.6873958966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.709048" calcext:value-type="float">
            <text:p>6.709048</text:p>
          </table:table-cell>
          <table:table-cell office:value-type="float" office:value="6.6863073929" calcext:value-type="float">
            <text:p>6.6863073929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6.695119" calcext:value-type="float">
            <text:p>6.695119</text:p>
          </table:table-cell>
          <table:table-cell office:value-type="float" office:value="6.6854651481" calcext:value-type="float">
            <text:p>6.6854651481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6.680742" calcext:value-type="float">
            <text:p>6.680742</text:p>
          </table:table-cell>
          <table:table-cell office:value-type="float" office:value="6.6850938462" calcext:value-type="float">
            <text:p>6.6850938462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6.66381" calcext:value-type="float">
            <text:p>6.66381</text:p>
          </table:table-cell>
          <table:table-cell office:value-type="float" office:value="6.68526792" calcext:value-type="float">
            <text:p>6.68526792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.679391" calcext:value-type="float">
            <text:p>6.679391</text:p>
          </table:table-cell>
          <table:table-cell office:value-type="float" office:value="6.686162" calcext:value-type="float">
            <text:p>6.686162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.684826" calcext:value-type="float">
            <text:p>6.684826</text:p>
          </table:table-cell>
          <table:table-cell office:value-type="float" office:value="6.6864563913" calcext:value-type="float">
            <text:p>6.6864563913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.695691" calcext:value-type="float">
            <text:p>6.695691</text:p>
          </table:table-cell>
          <table:table-cell office:value-type="float" office:value="6.6865305" calcext:value-type="float">
            <text:p>6.6865305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6.705081" calcext:value-type="float">
            <text:p>6.705081</text:p>
          </table:table-cell>
          <table:table-cell office:value-type="float" office:value="6.6860942857" calcext:value-type="float">
            <text:p>6.6860942857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.707961" calcext:value-type="float">
            <text:p>6.707961</text:p>
          </table:table-cell>
          <table:table-cell office:value-type="float" office:value="6.68514495" calcext:value-type="float">
            <text:p>6.68514495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.70205" calcext:value-type="float">
            <text:p>6.70205</text:p>
          </table:table-cell>
          <table:table-cell office:value-type="float" office:value="6.6839441053" calcext:value-type="float">
            <text:p>6.6839441053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.688242" calcext:value-type="float">
            <text:p>6.688242</text:p>
          </table:table-cell>
          <table:table-cell office:value-type="float" office:value="6.6829382222" calcext:value-type="float">
            <text:p>6.6829382222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.668481" calcext:value-type="float">
            <text:p>6.668481</text:p>
          </table:table-cell>
          <table:table-cell office:value-type="float" office:value="6.6826262353" calcext:value-type="float">
            <text:p>6.6826262353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6.629488" calcext:value-type="float">
            <text:p>6.629488</text:p>
          </table:table-cell>
          <table:table-cell office:value-type="float" office:value="6.6835103125" calcext:value-type="float">
            <text:p>6.6835103125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.767822" calcext:value-type="float">
            <text:p>6.767822</text:p>
          </table:table-cell>
          <table:table-cell office:value-type="float" office:value="6.6871118" calcext:value-type="float">
            <text:p>6.6871118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6.707729" calcext:value-type="float">
            <text:p>6.707729</text:p>
          </table:table-cell>
          <table:table-cell office:value-type="float" office:value="6.6813467857" calcext:value-type="float">
            <text:p>6.6813467857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6.7094" calcext:value-type="float">
            <text:p>6.7094</text:p>
          </table:table-cell>
          <table:table-cell office:value-type="float" office:value="6.6793173846" calcext:value-type="float">
            <text:p>6.6793173846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.71711" calcext:value-type="float">
            <text:p>6.71711</text:p>
          </table:table-cell>
          <table:table-cell office:value-type="float" office:value="6.6768105" calcext:value-type="float">
            <text:p>6.6768105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6.7217" calcext:value-type="float">
            <text:p>6.7217</text:p>
          </table:table-cell>
          <table:table-cell office:value-type="float" office:value="6.6731469091" calcext:value-type="float">
            <text:p>6.6731469091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.719194" calcext:value-type="float">
            <text:p>6.719194</text:p>
          </table:table-cell>
          <table:table-cell office:value-type="float" office:value="6.6682916" calcext:value-type="float">
            <text:p>6.6682916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6.709499" calcext:value-type="float">
            <text:p>6.709499</text:p>
          </table:table-cell>
          <table:table-cell office:value-type="float" office:value="6.6626357778" calcext:value-type="float">
            <text:p>6.6626357778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6.695763" calcext:value-type="float">
            <text:p>6.695763</text:p>
          </table:table-cell>
          <table:table-cell office:value-type="float" office:value="6.656777875" calcext:value-type="float">
            <text:p>6.656777875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.682562" calcext:value-type="float">
            <text:p>6.682562</text:p>
          </table:table-cell>
          <table:table-cell office:value-type="float" office:value="6.6512085714" calcext:value-type="float">
            <text:p>6.6512085714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.390135" calcext:value-type="float">
            <text:p>6.390135</text:p>
          </table:table-cell>
          <table:table-cell office:value-type="float" office:value="6.645983" calcext:value-type="float">
            <text:p>6.645983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6.681797" calcext:value-type="float">
            <text:p>6.681797</text:p>
          </table:table-cell>
          <table:table-cell office:value-type="float" office:value="6.6971526" calcext:value-type="float">
            <text:p>6.6971526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.689265" calcext:value-type="float">
            <text:p>6.689265</text:p>
          </table:table-cell>
          <table:table-cell office:value-type="float" office:value="6.7009915" calcext:value-type="float">
            <text:p>6.7009915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6.699789" calcext:value-type="float">
            <text:p>6.699789</text:p>
          </table:table-cell>
          <table:table-cell office:value-type="float" office:value="6.7049003333" calcext:value-type="float">
            <text:p>6.7049003333</text:p>
          </table:table-cell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.707359" calcext:value-type="float">
            <text:p>6.707359</text:p>
          </table:table-cell>
          <table:table-cell office:value-type="float" office:value="6.707456" calcext:value-type="float">
            <text:p>6.707456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" office:value-type="float" office:value="6.707553" calcext:value-type="float">
            <text:p>6.70755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000/00/00</text:date>, <text:time style:data-style-name="N2" text:time-value="22:26:48.491659837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4T22:26:58.787882369</dc:date>
    <meta:generator>LibreOffice/4.2.7.2$Linux_X86_64 LibreOffice_project/420m0$Build-2</meta:generator>
    <meta:editing-duration>P0D</meta:editing-duration>
    <meta:editing-cycles>1</meta:editing-cycles>
    <meta:document-statistic meta:table-count="1" meta:cell-count="3101" meta:object-count="0"/>
  </office:meta>
</office:document-meta>
</file>